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.396185" calcext:value-type="float">
            <text:p>116.396185</text:p>
          </table:table-cell>
          <table:table-cell office:value-type="float" office:value="0.004854" calcext:value-type="float">
            <text:p>0.004854</text:p>
          </table:table-cell>
          <table:table-cell office:value-type="float" office:value="116.397688" calcext:value-type="float">
            <text:p>116.397688</text:p>
          </table:table-cell>
          <table:table-cell office:value-type="float" office:value="41.499761" calcext:value-type="float">
            <text:p>41.499761</text:p>
          </table:table-cell>
          <table:table-cell office:value-type="float" office:value="26.497764" calcext:value-type="float">
            <text:p>26.497764</text:p>
          </table:table-cell>
          <table:table-cell office:value-type="float" office:value="48.379193" calcext:value-type="float">
            <text:p>48.379193</text:p>
          </table:table-cell>
          <table:table-cell office:value-type="float" office:value="116.397813" calcext:value-type="float">
            <text:p>116.397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.922518" calcext:value-type="float">
            <text:p>116.922518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116.923277" calcext:value-type="float">
            <text:p>116.923277</text:p>
          </table:table-cell>
          <table:table-cell office:value-type="float" office:value="78.371021" calcext:value-type="float">
            <text:p>78.371021</text:p>
          </table:table-cell>
          <table:table-cell office:value-type="float" office:value="13.764918" calcext:value-type="float">
            <text:p>13.764918</text:p>
          </table:table-cell>
          <table:table-cell office:value-type="float" office:value="24.754522" calcext:value-type="float">
            <text:p>24.754522</text:p>
          </table:table-cell>
          <table:table-cell office:value-type="float" office:value="116.923401" calcext:value-type="float">
            <text:p>116.923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.91691" calcext:value-type="float">
            <text:p>114.9169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114.917434" calcext:value-type="float">
            <text:p>114.917434</text:p>
          </table:table-cell>
          <table:table-cell office:value-type="float" office:value="88.794084" calcext:value-type="float">
            <text:p>88.794084</text:p>
          </table:table-cell>
          <table:table-cell office:value-type="float" office:value="9.424704" calcext:value-type="float">
            <text:p>9.424704</text:p>
          </table:table-cell>
          <table:table-cell office:value-type="float" office:value="16.668951" calcext:value-type="float">
            <text:p>16.668951</text:p>
          </table:table-cell>
          <table:table-cell office:value-type="float" office:value="114.917558" calcext:value-type="float">
            <text:p>114.917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.470571" calcext:value-type="float">
            <text:p>116.470571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116.470965" calcext:value-type="float">
            <text:p>116.470965</text:p>
          </table:table-cell>
          <table:table-cell office:value-type="float" office:value="96.711552" calcext:value-type="float">
            <text:p>96.711552</text:p>
          </table:table-cell>
          <table:table-cell office:value-type="float" office:value="7.079555" calcext:value-type="float">
            <text:p>7.079555</text:p>
          </table:table-cell>
          <table:table-cell office:value-type="float" office:value="12.640825" calcext:value-type="float">
            <text:p>12.640825</text:p>
          </table:table-cell>
          <table:table-cell office:value-type="float" office:value="116.471089" calcext:value-type="float">
            <text:p>116.4710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5.349987" calcext:value-type="float">
            <text:p>115.349987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115.350326" calcext:value-type="float">
            <text:p>115.350326</text:p>
          </table:table-cell>
          <table:table-cell office:value-type="float" office:value="99.45405" calcext:value-type="float">
            <text:p>99.45405</text:p>
          </table:table-cell>
          <table:table-cell office:value-type="float" office:value="5.695771" calcext:value-type="float">
            <text:p>5.695771</text:p>
          </table:table-cell>
          <table:table-cell office:value-type="float" office:value="10.151822" calcext:value-type="float">
            <text:p>10.151822</text:p>
          </table:table-cell>
          <table:table-cell office:value-type="float" office:value="115.350452" calcext:value-type="float">
            <text:p>115.350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5.854535" calcext:value-type="float">
            <text:p>115.854535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115.854802" calcext:value-type="float">
            <text:p>115.854802</text:p>
          </table:table-cell>
          <table:table-cell office:value-type="float" office:value="102.335166" calcext:value-type="float">
            <text:p>102.335166</text:p>
          </table:table-cell>
          <table:table-cell office:value-type="float" office:value="4.832039" calcext:value-type="float">
            <text:p>4.832039</text:p>
          </table:table-cell>
          <table:table-cell office:value-type="float" office:value="8.630814" calcext:value-type="float">
            <text:p>8.630814</text:p>
          </table:table-cell>
          <table:table-cell office:value-type="float" office:value="115.854937" calcext:value-type="float">
            <text:p>115.8549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0.128664" calcext:value-type="float">
            <text:p>120.128664</text:p>
          </table:table-cell>
          <table:table-cell office:value-type="float" office:value="0.007002" calcext:value-type="float">
            <text:p>0.007002</text:p>
          </table:table-cell>
          <table:table-cell office:value-type="float" office:value="120.128895" calcext:value-type="float">
            <text:p>120.128895</text:p>
          </table:table-cell>
          <table:table-cell office:value-type="float" office:value="107.984593" calcext:value-type="float">
            <text:p>107.984593</text:p>
          </table:table-cell>
          <table:table-cell office:value-type="float" office:value="4.296886" calcext:value-type="float">
            <text:p>4.296886</text:p>
          </table:table-cell>
          <table:table-cell office:value-type="float" office:value="7.779127" calcext:value-type="float">
            <text:p>7.779127</text:p>
          </table:table-cell>
          <table:table-cell office:value-type="float" office:value="120.129018" calcext:value-type="float">
            <text:p>120.129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3.802124" calcext:value-type="float">
            <text:p>123.802124</text:p>
          </table:table-cell>
          <table:table-cell office:value-type="float" office:value="0.007914" calcext:value-type="float">
            <text:p>0.007914</text:p>
          </table:table-cell>
          <table:table-cell office:value-type="float" office:value="123.802351" calcext:value-type="float">
            <text:p>123.802351</text:p>
          </table:table-cell>
          <table:table-cell office:value-type="float" office:value="112.460629" calcext:value-type="float">
            <text:p>112.460629</text:p>
          </table:table-cell>
          <table:table-cell office:value-type="float" office:value="3.968765" calcext:value-type="float">
            <text:p>3.968765</text:p>
          </table:table-cell>
          <table:table-cell office:value-type="float" office:value="7.293041" calcext:value-type="float">
            <text:p>7.293041</text:p>
          </table:table-cell>
          <table:table-cell office:value-type="float" office:value="123.802476" calcext:value-type="float">
            <text:p>123.802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4.214656" calcext:value-type="float">
            <text:p>124.214656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124.21486" calcext:value-type="float">
            <text:p>124.21486</text:p>
          </table:table-cell>
          <table:table-cell office:value-type="float" office:value="114.149126" calcext:value-type="float">
            <text:p>114.149126</text:p>
          </table:table-cell>
          <table:table-cell office:value-type="float" office:value="3.478973" calcext:value-type="float">
            <text:p>3.478973</text:p>
          </table:table-cell>
          <table:table-cell office:value-type="float" office:value="6.496364" calcext:value-type="float">
            <text:p>6.496364</text:p>
          </table:table-cell>
          <table:table-cell office:value-type="float" office:value="124.21499" calcext:value-type="float">
            <text:p>124.214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3.896671" calcext:value-type="float">
            <text:p>123.896671</text:p>
          </table:table-cell>
          <table:table-cell office:value-type="float" office:value="0.008089" calcext:value-type="float">
            <text:p>0.008089</text:p>
          </table:table-cell>
          <table:table-cell office:value-type="float" office:value="123.896857" calcext:value-type="float">
            <text:p>123.896857</text:p>
          </table:table-cell>
          <table:table-cell office:value-type="float" office:value="114.628229" calcext:value-type="float">
            <text:p>114.628229</text:p>
          </table:table-cell>
          <table:table-cell office:value-type="float" office:value="3.174195" calcext:value-type="float">
            <text:p>3.174195</text:p>
          </table:table-cell>
          <table:table-cell office:value-type="float" office:value="5.992203" calcext:value-type="float">
            <text:p>5.992203</text:p>
          </table:table-cell>
          <table:table-cell office:value-type="float" office:value="123.896983" calcext:value-type="float">
            <text:p>123.8969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7.875745" calcext:value-type="float">
            <text:p>127.875745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27.876016" calcext:value-type="float">
            <text:p>127.876016</text:p>
          </table:table-cell>
          <table:table-cell office:value-type="float" office:value="118.911061" calcext:value-type="float">
            <text:p>118.911061</text:p>
          </table:table-cell>
          <table:table-cell office:value-type="float" office:value="3.030391" calcext:value-type="float">
            <text:p>3.030391</text:p>
          </table:table-cell>
          <table:table-cell office:value-type="float" office:value="5.820207" calcext:value-type="float">
            <text:p>5.820207</text:p>
          </table:table-cell>
          <table:table-cell office:value-type="float" office:value="127.876139" calcext:value-type="float">
            <text:p>127.876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3.83685" calcext:value-type="float">
            <text:p>133.83685</text:p>
          </table:table-cell>
          <table:table-cell office:value-type="float" office:value="0.007388" calcext:value-type="float">
            <text:p>0.007388</text:p>
          </table:table-cell>
          <table:table-cell office:value-type="float" office:value="133.837028" calcext:value-type="float">
            <text:p>133.837028</text:p>
          </table:table-cell>
          <table:table-cell office:value-type="float" office:value="124.975237" calcext:value-type="float">
            <text:p>124.975237</text:p>
          </table:table-cell>
          <table:table-cell office:value-type="float" office:value="2.950787" calcext:value-type="float">
            <text:p>2.950787</text:p>
          </table:table-cell>
          <table:table-cell office:value-type="float" office:value="5.785265" calcext:value-type="float">
            <text:p>5.785265</text:p>
          </table:table-cell>
          <table:table-cell office:value-type="float" office:value="133.837153" calcext:value-type="float">
            <text:p>133.837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3.567308" calcext:value-type="float">
            <text:p>133.567308</text:p>
          </table:table-cell>
          <table:table-cell office:value-type="float" office:value="0.007725" calcext:value-type="float">
            <text:p>0.007725</text:p>
          </table:table-cell>
          <table:table-cell office:value-type="float" office:value="133.56754" calcext:value-type="float">
            <text:p>133.56754</text:p>
          </table:table-cell>
          <table:table-cell office:value-type="float" office:value="125.140704" calcext:value-type="float">
            <text:p>125.140704</text:p>
          </table:table-cell>
          <table:table-cell office:value-type="float" office:value="2.772934" calcext:value-type="float">
            <text:p>2.772934</text:p>
          </table:table-cell>
          <table:table-cell office:value-type="float" office:value="5.518076" calcext:value-type="float">
            <text:p>5.518076</text:p>
          </table:table-cell>
          <table:table-cell office:value-type="float" office:value="133.567671" calcext:value-type="float">
            <text:p>133.5676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3.379725" calcext:value-type="float">
            <text:p>133.379725</text:p>
          </table:table-cell>
          <table:table-cell office:value-type="float" office:value="0.006509" calcext:value-type="float">
            <text:p>0.006509</text:p>
          </table:table-cell>
          <table:table-cell office:value-type="float" office:value="133.379883" calcext:value-type="float">
            <text:p>133.379883</text:p>
          </table:table-cell>
          <table:table-cell office:value-type="float" office:value="125.381071" calcext:value-type="float">
            <text:p>125.381071</text:p>
          </table:table-cell>
          <table:table-cell office:value-type="float" office:value="2.594697" calcext:value-type="float">
            <text:p>2.594697</text:p>
          </table:table-cell>
          <table:table-cell office:value-type="float" office:value="5.254948" calcext:value-type="float">
            <text:p>5.254948</text:p>
          </table:table-cell>
          <table:table-cell office:value-type="float" office:value="133.380008" calcext:value-type="float">
            <text:p>133.380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1.57351" calcext:value-type="float">
            <text:p>131.57351</text:p>
          </table:table-cell>
          <table:table-cell office:value-type="float" office:value="0.006868" calcext:value-type="float">
            <text:p>0.006868</text:p>
          </table:table-cell>
          <table:table-cell office:value-type="float" office:value="131.573665" calcext:value-type="float">
            <text:p>131.573665</text:p>
          </table:table-cell>
          <table:table-cell office:value-type="float" office:value="123.885896" calcext:value-type="float">
            <text:p>123.885896</text:p>
          </table:table-cell>
          <table:table-cell office:value-type="float" office:value="2.489659" calcext:value-type="float">
            <text:p>2.489659</text:p>
          </table:table-cell>
          <table:table-cell office:value-type="float" office:value="5.038154" calcext:value-type="float">
            <text:p>5.038154</text:p>
          </table:table-cell>
          <table:table-cell office:value-type="float" office:value="131.573797" calcext:value-type="float">
            <text:p>131.573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.651306" calcext:value-type="float">
            <text:p>76.651306</text:p>
          </table:table-cell>
          <table:table-cell office:value-type="float" office:value="12.486378" calcext:value-type="float">
            <text:p>12.486378</text:p>
          </table:table-cell>
          <table:table-cell office:value-type="float" office:value="76.652284" calcext:value-type="float">
            <text:p>76.652284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27.053842" calcext:value-type="float">
            <text:p>27.053842</text:p>
          </table:table-cell>
          <table:table-cell office:value-type="float" office:value="49.566153" calcext:value-type="float">
            <text:p>49.566153</text:p>
          </table:table-cell>
          <table:table-cell office:value-type="float" office:value="76.652408" calcext:value-type="float">
            <text:p>76.652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.194545" calcext:value-type="float">
            <text:p>62.194545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62.195303" calcext:value-type="float">
            <text:p>62.195303</text:p>
          </table:table-cell>
          <table:table-cell office:value-type="float" office:value="23.380413" calcext:value-type="float">
            <text:p>23.380413</text:p>
          </table:table-cell>
          <table:table-cell office:value-type="float" office:value="13.775159" calcext:value-type="float">
            <text:p>13.775159</text:p>
          </table:table-cell>
          <table:table-cell office:value-type="float" office:value="25.005303" calcext:value-type="float">
            <text:p>25.005303</text:p>
          </table:table-cell>
          <table:table-cell office:value-type="float" office:value="62.195425" calcext:value-type="float">
            <text:p>62.195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.587628" calcext:value-type="float">
            <text:p>62.587628</text:p>
          </table:table-cell>
          <table:table-cell office:value-type="float" office:value="0.009598" calcext:value-type="float">
            <text:p>0.009598</text:p>
          </table:table-cell>
          <table:table-cell office:value-type="float" office:value="62.588134" calcext:value-type="float">
            <text:p>62.588134</text:p>
          </table:table-cell>
          <table:table-cell office:value-type="float" office:value="36.439605" calcext:value-type="float">
            <text:p>36.439605</text:p>
          </table:table-cell>
          <table:table-cell office:value-type="float" office:value="9.342922" calcext:value-type="float">
            <text:p>9.342922</text:p>
          </table:table-cell>
          <table:table-cell office:value-type="float" office:value="16.775642" calcext:value-type="float">
            <text:p>16.775642</text:p>
          </table:table-cell>
          <table:table-cell office:value-type="float" office:value="62.588255" calcext:value-type="float">
            <text:p>62.588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.772967" calcext:value-type="float">
            <text:p>61.772967</text:p>
          </table:table-cell>
          <table:table-cell office:value-type="float" office:value="0.007687" calcext:value-type="float">
            <text:p>0.007687</text:p>
          </table:table-cell>
          <table:table-cell office:value-type="float" office:value="61.773344" calcext:value-type="float">
            <text:p>61.773344</text:p>
          </table:table-cell>
          <table:table-cell office:value-type="float" office:value="41.902854" calcext:value-type="float">
            <text:p>41.902854</text:p>
          </table:table-cell>
          <table:table-cell office:value-type="float" office:value="7.15967" calcext:value-type="float">
            <text:p>7.15967</text:p>
          </table:table-cell>
          <table:table-cell office:value-type="float" office:value="12.671068" calcext:value-type="float">
            <text:p>12.671068</text:p>
          </table:table-cell>
          <table:table-cell office:value-type="float" office:value="61.77347" calcext:value-type="float">
            <text:p>61.773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.07521" calcext:value-type="float">
            <text:p>62.07521</text:p>
          </table:table-cell>
          <table:table-cell office:value-type="float" office:value="0.008083" calcext:value-type="float">
            <text:p>0.008083</text:p>
          </table:table-cell>
          <table:table-cell office:value-type="float" office:value="62.075504" calcext:value-type="float">
            <text:p>62.075504</text:p>
          </table:table-cell>
          <table:table-cell office:value-type="float" office:value="45.9295" calcext:value-type="float">
            <text:p>45.9295</text:p>
          </table:table-cell>
          <table:table-cell office:value-type="float" office:value="5.774251" calcext:value-type="float">
            <text:p>5.774251</text:p>
          </table:table-cell>
          <table:table-cell office:value-type="float" office:value="10.323194" calcext:value-type="float">
            <text:p>10.323194</text:p>
          </table:table-cell>
          <table:table-cell office:value-type="float" office:value="62.075582" calcext:value-type="float">
            <text:p>62.075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.120954" calcext:value-type="float">
            <text:p>64.120954</text:p>
          </table:table-cell>
          <table:table-cell office:value-type="float" office:value="0.007792" calcext:value-type="float">
            <text:p>0.007792</text:p>
          </table:table-cell>
          <table:table-cell office:value-type="float" office:value="64.121226" calcext:value-type="float">
            <text:p>64.121226</text:p>
          </table:table-cell>
          <table:table-cell office:value-type="float" office:value="49.837313" calcext:value-type="float">
            <text:p>49.837313</text:p>
          </table:table-cell>
          <table:table-cell office:value-type="float" office:value="5.065237" calcext:value-type="float">
            <text:p>5.065237</text:p>
          </table:table-cell>
          <table:table-cell office:value-type="float" office:value="9.160495" calcext:value-type="float">
            <text:p>9.160495</text:p>
          </table:table-cell>
          <table:table-cell office:value-type="float" office:value="64.121349" calcext:value-type="float">
            <text:p>64.121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.495357" calcext:value-type="float">
            <text:p>65.495357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65.495587" calcext:value-type="float">
            <text:p>65.495587</text:p>
          </table:table-cell>
          <table:table-cell office:value-type="float" office:value="52.882245" calcext:value-type="float">
            <text:p>52.882245</text:p>
          </table:table-cell>
          <table:table-cell office:value-type="float" office:value="4.452367" calcext:value-type="float">
            <text:p>4.452367</text:p>
          </table:table-cell>
          <table:table-cell office:value-type="float" office:value="8.089251" calcext:value-type="float">
            <text:p>8.089251</text:p>
          </table:table-cell>
          <table:table-cell office:value-type="float" office:value="65.49573" calcext:value-type="float">
            <text:p>65.49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.475955" calcext:value-type="float">
            <text:p>65.475955</text:p>
          </table:table-cell>
          <table:table-cell office:value-type="float" office:value="0.008593" calcext:value-type="float">
            <text:p>0.008593</text:p>
          </table:table-cell>
          <table:table-cell office:value-type="float" office:value="65.476154" calcext:value-type="float">
            <text:p>65.476154</text:p>
          </table:table-cell>
          <table:table-cell office:value-type="float" office:value="54.284398" calcext:value-type="float">
            <text:p>54.284398</text:p>
          </table:table-cell>
          <table:table-cell office:value-type="float" office:value="3.916129" calcext:value-type="float">
            <text:p>3.916129</text:p>
          </table:table-cell>
          <table:table-cell office:value-type="float" office:value="7.198142" calcext:value-type="float">
            <text:p>7.198142</text:p>
          </table:table-cell>
          <table:table-cell office:value-type="float" office:value="65.476279" calcext:value-type="float">
            <text:p>65.476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5.889035" calcext:value-type="float">
            <text:p>65.889035</text:p>
          </table:table-cell>
          <table:table-cell office:value-type="float" office:value="0.008315" calcext:value-type="float">
            <text:p>0.008315</text:p>
          </table:table-cell>
          <table:table-cell office:value-type="float" office:value="65.889234" calcext:value-type="float">
            <text:p>65.889234</text:p>
          </table:table-cell>
          <table:table-cell office:value-type="float" office:value="55.621183" calcext:value-type="float">
            <text:p>55.621183</text:p>
          </table:table-cell>
          <table:table-cell office:value-type="float" office:value="3.549618" calcext:value-type="float">
            <text:p>3.549618</text:p>
          </table:table-cell>
          <table:table-cell office:value-type="float" office:value="6.629613" calcext:value-type="float">
            <text:p>6.629613</text:p>
          </table:table-cell>
          <table:table-cell office:value-type="float" office:value="65.889358" calcext:value-type="float">
            <text:p>65.8893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7.584628" calcext:value-type="float">
            <text:p>67.584628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67.584806" calcext:value-type="float">
            <text:p>67.584806</text:p>
          </table:table-cell>
          <table:table-cell office:value-type="float" office:value="57.828236" calcext:value-type="float">
            <text:p>57.828236</text:p>
          </table:table-cell>
          <table:table-cell office:value-type="float" office:value="3.324653" calcext:value-type="float">
            <text:p>3.324653</text:p>
          </table:table-cell>
          <table:table-cell office:value-type="float" office:value="6.333403" calcext:value-type="float">
            <text:p>6.333403</text:p>
          </table:table-cell>
          <table:table-cell office:value-type="float" office:value="67.584992" calcext:value-type="float">
            <text:p>67.584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0.219596" calcext:value-type="float">
            <text:p>70.219596</text:p>
          </table:table-cell>
          <table:table-cell office:value-type="float" office:value="0.009153" calcext:value-type="float">
            <text:p>0.009153</text:p>
          </table:table-cell>
          <table:table-cell office:value-type="float" office:value="70.219844" calcext:value-type="float">
            <text:p>70.219844</text:p>
          </table:table-cell>
          <table:table-cell office:value-type="float" office:value="60.797407" calcext:value-type="float">
            <text:p>60.797407</text:p>
          </table:table-cell>
          <table:table-cell office:value-type="float" office:value="3.17317" calcext:value-type="float">
            <text:p>3.17317</text:p>
          </table:table-cell>
          <table:table-cell office:value-type="float" office:value="6.135412" calcext:value-type="float">
            <text:p>6.135412</text:p>
          </table:table-cell>
          <table:table-cell office:value-type="float" office:value="70.219976" calcext:value-type="float">
            <text:p>70.219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0.434581" calcext:value-type="float">
            <text:p>70.434581</text:p>
          </table:table-cell>
          <table:table-cell office:value-type="float" office:value="0.008857" calcext:value-type="float">
            <text:p>0.008857</text:p>
          </table:table-cell>
          <table:table-cell office:value-type="float" office:value="70.434732" calcext:value-type="float">
            <text:p>70.434732</text:p>
          </table:table-cell>
          <table:table-cell office:value-type="float" office:value="61.524709" calcext:value-type="float">
            <text:p>61.524709</text:p>
          </table:table-cell>
          <table:table-cell office:value-type="float" office:value="2.96858" calcext:value-type="float">
            <text:p>2.96858</text:p>
          </table:table-cell>
          <table:table-cell office:value-type="float" office:value="5.817199" calcext:value-type="float">
            <text:p>5.817199</text:p>
          </table:table-cell>
          <table:table-cell office:value-type="float" office:value="70.434864" calcext:value-type="float">
            <text:p>70.4348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0.215514" calcext:value-type="float">
            <text:p>70.215514</text:p>
          </table:table-cell>
          <table:table-cell office:value-type="float" office:value="0.009691" calcext:value-type="float">
            <text:p>0.009691</text:p>
          </table:table-cell>
          <table:table-cell office:value-type="float" office:value="70.215654" calcext:value-type="float">
            <text:p>70.215654</text:p>
          </table:table-cell>
          <table:table-cell office:value-type="float" office:value="61.777672" calcext:value-type="float">
            <text:p>61.777672</text:p>
          </table:table-cell>
          <table:table-cell office:value-type="float" office:value="2.779986" calcext:value-type="float">
            <text:p>2.779986</text:p>
          </table:table-cell>
          <table:table-cell office:value-type="float" office:value="5.521479" calcext:value-type="float">
            <text:p>5.521479</text:p>
          </table:table-cell>
          <table:table-cell office:value-type="float" office:value="70.215783" calcext:value-type="float">
            <text:p>70.215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8.850481" calcext:value-type="float">
            <text:p>68.850481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68.850578" calcext:value-type="float">
            <text:p>68.850578</text:p>
          </table:table-cell>
          <table:table-cell office:value-type="float" office:value="60.843414" calcext:value-type="float">
            <text:p>60.843414</text:p>
          </table:table-cell>
          <table:table-cell office:value-type="float" office:value="2.619163" calcext:value-type="float">
            <text:p>2.619163</text:p>
          </table:table-cell>
          <table:table-cell office:value-type="float" office:value="5.239156" calcext:value-type="float">
            <text:p>5.239156</text:p>
          </table:table-cell>
          <table:table-cell office:value-type="float" office:value="68.850742" calcext:value-type="float">
            <text:p>68.8507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.080065" calcext:value-type="float">
            <text:p>77.080065</text:p>
          </table:table-cell>
          <table:table-cell office:value-type="float" office:value="32.353312" calcext:value-type="float">
            <text:p>32.353312</text:p>
          </table:table-cell>
          <table:table-cell office:value-type="float" office:value="77.081037" calcext:value-type="float">
            <text:p>77.081037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27.070281" calcext:value-type="float">
            <text:p>27.070281</text:p>
          </table:table-cell>
          <table:table-cell office:value-type="float" office:value="49.984434" calcext:value-type="float">
            <text:p>49.984434</text:p>
          </table:table-cell>
          <table:table-cell office:value-type="float" office:value="77.081155" calcext:value-type="float">
            <text:p>77.081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786734" calcext:value-type="float">
            <text:p>44.786734</text:p>
          </table:table-cell>
          <table:table-cell office:value-type="float" office:value="0.006896" calcext:value-type="float">
            <text:p>0.006896</text:p>
          </table:table-cell>
          <table:table-cell office:value-type="float" office:value="44.787501" calcext:value-type="float">
            <text:p>44.787501</text:p>
          </table:table-cell>
          <table:table-cell office:value-type="float" office:value="5.629962" calcext:value-type="float">
            <text:p>5.629962</text:p>
          </table:table-cell>
          <table:table-cell office:value-type="float" office:value="13.883723" calcext:value-type="float">
            <text:p>13.883723</text:p>
          </table:table-cell>
          <table:table-cell office:value-type="float" office:value="25.233346" calcext:value-type="float">
            <text:p>25.233346</text:p>
          </table:table-cell>
          <table:table-cell office:value-type="float" office:value="44.787625" calcext:value-type="float">
            <text:p>44.787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.193004" calcext:value-type="float">
            <text:p>43.193004</text:p>
          </table:table-cell>
          <table:table-cell office:value-type="float" office:value="0.009618" calcext:value-type="float">
            <text:p>0.009618</text:p>
          </table:table-cell>
          <table:table-cell office:value-type="float" office:value="43.193508" calcext:value-type="float">
            <text:p>43.193508</text:p>
          </table:table-cell>
          <table:table-cell office:value-type="float" office:value="17.073498" calcext:value-type="float">
            <text:p>17.073498</text:p>
          </table:table-cell>
          <table:table-cell office:value-type="float" office:value="9.315679" calcext:value-type="float">
            <text:p>9.315679</text:p>
          </table:table-cell>
          <table:table-cell office:value-type="float" office:value="16.77361" calcext:value-type="float">
            <text:p>16.77361</text:p>
          </table:table-cell>
          <table:table-cell office:value-type="float" office:value="43.193628" calcext:value-type="float">
            <text:p>43.193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.138911" calcext:value-type="float">
            <text:p>43.138911</text:p>
          </table:table-cell>
          <table:table-cell office:value-type="float" office:value="0.008214" calcext:value-type="float">
            <text:p>0.008214</text:p>
          </table:table-cell>
          <table:table-cell office:value-type="float" office:value="43.139291" calcext:value-type="float">
            <text:p>43.139291</text:p>
          </table:table-cell>
          <table:table-cell office:value-type="float" office:value="23.321543" calcext:value-type="float">
            <text:p>23.321543</text:p>
          </table:table-cell>
          <table:table-cell office:value-type="float" office:value="7.086761" calcext:value-type="float">
            <text:p>7.086761</text:p>
          </table:table-cell>
          <table:table-cell office:value-type="float" office:value="12.690404" calcext:value-type="float">
            <text:p>12.690404</text:p>
          </table:table-cell>
          <table:table-cell office:value-type="float" office:value="43.139417" calcext:value-type="float">
            <text:p>43.139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.723091" calcext:value-type="float">
            <text:p>44.723091</text:p>
          </table:table-cell>
          <table:table-cell office:value-type="float" office:value="0.007758" calcext:value-type="float">
            <text:p>0.007758</text:p>
          </table:table-cell>
          <table:table-cell office:value-type="float" office:value="44.723394" calcext:value-type="float">
            <text:p>44.723394</text:p>
          </table:table-cell>
          <table:table-cell office:value-type="float" office:value="28.068418" calcext:value-type="float">
            <text:p>28.068418</text:p>
          </table:table-cell>
          <table:table-cell office:value-type="float" office:value="5.921924" calcext:value-type="float">
            <text:p>5.921924</text:p>
          </table:table-cell>
          <table:table-cell office:value-type="float" office:value="10.682991" calcext:value-type="float">
            <text:p>10.682991</text:p>
          </table:table-cell>
          <table:table-cell office:value-type="float" office:value="44.723516" calcext:value-type="float">
            <text:p>44.7235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.068064" calcext:value-type="float">
            <text:p>46.068064</text:p>
          </table:table-cell>
          <table:table-cell office:value-type="float" office:value="0.008928" calcext:value-type="float">
            <text:p>0.008928</text:p>
          </table:table-cell>
          <table:table-cell office:value-type="float" office:value="46.068344" calcext:value-type="float">
            <text:p>46.068344</text:p>
          </table:table-cell>
          <table:table-cell office:value-type="float" office:value="31.37006" calcext:value-type="float">
            <text:p>31.37006</text:p>
          </table:table-cell>
          <table:table-cell office:value-type="float" office:value="5.212916" calcext:value-type="float">
            <text:p>5.212916</text:p>
          </table:table-cell>
          <table:table-cell office:value-type="float" office:value="9.426107" calcext:value-type="float">
            <text:p>9.426107</text:p>
          </table:table-cell>
          <table:table-cell office:value-type="float" office:value="46.068411" calcext:value-type="float">
            <text:p>46.068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.900328" calcext:value-type="float">
            <text:p>44.900328</text:p>
          </table:table-cell>
          <table:table-cell office:value-type="float" office:value="0.008243" calcext:value-type="float">
            <text:p>0.008243</text:p>
          </table:table-cell>
          <table:table-cell office:value-type="float" office:value="44.900566" calcext:value-type="float">
            <text:p>44.900566</text:p>
          </table:table-cell>
          <table:table-cell office:value-type="float" office:value="32.206599" calcext:value-type="float">
            <text:p>32.206599</text:p>
          </table:table-cell>
          <table:table-cell office:value-type="float" office:value="4.462913" calcext:value-type="float">
            <text:p>4.462913</text:p>
          </table:table-cell>
          <table:table-cell office:value-type="float" office:value="8.162119" calcext:value-type="float">
            <text:p>8.162119</text:p>
          </table:table-cell>
          <table:table-cell office:value-type="float" office:value="44.900688" calcext:value-type="float">
            <text:p>44.900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.998831" calcext:value-type="float">
            <text:p>46.998831</text:p>
          </table:table-cell>
          <table:table-cell office:value-type="float" office:value="0.008481" calcext:value-type="float">
            <text:p>0.008481</text:p>
          </table:table-cell>
          <table:table-cell office:value-type="float" office:value="46.999037" calcext:value-type="float">
            <text:p>46.999037</text:p>
          </table:table-cell>
          <table:table-cell office:value-type="float" office:value="35.490846" calcext:value-type="float">
            <text:p>35.490846</text:p>
          </table:table-cell>
          <table:table-cell office:value-type="float" office:value="4.017438" calcext:value-type="float">
            <text:p>4.017438</text:p>
          </table:table-cell>
          <table:table-cell office:value-type="float" office:value="7.410086" calcext:value-type="float">
            <text:p>7.410086</text:p>
          </table:table-cell>
          <table:table-cell office:value-type="float" office:value="46.999162" calcext:value-type="float">
            <text:p>46.999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.171049" calcext:value-type="float">
            <text:p>46.171049</text:p>
          </table:table-cell>
          <table:table-cell office:value-type="float" office:value="0.008703" calcext:value-type="float">
            <text:p>0.008703</text:p>
          </table:table-cell>
          <table:table-cell office:value-type="float" office:value="46.171245" calcext:value-type="float">
            <text:p>46.171245</text:p>
          </table:table-cell>
          <table:table-cell office:value-type="float" office:value="35.629777" calcext:value-type="float">
            <text:p>35.629777</text:p>
          </table:table-cell>
          <table:table-cell office:value-type="float" office:value="3.646107" calcext:value-type="float">
            <text:p>3.646107</text:p>
          </table:table-cell>
          <table:table-cell office:value-type="float" office:value="6.80457" calcext:value-type="float">
            <text:p>6.80457</text:p>
          </table:table-cell>
          <table:table-cell office:value-type="float" office:value="46.171375" calcext:value-type="float">
            <text:p>46.171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8.403922" calcext:value-type="float">
            <text:p>48.403922</text:p>
          </table:table-cell>
          <table:table-cell office:value-type="float" office:value="0.009392" calcext:value-type="float">
            <text:p>0.009392</text:p>
          </table:table-cell>
          <table:table-cell office:value-type="float" office:value="48.404108" calcext:value-type="float">
            <text:p>48.404108</text:p>
          </table:table-cell>
          <table:table-cell office:value-type="float" office:value="38.101559" calcext:value-type="float">
            <text:p>38.101559</text:p>
          </table:table-cell>
          <table:table-cell office:value-type="float" office:value="3.520986" calcext:value-type="float">
            <text:p>3.520986</text:p>
          </table:table-cell>
          <table:table-cell office:value-type="float" office:value="6.678256" calcext:value-type="float">
            <text:p>6.678256</text:p>
          </table:table-cell>
          <table:table-cell office:value-type="float" office:value="48.404237" calcext:value-type="float">
            <text:p>48.404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.612745" calcext:value-type="float">
            <text:p>48.612745</text:p>
          </table:table-cell>
          <table:table-cell office:value-type="float" office:value="0.008868" calcext:value-type="float">
            <text:p>0.008868</text:p>
          </table:table-cell>
          <table:table-cell office:value-type="float" office:value="48.612914" calcext:value-type="float">
            <text:p>48.612914</text:p>
          </table:table-cell>
          <table:table-cell office:value-type="float" office:value="39.08713" calcext:value-type="float">
            <text:p>39.08713</text:p>
          </table:table-cell>
          <table:table-cell office:value-type="float" office:value="3.207216" calcext:value-type="float">
            <text:p>3.207216</text:p>
          </table:table-cell>
          <table:table-cell office:value-type="float" office:value="6.202229" calcext:value-type="float">
            <text:p>6.202229</text:p>
          </table:table-cell>
          <table:table-cell office:value-type="float" office:value="48.613033" calcext:value-type="float">
            <text:p>48.613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8.738141" calcext:value-type="float">
            <text:p>48.738141</text:p>
          </table:table-cell>
          <table:table-cell office:value-type="float" office:value="0.009499" calcext:value-type="float">
            <text:p>0.009499</text:p>
          </table:table-cell>
          <table:table-cell office:value-type="float" office:value="48.738301" calcext:value-type="float">
            <text:p>48.738301</text:p>
          </table:table-cell>
          <table:table-cell office:value-type="float" office:value="39.922262" calcext:value-type="float">
            <text:p>39.922262</text:p>
          </table:table-cell>
          <table:table-cell office:value-type="float" office:value="2.934326" calcext:value-type="float">
            <text:p>2.934326</text:p>
          </table:table-cell>
          <table:table-cell office:value-type="float" office:value="5.756401" calcext:value-type="float">
            <text:p>5.756401</text:p>
          </table:table-cell>
          <table:table-cell office:value-type="float" office:value="48.738425" calcext:value-type="float">
            <text:p>48.7384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.073901" calcext:value-type="float">
            <text:p>48.073901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48.074049" calcext:value-type="float">
            <text:p>48.074049</text:p>
          </table:table-cell>
          <table:table-cell office:value-type="float" office:value="39.651472" calcext:value-type="float">
            <text:p>39.651472</text:p>
          </table:table-cell>
          <table:table-cell office:value-type="float" office:value="2.833054" calcext:value-type="float">
            <text:p>2.833054</text:p>
          </table:table-cell>
          <table:table-cell office:value-type="float" office:value="5.451626" calcext:value-type="float">
            <text:p>5.451626</text:p>
          </table:table-cell>
          <table:table-cell office:value-type="float" office:value="48.074172" calcext:value-type="float">
            <text:p>48.074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7.53177" calcext:value-type="float">
            <text:p>77.53177</text:p>
          </table:table-cell>
          <table:table-cell office:value-type="float" office:value="41.819499" calcext:value-type="float">
            <text:p>41.819499</text:p>
          </table:table-cell>
          <table:table-cell office:value-type="float" office:value="77.53275" calcext:value-type="float">
            <text:p>77.53275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27.265918" calcext:value-type="float">
            <text:p>27.265918</text:p>
          </table:table-cell>
          <table:table-cell office:value-type="float" office:value="50.24126" calcext:value-type="float">
            <text:p>50.24126</text:p>
          </table:table-cell>
          <table:table-cell office:value-type="float" office:value="77.532872" calcext:value-type="float">
            <text:p>77.532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.243945" calcext:value-type="float">
            <text:p>39.243945</text:p>
          </table:table-cell>
          <table:table-cell office:value-type="float" office:value="3.403935" calcext:value-type="float">
            <text:p>3.403935</text:p>
          </table:table-cell>
          <table:table-cell office:value-type="float" office:value="39.244429" calcext:value-type="float">
            <text:p>39.244429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13.844938" calcext:value-type="float">
            <text:p>13.844938</text:p>
          </table:table-cell>
          <table:table-cell office:value-type="float" office:value="25.351718" calcext:value-type="float">
            <text:p>25.351718</text:p>
          </table:table-cell>
          <table:table-cell office:value-type="float" office:value="39.244554" calcext:value-type="float">
            <text:p>39.244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.596546" calcext:value-type="float">
            <text:p>34.596546</text:p>
          </table:table-cell>
          <table:table-cell office:value-type="float" office:value="0.012142" calcext:value-type="float">
            <text:p>0.012142</text:p>
          </table:table-cell>
          <table:table-cell office:value-type="float" office:value="34.597093" calcext:value-type="float">
            <text:p>34.597093</text:p>
          </table:table-cell>
          <table:table-cell office:value-type="float" office:value="8.248755" calcext:value-type="float">
            <text:p>8.248755</text:p>
          </table:table-cell>
          <table:table-cell office:value-type="float" office:value="9.381146" calcext:value-type="float">
            <text:p>9.381146</text:p>
          </table:table-cell>
          <table:table-cell office:value-type="float" office:value="16.929193" calcext:value-type="float">
            <text:p>16.929193</text:p>
          </table:table-cell>
          <table:table-cell office:value-type="float" office:value="34.597221" calcext:value-type="float">
            <text:p>34.597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821963" calcext:value-type="float">
            <text:p>35.821963</text:p>
          </table:table-cell>
          <table:table-cell office:value-type="float" office:value="0.009475" calcext:value-type="float">
            <text:p>0.009475</text:p>
          </table:table-cell>
          <table:table-cell office:value-type="float" office:value="35.822342" calcext:value-type="float">
            <text:p>35.822342</text:p>
          </table:table-cell>
          <table:table-cell office:value-type="float" office:value="14.466538" calcext:value-type="float">
            <text:p>14.466538</text:p>
          </table:table-cell>
          <table:table-cell office:value-type="float" office:value="7.605404" calcext:value-type="float">
            <text:p>7.605404</text:p>
          </table:table-cell>
          <table:table-cell office:value-type="float" office:value="13.708201" calcext:value-type="float">
            <text:p>13.708201</text:p>
          </table:table-cell>
          <table:table-cell office:value-type="float" office:value="35.822417" calcext:value-type="float">
            <text:p>35.822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.692544" calcext:value-type="float">
            <text:p>35.692544</text:p>
          </table:table-cell>
          <table:table-cell office:value-type="float" office:value="0.008317" calcext:value-type="float">
            <text:p>0.008317</text:p>
          </table:table-cell>
          <table:table-cell office:value-type="float" office:value="35.692879" calcext:value-type="float">
            <text:p>35.692879</text:p>
          </table:table-cell>
          <table:table-cell office:value-type="float" office:value="18.330509" calcext:value-type="float">
            <text:p>18.330509</text:p>
          </table:table-cell>
          <table:table-cell office:value-type="float" office:value="6.180363" calcext:value-type="float">
            <text:p>6.180363</text:p>
          </table:table-cell>
          <table:table-cell office:value-type="float" office:value="11.130841" calcext:value-type="float">
            <text:p>11.130841</text:p>
          </table:table-cell>
          <table:table-cell office:value-type="float" office:value="35.693007" calcext:value-type="float">
            <text:p>35.693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.462728" calcext:value-type="float">
            <text:p>35.462728</text:p>
          </table:table-cell>
          <table:table-cell office:value-type="float" office:value="0.008981" calcext:value-type="float">
            <text:p>0.008981</text:p>
          </table:table-cell>
          <table:table-cell office:value-type="float" office:value="35.463004" calcext:value-type="float">
            <text:p>35.463004</text:p>
          </table:table-cell>
          <table:table-cell office:value-type="float" office:value="20.877994" calcext:value-type="float">
            <text:p>20.877994</text:p>
          </table:table-cell>
          <table:table-cell office:value-type="float" office:value="5.151504" calcext:value-type="float">
            <text:p>5.151504</text:p>
          </table:table-cell>
          <table:table-cell office:value-type="float" office:value="9.37232" calcext:value-type="float">
            <text:p>9.37232</text:p>
          </table:table-cell>
          <table:table-cell office:value-type="float" office:value="35.463122" calcext:value-type="float">
            <text:p>35.463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.596679" calcext:value-type="float">
            <text:p>35.596679</text:p>
          </table:table-cell>
          <table:table-cell office:value-type="float" office:value="0.009079" calcext:value-type="float">
            <text:p>0.009079</text:p>
          </table:table-cell>
          <table:table-cell office:value-type="float" office:value="35.596921" calcext:value-type="float">
            <text:p>35.596921</text:p>
          </table:table-cell>
          <table:table-cell office:value-type="float" office:value="22.44501" calcext:value-type="float">
            <text:p>22.44501</text:p>
          </table:table-cell>
          <table:table-cell office:value-type="float" office:value="4.596952" calcext:value-type="float">
            <text:p>4.596952</text:p>
          </table:table-cell>
          <table:table-cell office:value-type="float" office:value="8.484585" calcext:value-type="float">
            <text:p>8.484585</text:p>
          </table:table-cell>
          <table:table-cell office:value-type="float" office:value="35.596997" calcext:value-type="float">
            <text:p>35.5969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.946064" calcext:value-type="float">
            <text:p>36.946064</text:p>
          </table:table-cell>
          <table:table-cell office:value-type="float" office:value="0.008742" calcext:value-type="float">
            <text:p>0.008742</text:p>
          </table:table-cell>
          <table:table-cell office:value-type="float" office:value="36.946296" calcext:value-type="float">
            <text:p>36.946296</text:p>
          </table:table-cell>
          <table:table-cell office:value-type="float" office:value="25.201798" calcext:value-type="float">
            <text:p>25.201798</text:p>
          </table:table-cell>
          <table:table-cell office:value-type="float" office:value="4.085672" calcext:value-type="float">
            <text:p>4.085672</text:p>
          </table:table-cell>
          <table:table-cell office:value-type="float" office:value="7.572803" calcext:value-type="float">
            <text:p>7.572803</text:p>
          </table:table-cell>
          <table:table-cell office:value-type="float" office:value="36.946421" calcext:value-type="float">
            <text:p>36.946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.21472" calcext:value-type="float">
            <text:p>38.21472</text:p>
          </table:table-cell>
          <table:table-cell office:value-type="float" office:value="0.010129" calcext:value-type="float">
            <text:p>0.010129</text:p>
          </table:table-cell>
          <table:table-cell office:value-type="float" office:value="38.214924" calcext:value-type="float">
            <text:p>38.214924</text:p>
          </table:table-cell>
          <table:table-cell office:value-type="float" office:value="26.989418" calcext:value-type="float">
            <text:p>26.989418</text:p>
          </table:table-cell>
          <table:table-cell office:value-type="float" office:value="3.877956" calcext:value-type="float">
            <text:p>3.877956</text:p>
          </table:table-cell>
          <table:table-cell office:value-type="float" office:value="7.252692" calcext:value-type="float">
            <text:p>7.252692</text:p>
          </table:table-cell>
          <table:table-cell office:value-type="float" office:value="38.215053" calcext:value-type="float">
            <text:p>38.2150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.643143" calcext:value-type="float">
            <text:p>37.643143</text:p>
          </table:table-cell>
          <table:table-cell office:value-type="float" office:value="0.009721" calcext:value-type="float">
            <text:p>0.009721</text:p>
          </table:table-cell>
          <table:table-cell office:value-type="float" office:value="37.643325" calcext:value-type="float">
            <text:p>37.643325</text:p>
          </table:table-cell>
          <table:table-cell office:value-type="float" office:value="27.388808" calcext:value-type="float">
            <text:p>27.388808</text:p>
          </table:table-cell>
          <table:table-cell office:value-type="float" office:value="3.501545" calcext:value-type="float">
            <text:p>3.501545</text:p>
          </table:table-cell>
          <table:table-cell office:value-type="float" office:value="6.64714" calcext:value-type="float">
            <text:p>6.64714</text:p>
          </table:table-cell>
          <table:table-cell office:value-type="float" office:value="37.643449" calcext:value-type="float">
            <text:p>37.64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7.764547" calcext:value-type="float">
            <text:p>37.764547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37.764715" calcext:value-type="float">
            <text:p>37.764715</text:p>
          </table:table-cell>
          <table:table-cell office:value-type="float" office:value="28.320384" calcext:value-type="float">
            <text:p>28.320384</text:p>
          </table:table-cell>
          <table:table-cell office:value-type="float" office:value="3.190111" calcext:value-type="float">
            <text:p>3.190111</text:p>
          </table:table-cell>
          <table:table-cell office:value-type="float" office:value="6.136328" calcext:value-type="float">
            <text:p>6.136328</text:p>
          </table:table-cell>
          <table:table-cell office:value-type="float" office:value="37.764844" calcext:value-type="float">
            <text:p>37.764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.781099" calcext:value-type="float">
            <text:p>37.781099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37.781256" calcext:value-type="float">
            <text:p>37.781256</text:p>
          </table:table-cell>
          <table:table-cell office:value-type="float" office:value="28.827962" calcext:value-type="float">
            <text:p>28.827962</text:p>
          </table:table-cell>
          <table:table-cell office:value-type="float" office:value="3.03588" calcext:value-type="float">
            <text:p>3.03588</text:p>
          </table:table-cell>
          <table:table-cell office:value-type="float" office:value="5.79299" calcext:value-type="float">
            <text:p>5.79299</text:p>
          </table:table-cell>
          <table:table-cell office:value-type="float" office:value="37.781383" calcext:value-type="float">
            <text:p>37.781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.566345" calcext:value-type="float">
            <text:p>77.566345</text:p>
          </table:table-cell>
          <table:table-cell office:value-type="float" office:value="48.412228" calcext:value-type="float">
            <text:p>48.412228</text:p>
          </table:table-cell>
          <table:table-cell office:value-type="float" office:value="77.567329" calcext:value-type="float">
            <text:p>77.567329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27.289567" calcext:value-type="float">
            <text:p>27.289567</text:p>
          </table:table-cell>
          <table:table-cell office:value-type="float" office:value="50.251835" calcext:value-type="float">
            <text:p>50.251835</text:p>
          </table:table-cell>
          <table:table-cell office:value-type="float" office:value="77.567459" calcext:value-type="float">
            <text:p>77.567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.937581" calcext:value-type="float">
            <text:p>39.937581</text:p>
          </table:table-cell>
          <table:table-cell office:value-type="float" office:value="10.220837" calcext:value-type="float">
            <text:p>10.220837</text:p>
          </table:table-cell>
          <table:table-cell office:value-type="float" office:value="39.938069" calcext:value-type="float">
            <text:p>39.938069</text:p>
          </table:table-cell>
          <table:table-cell office:value-type="float" office:value="0.0076" calcext:value-type="float">
            <text:p>0.0076</text:p>
          </table:table-cell>
          <table:table-cell office:value-type="float" office:value="14.063804" calcext:value-type="float">
            <text:p>14.063804</text:p>
          </table:table-cell>
          <table:table-cell office:value-type="float" office:value="25.826364" calcext:value-type="float">
            <text:p>25.826364</text:p>
          </table:table-cell>
          <table:table-cell office:value-type="float" office:value="39.938196" calcext:value-type="float">
            <text:p>39.938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.61526" calcext:value-type="float">
            <text:p>30.61526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30.615792" calcext:value-type="float">
            <text:p>30.615792</text:p>
          </table:table-cell>
          <table:table-cell office:value-type="float" office:value="2.56447" calcext:value-type="float">
            <text:p>2.56447</text:p>
          </table:table-cell>
          <table:table-cell office:value-type="float" office:value="9.971235" calcext:value-type="float">
            <text:p>9.971235</text:p>
          </table:table-cell>
          <table:table-cell office:value-type="float" office:value="18.043836" calcext:value-type="float">
            <text:p>18.043836</text:p>
          </table:table-cell>
          <table:table-cell office:value-type="float" office:value="30.615916" calcext:value-type="float">
            <text:p>30.615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.913604" calcext:value-type="float">
            <text:p>29.913604</text:p>
          </table:table-cell>
          <table:table-cell office:value-type="float" office:value="0.009859" calcext:value-type="float">
            <text:p>0.009859</text:p>
          </table:table-cell>
          <table:table-cell office:value-type="float" office:value="29.914021" calcext:value-type="float">
            <text:p>29.914021</text:p>
          </table:table-cell>
          <table:table-cell office:value-type="float" office:value="8.297822" calcext:value-type="float">
            <text:p>8.297822</text:p>
          </table:table-cell>
          <table:table-cell office:value-type="float" office:value="7.675069" calcext:value-type="float">
            <text:p>7.675069</text:p>
          </table:table-cell>
          <table:table-cell office:value-type="float" office:value="13.898326" calcext:value-type="float">
            <text:p>13.898326</text:p>
          </table:table-cell>
          <table:table-cell office:value-type="float" office:value="29.91415" calcext:value-type="float">
            <text:p>29.91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171718" calcext:value-type="float">
            <text:p>30.171718</text:p>
          </table:table-cell>
          <table:table-cell office:value-type="float" office:value="0.009192" calcext:value-type="float">
            <text:p>0.009192</text:p>
          </table:table-cell>
          <table:table-cell office:value-type="float" office:value="30.172054" calcext:value-type="float">
            <text:p>30.172054</text:p>
          </table:table-cell>
          <table:table-cell office:value-type="float" office:value="12.651389" calcext:value-type="float">
            <text:p>12.651389</text:p>
          </table:table-cell>
          <table:table-cell office:value-type="float" office:value="6.216737" calcext:value-type="float">
            <text:p>6.216737</text:p>
          </table:table-cell>
          <table:table-cell office:value-type="float" office:value="11.250605" calcext:value-type="float">
            <text:p>11.250605</text:p>
          </table:table-cell>
          <table:table-cell office:value-type="float" office:value="30.17218" calcext:value-type="float">
            <text:p>30.17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.653996" calcext:value-type="float">
            <text:p>30.653996</text:p>
          </table:table-cell>
          <table:table-cell office:value-type="float" office:value="0.009247" calcext:value-type="float">
            <text:p>0.009247</text:p>
          </table:table-cell>
          <table:table-cell office:value-type="float" office:value="30.654274" calcext:value-type="float">
            <text:p>30.654274</text:p>
          </table:table-cell>
          <table:table-cell office:value-type="float" office:value="15.699196" calcext:value-type="float">
            <text:p>15.699196</text:p>
          </table:table-cell>
          <table:table-cell office:value-type="float" office:value="5.28377" calcext:value-type="float">
            <text:p>5.28377</text:p>
          </table:table-cell>
          <table:table-cell office:value-type="float" office:value="9.61037" calcext:value-type="float">
            <text:p>9.61037</text:p>
          </table:table-cell>
          <table:table-cell office:value-type="float" office:value="30.654396" calcext:value-type="float">
            <text:p>30.654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.293304" calcext:value-type="float">
            <text:p>30.293304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30.293542" calcext:value-type="float">
            <text:p>30.293542</text:p>
          </table:table-cell>
          <table:table-cell office:value-type="float" office:value="16.625362" calcext:value-type="float">
            <text:p>16.625362</text:p>
          </table:table-cell>
          <table:table-cell office:value-type="float" office:value="4.771469" calcext:value-type="float">
            <text:p>4.771469</text:p>
          </table:table-cell>
          <table:table-cell office:value-type="float" office:value="8.822222" calcext:value-type="float">
            <text:p>8.822222</text:p>
          </table:table-cell>
          <table:table-cell office:value-type="float" office:value="30.293666" calcext:value-type="float">
            <text:p>30.2936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359893" calcext:value-type="float">
            <text:p>31.359893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31.360127" calcext:value-type="float">
            <text:p>31.360127</text:p>
          </table:table-cell>
          <table:table-cell office:value-type="float" office:value="18.889877" calcext:value-type="float">
            <text:p>18.889877</text:p>
          </table:table-cell>
          <table:table-cell office:value-type="float" office:value="4.321434" calcext:value-type="float">
            <text:p>4.321434</text:p>
          </table:table-cell>
          <table:table-cell office:value-type="float" office:value="8.065621" calcext:value-type="float">
            <text:p>8.065621</text:p>
          </table:table-cell>
          <table:table-cell office:value-type="float" office:value="31.360255" calcext:value-type="float">
            <text:p>31.360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976711" calcext:value-type="float">
            <text:p>31.976711</text:p>
          </table:table-cell>
          <table:table-cell office:value-type="float" office:value="0.010826" calcext:value-type="float">
            <text:p>0.010826</text:p>
          </table:table-cell>
          <table:table-cell office:value-type="float" office:value="31.976917" calcext:value-type="float">
            <text:p>31.976917</text:p>
          </table:table-cell>
          <table:table-cell office:value-type="float" office:value="20.86387" calcext:value-type="float">
            <text:p>20.86387</text:p>
          </table:table-cell>
          <table:table-cell office:value-type="float" office:value="3.82954" calcext:value-type="float">
            <text:p>3.82954</text:p>
          </table:table-cell>
          <table:table-cell office:value-type="float" office:value="7.187169" calcext:value-type="float">
            <text:p>7.187169</text:p>
          </table:table-cell>
          <table:table-cell office:value-type="float" office:value="31.977038" calcext:value-type="float">
            <text:p>31.9770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.420351" calcext:value-type="float">
            <text:p>31.420351</text:p>
          </table:table-cell>
          <table:table-cell office:value-type="float" office:value="0.010622" calcext:value-type="float">
            <text:p>0.010622</text:p>
          </table:table-cell>
          <table:table-cell office:value-type="float" office:value="31.420538" calcext:value-type="float">
            <text:p>31.420538</text:p>
          </table:table-cell>
          <table:table-cell office:value-type="float" office:value="21.222821" calcext:value-type="float">
            <text:p>21.222821</text:p>
          </table:table-cell>
          <table:table-cell office:value-type="float" office:value="3.470252" calcext:value-type="float">
            <text:p>3.470252</text:p>
          </table:table-cell>
          <table:table-cell office:value-type="float" office:value="6.620654" calcext:value-type="float">
            <text:p>6.620654</text:p>
          </table:table-cell>
          <table:table-cell office:value-type="float" office:value="31.42067" calcext:value-type="float">
            <text:p>31.420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.18758" calcext:value-type="float">
            <text:p>31.18758</text:p>
          </table:table-cell>
          <table:table-cell office:value-type="float" office:value="0.022638" calcext:value-type="float">
            <text:p>0.022638</text:p>
          </table:table-cell>
          <table:table-cell office:value-type="float" office:value="31.187752" calcext:value-type="float">
            <text:p>31.187752</text:p>
          </table:table-cell>
          <table:table-cell office:value-type="float" office:value="21.6772" calcext:value-type="float">
            <text:p>21.6772</text:p>
          </table:table-cell>
          <table:table-cell office:value-type="float" office:value="3.233418" calcext:value-type="float">
            <text:p>3.233418</text:p>
          </table:table-cell>
          <table:table-cell office:value-type="float" office:value="6.157804" calcext:value-type="float">
            <text:p>6.157804</text:p>
          </table:table-cell>
          <table:table-cell office:value-type="float" office:value="31.18788" calcext:value-type="float">
            <text:p>31.187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.817805" calcext:value-type="float">
            <text:p>78.817805</text:p>
          </table:table-cell>
          <table:table-cell office:value-type="float" office:value="53.275486" calcext:value-type="float">
            <text:p>53.275486</text:p>
          </table:table-cell>
          <table:table-cell office:value-type="float" office:value="78.818778" calcext:value-type="float">
            <text:p>78.818778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27.748616" calcext:value-type="float">
            <text:p>27.748616</text:p>
          </table:table-cell>
          <table:table-cell office:value-type="float" office:value="51.044298" calcext:value-type="float">
            <text:p>51.044298</text:p>
          </table:table-cell>
          <table:table-cell office:value-type="float" office:value="78.8189" calcext:value-type="float">
            <text:p>78.8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.998994" calcext:value-type="float">
            <text:p>40.998994</text:p>
          </table:table-cell>
          <table:table-cell office:value-type="float" office:value="14.582504" calcext:value-type="float">
            <text:p>14.582504</text:p>
          </table:table-cell>
          <table:table-cell office:value-type="float" office:value="40.999534" calcext:value-type="float">
            <text:p>40.999534</text:p>
          </table:table-cell>
          <table:table-cell office:value-type="float" office:value="0.008005" calcext:value-type="float">
            <text:p>0.008005</text:p>
          </table:table-cell>
          <table:table-cell office:value-type="float" office:value="14.412223" calcext:value-type="float">
            <text:p>14.412223</text:p>
          </table:table-cell>
          <table:table-cell office:value-type="float" office:value="26.545899" calcext:value-type="float">
            <text:p>26.545899</text:p>
          </table:table-cell>
          <table:table-cell office:value-type="float" office:value="40.999662" calcext:value-type="float">
            <text:p>40.999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.644368" calcext:value-type="float">
            <text:p>28.644368</text:p>
          </table:table-cell>
          <table:table-cell office:value-type="float" office:value="2.855523" calcext:value-type="float">
            <text:p>2.855523</text:p>
          </table:table-cell>
          <table:table-cell office:value-type="float" office:value="28.64472" calcext:value-type="float">
            <text:p>28.64472</text:p>
          </table:table-cell>
          <table:table-cell office:value-type="float" office:value="0.008335" calcext:value-type="float">
            <text:p>0.008335</text:p>
          </table:table-cell>
          <table:table-cell office:value-type="float" office:value="10.07783" calcext:value-type="float">
            <text:p>10.07783</text:p>
          </table:table-cell>
          <table:table-cell office:value-type="float" office:value="18.519569" calcext:value-type="float">
            <text:p>18.519569</text:p>
          </table:table-cell>
          <table:table-cell office:value-type="float" office:value="28.644848" calcext:value-type="float">
            <text:p>28.644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.41622" calcext:value-type="float">
            <text:p>26.41622</text:p>
          </table:table-cell>
          <table:table-cell office:value-type="float" office:value="0.009317" calcext:value-type="float">
            <text:p>0.009317</text:p>
          </table:table-cell>
          <table:table-cell office:value-type="float" office:value="26.416641" calcext:value-type="float">
            <text:p>26.416641</text:p>
          </table:table-cell>
          <table:table-cell office:value-type="float" office:value="4.740062" calcext:value-type="float">
            <text:p>4.740062</text:p>
          </table:table-cell>
          <table:table-cell office:value-type="float" office:value="7.692703" calcext:value-type="float">
            <text:p>7.692703</text:p>
          </table:table-cell>
          <table:table-cell office:value-type="float" office:value="13.941055" calcext:value-type="float">
            <text:p>13.941055</text:p>
          </table:table-cell>
          <table:table-cell office:value-type="float" office:value="26.416761" calcext:value-type="float">
            <text:p>26.4167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309823" calcext:value-type="float">
            <text:p>25.309823</text:p>
          </table:table-cell>
          <table:table-cell office:value-type="float" office:value="0.009434" calcext:value-type="float">
            <text:p>0.009434</text:p>
          </table:table-cell>
          <table:table-cell office:value-type="float" office:value="25.310161" calcext:value-type="float">
            <text:p>25.310161</text:p>
          </table:table-cell>
          <table:table-cell office:value-type="float" office:value="7.741998" calcext:value-type="float">
            <text:p>7.741998</text:p>
          </table:table-cell>
          <table:table-cell office:value-type="float" office:value="6.20592" calcext:value-type="float">
            <text:p>6.20592</text:p>
          </table:table-cell>
          <table:table-cell office:value-type="float" office:value="11.309054" calcext:value-type="float">
            <text:p>11.309054</text:p>
          </table:table-cell>
          <table:table-cell office:value-type="float" office:value="25.310283" calcext:value-type="float">
            <text:p>25.3102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.915118" calcext:value-type="float">
            <text:p>25.915118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25.915423" calcext:value-type="float">
            <text:p>25.915423</text:p>
          </table:table-cell>
          <table:table-cell office:value-type="float" office:value="10.573319" calcext:value-type="float">
            <text:p>10.573319</text:p>
          </table:table-cell>
          <table:table-cell office:value-type="float" office:value="5.402569" calcext:value-type="float">
            <text:p>5.402569</text:p>
          </table:table-cell>
          <table:table-cell office:value-type="float" office:value="9.876021" calcext:value-type="float">
            <text:p>9.876021</text:p>
          </table:table-cell>
          <table:table-cell office:value-type="float" office:value="25.915549" calcext:value-type="float">
            <text:p>25.9155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.755704" calcext:value-type="float">
            <text:p>27.755704</text:p>
          </table:table-cell>
          <table:table-cell office:value-type="float" office:value="0.009873" calcext:value-type="float">
            <text:p>0.009873</text:p>
          </table:table-cell>
          <table:table-cell office:value-type="float" office:value="27.755971" calcext:value-type="float">
            <text:p>27.755971</text:p>
          </table:table-cell>
          <table:table-cell office:value-type="float" office:value="13.321507" calcext:value-type="float">
            <text:p>13.321507</text:p>
          </table:table-cell>
          <table:table-cell office:value-type="float" office:value="5.020693" calcext:value-type="float">
            <text:p>5.020693</text:p>
          </table:table-cell>
          <table:table-cell office:value-type="float" office:value="9.339253" calcext:value-type="float">
            <text:p>9.339253</text:p>
          </table:table-cell>
          <table:table-cell office:value-type="float" office:value="27.756093" calcext:value-type="float">
            <text:p>27.7560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.215994" calcext:value-type="float">
            <text:p>27.215994</text:p>
          </table:table-cell>
          <table:table-cell office:value-type="float" office:value="0.009548" calcext:value-type="float">
            <text:p>0.009548</text:p>
          </table:table-cell>
          <table:table-cell office:value-type="float" office:value="27.216229" calcext:value-type="float">
            <text:p>27.216229</text:p>
          </table:table-cell>
          <table:table-cell office:value-type="float" office:value="14.529798" calcext:value-type="float">
            <text:p>14.529798</text:p>
          </table:table-cell>
          <table:table-cell office:value-type="float" office:value="4.386465" calcext:value-type="float">
            <text:p>4.386465</text:p>
          </table:table-cell>
          <table:table-cell office:value-type="float" office:value="8.215983" calcext:value-type="float">
            <text:p>8.215983</text:p>
          </table:table-cell>
          <table:table-cell office:value-type="float" office:value="27.216356" calcext:value-type="float">
            <text:p>27.216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.970657" calcext:value-type="float">
            <text:p>26.970657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26.970866" calcext:value-type="float">
            <text:p>26.970866</text:p>
          </table:table-cell>
          <table:table-cell office:value-type="float" office:value="15.486833" calcext:value-type="float">
            <text:p>15.486833</text:p>
          </table:table-cell>
          <table:table-cell office:value-type="float" office:value="3.947782" calcext:value-type="float">
            <text:p>3.947782</text:p>
          </table:table-cell>
          <table:table-cell office:value-type="float" office:value="7.441098" calcext:value-type="float">
            <text:p>7.441098</text:p>
          </table:table-cell>
          <table:table-cell office:value-type="float" office:value="26.970993" calcext:value-type="float">
            <text:p>26.970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576348" calcext:value-type="float">
            <text:p>26.576348</text:p>
          </table:table-cell>
          <table:table-cell office:value-type="float" office:value="0.028726" calcext:value-type="float">
            <text:p>0.028726</text:p>
          </table:table-cell>
          <table:table-cell office:value-type="float" office:value="26.576537" calcext:value-type="float">
            <text:p>26.576537</text:p>
          </table:table-cell>
          <table:table-cell office:value-type="float" office:value="16.314388" calcext:value-type="float">
            <text:p>16.314388</text:p>
          </table:table-cell>
          <table:table-cell office:value-type="float" office:value="3.516037" calcext:value-type="float">
            <text:p>3.516037</text:p>
          </table:table-cell>
          <table:table-cell office:value-type="float" office:value="6.634978" calcext:value-type="float">
            <text:p>6.634978</text:p>
          </table:table-cell>
          <table:table-cell office:value-type="float" office:value="26.576666" calcext:value-type="float">
            <text:p>26.576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.562802" calcext:value-type="float">
            <text:p>83.562802</text:p>
          </table:table-cell>
          <table:table-cell office:value-type="float" office:value="59.901938" calcext:value-type="float">
            <text:p>59.901938</text:p>
          </table:table-cell>
          <table:table-cell office:value-type="float" office:value="83.563888" calcext:value-type="float">
            <text:p>83.563888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29.391573" calcext:value-type="float">
            <text:p>29.391573</text:p>
          </table:table-cell>
          <table:table-cell office:value-type="float" office:value="54.145051" calcext:value-type="float">
            <text:p>54.145051</text:p>
          </table:table-cell>
          <table:table-cell office:value-type="float" office:value="83.564012" calcext:value-type="float">
            <text:p>83.564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.769564" calcext:value-type="float">
            <text:p>42.769564</text:p>
          </table:table-cell>
          <table:table-cell office:value-type="float" office:value="19.352582" calcext:value-type="float">
            <text:p>19.352582</text:p>
          </table:table-cell>
          <table:table-cell office:value-type="float" office:value="42.770097" calcext:value-type="float">
            <text:p>42.770097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15.041669" calcext:value-type="float">
            <text:p>15.041669</text:p>
          </table:table-cell>
          <table:table-cell office:value-type="float" office:value="27.687597" calcext:value-type="float">
            <text:p>27.687597</text:p>
          </table:table-cell>
          <table:table-cell office:value-type="float" office:value="42.770227" calcext:value-type="float">
            <text:p>42.770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.7481" calcext:value-type="float">
            <text:p>28.7481</text:p>
          </table:table-cell>
          <table:table-cell office:value-type="float" office:value="6.368105" calcext:value-type="float">
            <text:p>6.368105</text:p>
          </table:table-cell>
          <table:table-cell office:value-type="float" office:value="28.748456" calcext:value-type="float">
            <text:p>28.748456</text:p>
          </table:table-cell>
          <table:table-cell office:value-type="float" office:value="0.007897" calcext:value-type="float">
            <text:p>0.007897</text:p>
          </table:table-cell>
          <table:table-cell office:value-type="float" office:value="10.112544" calcext:value-type="float">
            <text:p>10.112544</text:p>
          </table:table-cell>
          <table:table-cell office:value-type="float" office:value="18.58957" calcext:value-type="float">
            <text:p>18.58957</text:p>
          </table:table-cell>
          <table:table-cell office:value-type="float" office:value="28.748583" calcext:value-type="float">
            <text:p>28.7485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.696296" calcext:value-type="float">
            <text:p>22.696296</text:p>
          </table:table-cell>
          <table:table-cell office:value-type="float" office:value="0.009866" calcext:value-type="float">
            <text:p>0.009866</text:p>
          </table:table-cell>
          <table:table-cell office:value-type="float" office:value="22.696721" calcext:value-type="float">
            <text:p>22.696721</text:p>
          </table:table-cell>
          <table:table-cell office:value-type="float" office:value="0.95715" calcext:value-type="float">
            <text:p>0.95715</text:p>
          </table:table-cell>
          <table:table-cell office:value-type="float" office:value="7.735329" calcext:value-type="float">
            <text:p>7.735329</text:p>
          </table:table-cell>
          <table:table-cell office:value-type="float" office:value="13.963723" calcext:value-type="float">
            <text:p>13.963723</text:p>
          </table:table-cell>
          <table:table-cell office:value-type="float" office:value="22.6968" calcext:value-type="float">
            <text:p>22.6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.345762" calcext:value-type="float">
            <text:p>23.345762</text:p>
          </table:table-cell>
          <table:table-cell office:value-type="float" office:value="0.223724" calcext:value-type="float">
            <text:p>0.223724</text:p>
          </table:table-cell>
          <table:table-cell office:value-type="float" office:value="23.346099" calcext:value-type="float">
            <text:p>23.346099</text:p>
          </table:table-cell>
          <table:table-cell office:value-type="float" office:value="4.548658" calcext:value-type="float">
            <text:p>4.548658</text:p>
          </table:table-cell>
          <table:table-cell office:value-type="float" office:value="6.618967" calcext:value-type="float">
            <text:p>6.618967</text:p>
          </table:table-cell>
          <table:table-cell office:value-type="float" office:value="12.125795" calcext:value-type="float">
            <text:p>12.125795</text:p>
          </table:table-cell>
          <table:table-cell office:value-type="float" office:value="23.346225" calcext:value-type="float">
            <text:p>23.3462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.821831" calcext:value-type="float">
            <text:p>23.821831</text:p>
          </table:table-cell>
          <table:table-cell office:value-type="float" office:value="0.009312" calcext:value-type="float">
            <text:p>0.009312</text:p>
          </table:table-cell>
          <table:table-cell office:value-type="float" office:value="23.822138" calcext:value-type="float">
            <text:p>23.822138</text:p>
          </table:table-cell>
          <table:table-cell office:value-type="float" office:value="7.742355" calcext:value-type="float">
            <text:p>7.742355</text:p>
          </table:table-cell>
          <table:table-cell office:value-type="float" office:value="5.650944" calcext:value-type="float">
            <text:p>5.650944</text:p>
          </table:table-cell>
          <table:table-cell office:value-type="float" office:value="10.366025" calcext:value-type="float">
            <text:p>10.366025</text:p>
          </table:table-cell>
          <table:table-cell office:value-type="float" office:value="23.822261" calcext:value-type="float">
            <text:p>23.822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.995727" calcext:value-type="float">
            <text:p>23.995727</text:p>
          </table:table-cell>
          <table:table-cell office:value-type="float" office:value="0.021859" calcext:value-type="float">
            <text:p>0.021859</text:p>
          </table:table-cell>
          <table:table-cell office:value-type="float" office:value="23.99599" calcext:value-type="float">
            <text:p>23.99599</text:p>
          </table:table-cell>
          <table:table-cell office:value-type="float" office:value="9.720022" calcext:value-type="float">
            <text:p>9.720022</text:p>
          </table:table-cell>
          <table:table-cell office:value-type="float" office:value="4.965674" calcext:value-type="float">
            <text:p>4.965674</text:p>
          </table:table-cell>
          <table:table-cell office:value-type="float" office:value="9.234935" calcext:value-type="float">
            <text:p>9.234935</text:p>
          </table:table-cell>
          <table:table-cell office:value-type="float" office:value="23.996119" calcext:value-type="float">
            <text:p>23.996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.754297" calcext:value-type="float">
            <text:p>23.754297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23.754528" calcext:value-type="float">
            <text:p>23.754528</text:p>
          </table:table-cell>
          <table:table-cell office:value-type="float" office:value="11.373898" calcext:value-type="float">
            <text:p>11.373898</text:p>
          </table:table-cell>
          <table:table-cell office:value-type="float" office:value="4.299119" calcext:value-type="float">
            <text:p>4.299119</text:p>
          </table:table-cell>
          <table:table-cell office:value-type="float" office:value="7.995401" calcext:value-type="float">
            <text:p>7.995401</text:p>
          </table:table-cell>
          <table:table-cell office:value-type="float" office:value="23.754647" calcext:value-type="float">
            <text:p>23.7546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.528323" calcext:value-type="float">
            <text:p>23.528323</text:p>
          </table:table-cell>
          <table:table-cell office:value-type="float" office:value="0.041049" calcext:value-type="float">
            <text:p>0.041049</text:p>
          </table:table-cell>
          <table:table-cell office:value-type="float" office:value="23.528531" calcext:value-type="float">
            <text:p>23.528531</text:p>
          </table:table-cell>
          <table:table-cell office:value-type="float" office:value="12.322256" calcext:value-type="float">
            <text:p>12.322256</text:p>
          </table:table-cell>
          <table:table-cell office:value-type="float" office:value="3.893169" calcext:value-type="float">
            <text:p>3.893169</text:p>
          </table:table-cell>
          <table:table-cell office:value-type="float" office:value="7.218392" calcext:value-type="float">
            <text:p>7.218392</text:p>
          </table:table-cell>
          <table:table-cell office:value-type="float" office:value="23.528654" calcext:value-type="float">
            <text:p>23.5286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.201794" calcext:value-type="float">
            <text:p>85.201794</text:p>
          </table:table-cell>
          <table:table-cell office:value-type="float" office:value="64.567426" calcext:value-type="float">
            <text:p>64.567426</text:p>
          </table:table-cell>
          <table:table-cell office:value-type="float" office:value="85.202872" calcext:value-type="float">
            <text:p>85.20287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29.941955" calcext:value-type="float">
            <text:p>29.941955</text:p>
          </table:table-cell>
          <table:table-cell office:value-type="float" office:value="55.233631" calcext:value-type="float">
            <text:p>55.233631</text:p>
          </table:table-cell>
          <table:table-cell office:value-type="float" office:value="85.202949" calcext:value-type="float">
            <text:p>85.202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.723492" calcext:value-type="float">
            <text:p>42.723492</text:p>
          </table:table-cell>
          <table:table-cell office:value-type="float" office:value="22.121147" calcext:value-type="float">
            <text:p>22.121147</text:p>
          </table:table-cell>
          <table:table-cell office:value-type="float" office:value="42.724025" calcext:value-type="float">
            <text:p>42.724025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15.010933" calcext:value-type="float">
            <text:p>15.010933</text:p>
          </table:table-cell>
          <table:table-cell office:value-type="float" office:value="27.673898" calcext:value-type="float">
            <text:p>27.673898</text:p>
          </table:table-cell>
          <table:table-cell office:value-type="float" office:value="42.724153" calcext:value-type="float">
            <text:p>42.724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.822504" calcext:value-type="float">
            <text:p>28.822504</text:p>
          </table:table-cell>
          <table:table-cell office:value-type="float" office:value="9.09798" calcext:value-type="float">
            <text:p>9.09798</text:p>
          </table:table-cell>
          <table:table-cell office:value-type="float" office:value="28.822855" calcext:value-type="float">
            <text:p>28.822855</text:p>
          </table:table-cell>
          <table:table-cell office:value-type="float" office:value="0.007145" calcext:value-type="float">
            <text:p>0.007145</text:p>
          </table:table-cell>
          <table:table-cell office:value-type="float" office:value="10.133362" calcext:value-type="float">
            <text:p>10.133362</text:p>
          </table:table-cell>
          <table:table-cell office:value-type="float" office:value="18.645487" calcext:value-type="float">
            <text:p>18.645487</text:p>
          </table:table-cell>
          <table:table-cell office:value-type="float" office:value="28.822989" calcext:value-type="float">
            <text:p>28.822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.694361" calcext:value-type="float">
            <text:p>22.694361</text:p>
          </table:table-cell>
          <table:table-cell office:value-type="float" office:value="1.79336" calcext:value-type="float">
            <text:p>1.79336</text:p>
          </table:table-cell>
          <table:table-cell office:value-type="float" office:value="22.694624" calcext:value-type="float">
            <text:p>22.694624</text:p>
          </table:table-cell>
          <table:table-cell office:value-type="float" office:value="0.0079" calcext:value-type="float">
            <text:p>0.0079</text:p>
          </table:table-cell>
          <table:table-cell office:value-type="float" office:value="7.999042" calcext:value-type="float">
            <text:p>7.999042</text:p>
          </table:table-cell>
          <table:table-cell office:value-type="float" office:value="14.642005" calcext:value-type="float">
            <text:p>14.642005</text:p>
          </table:table-cell>
          <table:table-cell office:value-type="float" office:value="22.694748" calcext:value-type="float">
            <text:p>22.6947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.38758" calcext:value-type="float">
            <text:p>21.38758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21.387951" calcext:value-type="float">
            <text:p>21.387951</text:p>
          </table:table-cell>
          <table:table-cell office:value-type="float" office:value="2.191631" calcext:value-type="float">
            <text:p>2.191631</text:p>
          </table:table-cell>
          <table:table-cell office:value-type="float" office:value="6.789071" calcext:value-type="float">
            <text:p>6.789071</text:p>
          </table:table-cell>
          <table:table-cell office:value-type="float" office:value="12.354837" calcext:value-type="float">
            <text:p>12.354837</text:p>
          </table:table-cell>
          <table:table-cell office:value-type="float" office:value="21.388079" calcext:value-type="float">
            <text:p>21.3880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.201025" calcext:value-type="float">
            <text:p>21.201025</text:p>
          </table:table-cell>
          <table:table-cell office:value-type="float" office:value="0.010098" calcext:value-type="float">
            <text:p>0.010098</text:p>
          </table:table-cell>
          <table:table-cell office:value-type="float" office:value="21.20135" calcext:value-type="float">
            <text:p>21.20135</text:p>
          </table:table-cell>
          <table:table-cell office:value-type="float" office:value="5.040366" calcext:value-type="float">
            <text:p>5.040366</text:p>
          </table:table-cell>
          <table:table-cell office:value-type="float" office:value="5.683552" calcext:value-type="float">
            <text:p>5.683552</text:p>
          </table:table-cell>
          <table:table-cell office:value-type="float" office:value="10.41168" calcext:value-type="float">
            <text:p>10.41168</text:p>
          </table:table-cell>
          <table:table-cell office:value-type="float" office:value="21.201485" calcext:value-type="float">
            <text:p>21.201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.919309" calcext:value-type="float">
            <text:p>20.919309</text:p>
          </table:table-cell>
          <table:table-cell office:value-type="float" office:value="0.026913" calcext:value-type="float">
            <text:p>0.026913</text:p>
          </table:table-cell>
          <table:table-cell office:value-type="float" office:value="20.919576" calcext:value-type="float">
            <text:p>20.919576</text:p>
          </table:table-cell>
          <table:table-cell office:value-type="float" office:value="6.651544" calcext:value-type="float">
            <text:p>6.651544</text:p>
          </table:table-cell>
          <table:table-cell office:value-type="float" office:value="4.972572" calcext:value-type="float">
            <text:p>4.972572</text:p>
          </table:table-cell>
          <table:table-cell office:value-type="float" office:value="9.219506" calcext:value-type="float">
            <text:p>9.219506</text:p>
          </table:table-cell>
          <table:table-cell office:value-type="float" office:value="20.919695" calcext:value-type="float">
            <text:p>20.9196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.766268" calcext:value-type="float">
            <text:p>20.766268</text:p>
          </table:table-cell>
          <table:table-cell office:value-type="float" office:value="0.049073" calcext:value-type="float">
            <text:p>0.049073</text:p>
          </table:table-cell>
          <table:table-cell office:value-type="float" office:value="20.766504" calcext:value-type="float">
            <text:p>20.766504</text:p>
          </table:table-cell>
          <table:table-cell office:value-type="float" office:value="8.066965" calcext:value-type="float">
            <text:p>8.066965</text:p>
          </table:table-cell>
          <table:table-cell office:value-type="float" office:value="4.387791" calcext:value-type="float">
            <text:p>4.387791</text:p>
          </table:table-cell>
          <table:table-cell office:value-type="float" office:value="8.224783" calcext:value-type="float">
            <text:p>8.224783</text:p>
          </table:table-cell>
          <table:table-cell office:value-type="float" office:value="20.766582" calcext:value-type="float">
            <text:p>20.766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5.290921" calcext:value-type="float">
            <text:p>85.290921</text:p>
          </table:table-cell>
          <table:table-cell office:value-type="float" office:value="67.07842" calcext:value-type="float">
            <text:p>67.07842</text:p>
          </table:table-cell>
          <table:table-cell office:value-type="float" office:value="85.291997" calcext:value-type="float">
            <text:p>85.291997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29.993425" calcext:value-type="float">
            <text:p>29.993425</text:p>
          </table:table-cell>
          <table:table-cell office:value-type="float" office:value="55.269403" calcext:value-type="float">
            <text:p>55.269403</text:p>
          </table:table-cell>
          <table:table-cell office:value-type="float" office:value="85.292121" calcext:value-type="float">
            <text:p>85.292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.056664" calcext:value-type="float">
            <text:p>44.056664</text:p>
          </table:table-cell>
          <table:table-cell office:value-type="float" office:value="25.172038" calcext:value-type="float">
            <text:p>25.172038</text:p>
          </table:table-cell>
          <table:table-cell office:value-type="float" office:value="44.057196" calcext:value-type="float">
            <text:p>44.057196</text:p>
          </table:table-cell>
          <table:table-cell office:value-type="float" office:value="0.004791" calcext:value-type="float">
            <text:p>0.004791</text:p>
          </table:table-cell>
          <table:table-cell office:value-type="float" office:value="15.486403" calcext:value-type="float">
            <text:p>15.486403</text:p>
          </table:table-cell>
          <table:table-cell office:value-type="float" office:value="28.535331" calcext:value-type="float">
            <text:p>28.535331</text:p>
          </table:table-cell>
          <table:table-cell office:value-type="float" office:value="44.057273" calcext:value-type="float">
            <text:p>44.057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.056058" calcext:value-type="float">
            <text:p>30.056058</text:p>
          </table:table-cell>
          <table:table-cell office:value-type="float" office:value="11.216641" calcext:value-type="float">
            <text:p>11.216641</text:p>
          </table:table-cell>
          <table:table-cell office:value-type="float" office:value="30.056451" calcext:value-type="float">
            <text:p>30.056451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10.57455" calcext:value-type="float">
            <text:p>10.57455</text:p>
          </table:table-cell>
          <table:table-cell office:value-type="float" office:value="19.437253" calcext:value-type="float">
            <text:p>19.437253</text:p>
          </table:table-cell>
          <table:table-cell office:value-type="float" office:value="30.056581" calcext:value-type="float">
            <text:p>30.0565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3.821254" calcext:value-type="float">
            <text:p>23.821254</text:p>
          </table:table-cell>
          <table:table-cell office:value-type="float" office:value="5.030233" calcext:value-type="float">
            <text:p>5.030233</text:p>
          </table:table-cell>
          <table:table-cell office:value-type="float" office:value="23.821544" calcext:value-type="float">
            <text:p>23.821544</text:p>
          </table:table-cell>
          <table:table-cell office:value-type="float" office:value="0.013123" calcext:value-type="float">
            <text:p>0.013123</text:p>
          </table:table-cell>
          <table:table-cell office:value-type="float" office:value="8.41226" calcext:value-type="float">
            <text:p>8.41226</text:p>
          </table:table-cell>
          <table:table-cell office:value-type="float" office:value="15.352806" calcext:value-type="float">
            <text:p>15.352806</text:p>
          </table:table-cell>
          <table:table-cell office:value-type="float" office:value="23.821619" calcext:value-type="float">
            <text:p>23.8216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.953275" calcext:value-type="float">
            <text:p>19.953275</text:p>
          </table:table-cell>
          <table:table-cell office:value-type="float" office:value="0.046999" calcext:value-type="float">
            <text:p>0.046999</text:p>
          </table:table-cell>
          <table:table-cell office:value-type="float" office:value="19.953399" calcext:value-type="float">
            <text:p>19.953399</text:p>
          </table:table-cell>
          <table:table-cell office:value-type="float" office:value="0.705682" calcext:value-type="float">
            <text:p>0.705682</text:p>
          </table:table-cell>
          <table:table-cell office:value-type="float" office:value="6.81829" calcext:value-type="float">
            <text:p>6.81829</text:p>
          </table:table-cell>
          <table:table-cell office:value-type="float" office:value="12.374004" calcext:value-type="float">
            <text:p>12.374004</text:p>
          </table:table-cell>
          <table:table-cell office:value-type="float" office:value="19.953521" calcext:value-type="float">
            <text:p>19.953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.904318" calcext:value-type="float">
            <text:p>18.904318</text:p>
          </table:table-cell>
          <table:table-cell office:value-type="float" office:value="0.072453" calcext:value-type="float">
            <text:p>0.072453</text:p>
          </table:table-cell>
          <table:table-cell office:value-type="float" office:value="18.904626" calcext:value-type="float">
            <text:p>18.904626</text:p>
          </table:table-cell>
          <table:table-cell office:value-type="float" office:value="2.675684" calcext:value-type="float">
            <text:p>2.675684</text:p>
          </table:table-cell>
          <table:table-cell office:value-type="float" office:value="5.695702" calcext:value-type="float">
            <text:p>5.695702</text:p>
          </table:table-cell>
          <table:table-cell office:value-type="float" office:value="10.471034" calcext:value-type="float">
            <text:p>10.471034</text:p>
          </table:table-cell>
          <table:table-cell office:value-type="float" office:value="18.904752" calcext:value-type="float">
            <text:p>18.904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.917967" calcext:value-type="float">
            <text:p>18.917967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18.91822" calcext:value-type="float">
            <text:p>18.91822</text:p>
          </table:table-cell>
          <table:table-cell office:value-type="float" office:value="4.914276" calcext:value-type="float">
            <text:p>4.914276</text:p>
          </table:table-cell>
          <table:table-cell office:value-type="float" office:value="4.887633" calcext:value-type="float">
            <text:p>4.887633</text:p>
          </table:table-cell>
          <table:table-cell office:value-type="float" office:value="9.03888" calcext:value-type="float">
            <text:p>9.03888</text:p>
          </table:table-cell>
          <table:table-cell office:value-type="float" office:value="18.918345" calcext:value-type="float">
            <text:p>18.918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.284044" calcext:value-type="float">
            <text:p>86.284044</text:p>
          </table:table-cell>
          <table:table-cell office:value-type="float" office:value="68.849243" calcext:value-type="float">
            <text:p>68.849243</text:p>
          </table:table-cell>
          <table:table-cell office:value-type="float" office:value="86.285116" calcext:value-type="float">
            <text:p>86.285116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30.48379" calcext:value-type="float">
            <text:p>30.48379</text:p>
          </table:table-cell>
          <table:table-cell office:value-type="float" office:value="55.773966" calcext:value-type="float">
            <text:p>55.773966</text:p>
          </table:table-cell>
          <table:table-cell office:value-type="float" office:value="86.285242" calcext:value-type="float">
            <text:p>86.285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.751793" calcext:value-type="float">
            <text:p>45.751793</text:p>
          </table:table-cell>
          <table:table-cell office:value-type="float" office:value="27.977309" calcext:value-type="float">
            <text:p>27.977309</text:p>
          </table:table-cell>
          <table:table-cell office:value-type="float" office:value="45.752388" calcext:value-type="float">
            <text:p>45.752388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16.087015" calcext:value-type="float">
            <text:p>16.087015</text:p>
          </table:table-cell>
          <table:table-cell office:value-type="float" office:value="29.626651" calcext:value-type="float">
            <text:p>29.626651</text:p>
          </table:table-cell>
          <table:table-cell office:value-type="float" office:value="45.75246" calcext:value-type="float">
            <text:p>45.75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1.607138" calcext:value-type="float">
            <text:p>31.607138</text:p>
          </table:table-cell>
          <table:table-cell office:value-type="float" office:value="13.900993" calcext:value-type="float">
            <text:p>13.900993</text:p>
          </table:table-cell>
          <table:table-cell office:value-type="float" office:value="31.607532" calcext:value-type="float">
            <text:p>31.607532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11.104045" calcext:value-type="float">
            <text:p>11.104045</text:p>
          </table:table-cell>
          <table:table-cell office:value-type="float" office:value="20.461122" calcext:value-type="float">
            <text:p>20.461122</text:p>
          </table:table-cell>
          <table:table-cell office:value-type="float" office:value="31.607658" calcext:value-type="float">
            <text:p>31.607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.911897" calcext:value-type="float">
            <text:p>23.911897</text:p>
          </table:table-cell>
          <table:table-cell office:value-type="float" office:value="6.58867" calcext:value-type="float">
            <text:p>6.58867</text:p>
          </table:table-cell>
          <table:table-cell office:value-type="float" office:value="23.912187" calcext:value-type="float">
            <text:p>23.912187</text:p>
          </table:table-cell>
          <table:table-cell office:value-type="float" office:value="0.013489" calcext:value-type="float">
            <text:p>0.013489</text:p>
          </table:table-cell>
          <table:table-cell office:value-type="float" office:value="8.435795" calcext:value-type="float">
            <text:p>8.435795</text:p>
          </table:table-cell>
          <table:table-cell office:value-type="float" office:value="15.419873" calcext:value-type="float">
            <text:p>15.419873</text:p>
          </table:table-cell>
          <table:table-cell office:value-type="float" office:value="23.912257" calcext:value-type="float">
            <text:p>23.9122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.314131" calcext:value-type="float">
            <text:p>19.314131</text:p>
          </table:table-cell>
          <table:table-cell office:value-type="float" office:value="1.591538" calcext:value-type="float">
            <text:p>1.591538</text:p>
          </table:table-cell>
          <table:table-cell office:value-type="float" office:value="19.314362" calcext:value-type="float">
            <text:p>19.314362</text:p>
          </table:table-cell>
          <table:table-cell office:value-type="float" office:value="0.011036" calcext:value-type="float">
            <text:p>0.011036</text:p>
          </table:table-cell>
          <table:table-cell office:value-type="float" office:value="6.777559" calcext:value-type="float">
            <text:p>6.777559</text:p>
          </table:table-cell>
          <table:table-cell office:value-type="float" office:value="12.466712" calcext:value-type="float">
            <text:p>12.466712</text:p>
          </table:table-cell>
          <table:table-cell office:value-type="float" office:value="19.314484" calcext:value-type="float">
            <text:p>19.314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.04917" calcext:value-type="float">
            <text:p>18.04917</text:p>
          </table:table-cell>
          <table:table-cell office:value-type="float" office:value="0.428675" calcext:value-type="float">
            <text:p>0.428675</text:p>
          </table:table-cell>
          <table:table-cell office:value-type="float" office:value="18.049481" calcext:value-type="float">
            <text:p>18.049481</text:p>
          </table:table-cell>
          <table:table-cell office:value-type="float" office:value="1.354919" calcext:value-type="float">
            <text:p>1.354919</text:p>
          </table:table-cell>
          <table:table-cell office:value-type="float" office:value="5.821284" calcext:value-type="float">
            <text:p>5.821284</text:p>
          </table:table-cell>
          <table:table-cell office:value-type="float" office:value="10.805554" calcext:value-type="float">
            <text:p>10.805554</text:p>
          </table:table-cell>
          <table:table-cell office:value-type="float" office:value="18.049606" calcext:value-type="float">
            <text:p>18.0496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9.505815" calcext:value-type="float">
            <text:p>89.505815</text:p>
          </table:table-cell>
          <table:table-cell office:value-type="float" office:value="73.060182" calcext:value-type="float">
            <text:p>73.060182</text:p>
          </table:table-cell>
          <table:table-cell office:value-type="float" office:value="89.507058" calcext:value-type="float">
            <text:p>89.50705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31.52257" calcext:value-type="float">
            <text:p>31.52257</text:p>
          </table:table-cell>
          <table:table-cell office:value-type="float" office:value="57.956899" calcext:value-type="float">
            <text:p>57.956899</text:p>
          </table:table-cell>
          <table:table-cell office:value-type="float" office:value="89.507175" calcext:value-type="float">
            <text:p>89.507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7.158102" calcext:value-type="float">
            <text:p>47.158102</text:p>
          </table:table-cell>
          <table:table-cell office:value-type="float" office:value="30.4879" calcext:value-type="float">
            <text:p>30.4879</text:p>
          </table:table-cell>
          <table:table-cell office:value-type="float" office:value="47.158698" calcext:value-type="float">
            <text:p>47.158698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16.589095" calcext:value-type="float">
            <text:p>16.589095</text:p>
          </table:table-cell>
          <table:table-cell office:value-type="float" office:value="30.530515" calcext:value-type="float">
            <text:p>30.530515</text:p>
          </table:table-cell>
          <table:table-cell office:value-type="float" office:value="47.158823" calcext:value-type="float">
            <text:p>47.1588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1.578488" calcext:value-type="float">
            <text:p>31.578488</text:p>
          </table:table-cell>
          <table:table-cell office:value-type="float" office:value="15.201041" calcext:value-type="float">
            <text:p>15.201041</text:p>
          </table:table-cell>
          <table:table-cell office:value-type="float" office:value="31.578876" calcext:value-type="float">
            <text:p>31.578876</text:p>
          </table:table-cell>
          <table:table-cell office:value-type="float" office:value="0.005611" calcext:value-type="float">
            <text:p>0.005611</text:p>
          </table:table-cell>
          <table:table-cell office:value-type="float" office:value="11.086622" calcext:value-type="float">
            <text:p>11.086622</text:p>
          </table:table-cell>
          <table:table-cell office:value-type="float" office:value="20.45219" calcext:value-type="float">
            <text:p>20.45219</text:p>
          </table:table-cell>
          <table:table-cell office:value-type="float" office:value="31.579005" calcext:value-type="float">
            <text:p>31.579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3.802756" calcext:value-type="float">
            <text:p>23.802756</text:p>
          </table:table-cell>
          <table:table-cell office:value-type="float" office:value="7.603274" calcext:value-type="float">
            <text:p>7.603274</text:p>
          </table:table-cell>
          <table:table-cell office:value-type="float" office:value="23.803054" calcext:value-type="float">
            <text:p>23.803054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8.35712" calcext:value-type="float">
            <text:p>8.35712</text:p>
          </table:table-cell>
          <table:table-cell office:value-type="float" office:value="15.394834" calcext:value-type="float">
            <text:p>15.394834</text:p>
          </table:table-cell>
          <table:table-cell office:value-type="float" office:value="23.803181" calcext:value-type="float">
            <text:p>23.8031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.820286" calcext:value-type="float">
            <text:p>19.820286</text:p>
          </table:table-cell>
          <table:table-cell office:value-type="float" office:value="2.418324" calcext:value-type="float">
            <text:p>2.418324</text:p>
          </table:table-cell>
          <table:table-cell office:value-type="float" office:value="19.820506" calcext:value-type="float">
            <text:p>19.820506</text:p>
          </table:table-cell>
          <table:table-cell office:value-type="float" office:value="0.515889" calcext:value-type="float">
            <text:p>0.515889</text:p>
          </table:table-cell>
          <table:table-cell office:value-type="float" office:value="6.766446" calcext:value-type="float">
            <text:p>6.766446</text:p>
          </table:table-cell>
          <table:table-cell office:value-type="float" office:value="12.485022" calcext:value-type="float">
            <text:p>12.485022</text:p>
          </table:table-cell>
          <table:table-cell office:value-type="float" office:value="19.820639" calcext:value-type="float">
            <text:p>19.8206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3.936121" calcext:value-type="float">
            <text:p>93.936121</text:p>
          </table:table-cell>
          <table:table-cell office:value-type="float" office:value="78.606933" calcext:value-type="float">
            <text:p>78.606933</text:p>
          </table:table-cell>
          <table:table-cell office:value-type="float" office:value="93.937331" calcext:value-type="float">
            <text:p>93.937331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33.129266" calcext:value-type="float">
            <text:p>33.129266</text:p>
          </table:table-cell>
          <table:table-cell office:value-type="float" office:value="60.779088" calcext:value-type="float">
            <text:p>60.779088</text:p>
          </table:table-cell>
          <table:table-cell office:value-type="float" office:value="93.937459" calcext:value-type="float">
            <text:p>93.937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.192965" calcext:value-type="float">
            <text:p>47.192965</text:p>
          </table:table-cell>
          <table:table-cell office:value-type="float" office:value="31.776694" calcext:value-type="float">
            <text:p>31.776694</text:p>
          </table:table-cell>
          <table:table-cell office:value-type="float" office:value="47.193563" calcext:value-type="float">
            <text:p>47.193563</text:p>
          </table:table-cell>
          <table:table-cell office:value-type="float" office:value="0.004528" calcext:value-type="float">
            <text:p>0.004528</text:p>
          </table:table-cell>
          <table:table-cell office:value-type="float" office:value="16.593567" calcext:value-type="float">
            <text:p>16.593567</text:p>
          </table:table-cell>
          <table:table-cell office:value-type="float" office:value="30.562658" calcext:value-type="float">
            <text:p>30.562658</text:p>
          </table:table-cell>
          <table:table-cell office:value-type="float" office:value="47.193635" calcext:value-type="float">
            <text:p>47.1936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1.57643" calcext:value-type="float">
            <text:p>31.57643</text:p>
          </table:table-cell>
          <table:table-cell office:value-type="float" office:value="16.657369" calcext:value-type="float">
            <text:p>16.657369</text:p>
          </table:table-cell>
          <table:table-cell office:value-type="float" office:value="31.576821" calcext:value-type="float">
            <text:p>31.576821</text:p>
          </table:table-cell>
          <table:table-cell office:value-type="float" office:value="0.010247" calcext:value-type="float">
            <text:p>0.010247</text:p>
          </table:table-cell>
          <table:table-cell office:value-type="float" office:value="11.08584" calcext:value-type="float">
            <text:p>11.08584</text:p>
          </table:table-cell>
          <table:table-cell office:value-type="float" office:value="20.44626" calcext:value-type="float">
            <text:p>20.44626</text:p>
          </table:table-cell>
          <table:table-cell office:value-type="float" office:value="31.576951" calcext:value-type="float">
            <text:p>31.5769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.829878" calcext:value-type="float">
            <text:p>23.829878</text:p>
          </table:table-cell>
          <table:table-cell office:value-type="float" office:value="8.931399" calcext:value-type="float">
            <text:p>8.931399</text:p>
          </table:table-cell>
          <table:table-cell office:value-type="float" office:value="23.830169" calcext:value-type="float">
            <text:p>23.830169</text:p>
          </table:table-cell>
          <table:table-cell office:value-type="float" office:value="0.041401" calcext:value-type="float">
            <text:p>0.041401</text:p>
          </table:table-cell>
          <table:table-cell office:value-type="float" office:value="8.326684" calcext:value-type="float">
            <text:p>8.326684</text:p>
          </table:table-cell>
          <table:table-cell office:value-type="float" office:value="15.419666" calcext:value-type="float">
            <text:p>15.419666</text:p>
          </table:table-cell>
          <table:table-cell office:value-type="float" office:value="23.830295" calcext:value-type="float">
            <text:p>23.8302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3.961692" calcext:value-type="float">
            <text:p>93.961692</text:p>
          </table:table-cell>
          <table:table-cell office:value-type="float" office:value="79.816125" calcext:value-type="float">
            <text:p>79.816125</text:p>
          </table:table-cell>
          <table:table-cell office:value-type="float" office:value="93.962893" calcext:value-type="float">
            <text:p>93.962893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33.083009" calcext:value-type="float">
            <text:p>33.083009</text:p>
          </table:table-cell>
          <table:table-cell office:value-type="float" office:value="60.850372" calcext:value-type="float">
            <text:p>60.850372</text:p>
          </table:table-cell>
          <table:table-cell office:value-type="float" office:value="93.963019" calcext:value-type="float">
            <text:p>93.9630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7.179087" calcext:value-type="float">
            <text:p>47.179087</text:p>
          </table:table-cell>
          <table:table-cell office:value-type="float" office:value="33.302605" calcext:value-type="float">
            <text:p>33.302605</text:p>
          </table:table-cell>
          <table:table-cell office:value-type="float" office:value="47.17968" calcext:value-type="float">
            <text:p>47.17968</text:p>
          </table:table-cell>
          <table:table-cell office:value-type="float" office:value="0.006301" calcext:value-type="float">
            <text:p>0.006301</text:p>
          </table:table-cell>
          <table:table-cell office:value-type="float" office:value="16.573079" calcext:value-type="float">
            <text:p>16.573079</text:p>
          </table:table-cell>
          <table:table-cell office:value-type="float" office:value="30.567224" calcext:value-type="float">
            <text:p>30.567224</text:p>
          </table:table-cell>
          <table:table-cell office:value-type="float" office:value="47.179803" calcext:value-type="float">
            <text:p>47.1798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.558061" calcext:value-type="float">
            <text:p>31.558061</text:p>
          </table:table-cell>
          <table:table-cell office:value-type="float" office:value="17.856574" calcext:value-type="float">
            <text:p>17.856574</text:p>
          </table:table-cell>
          <table:table-cell office:value-type="float" office:value="31.558456" calcext:value-type="float">
            <text:p>31.558456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11.083654" calcext:value-type="float">
            <text:p>11.083654</text:p>
          </table:table-cell>
          <table:table-cell office:value-type="float" office:value="20.432853" calcext:value-type="float">
            <text:p>20.432853</text:p>
          </table:table-cell>
          <table:table-cell office:value-type="float" office:value="31.558584" calcext:value-type="float">
            <text:p>31.558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4.183735" calcext:value-type="float">
            <text:p>94.183735</text:p>
          </table:table-cell>
          <table:table-cell office:value-type="float" office:value="80.962768" calcext:value-type="float">
            <text:p>80.962768</text:p>
          </table:table-cell>
          <table:table-cell office:value-type="float" office:value="94.184934" calcext:value-type="float">
            <text:p>94.184934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33.284024" calcext:value-type="float">
            <text:p>33.284024</text:p>
          </table:table-cell>
          <table:table-cell office:value-type="float" office:value="60.86735" calcext:value-type="float">
            <text:p>60.86735</text:p>
          </table:table-cell>
          <table:table-cell office:value-type="float" office:value="94.185051" calcext:value-type="float">
            <text:p>94.185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7.071869" calcext:value-type="float">
            <text:p>47.071869</text:p>
          </table:table-cell>
          <table:table-cell office:value-type="float" office:value="34.130018" calcext:value-type="float">
            <text:p>34.130018</text:p>
          </table:table-cell>
          <table:table-cell office:value-type="float" office:value="47.072459" calcext:value-type="float">
            <text:p>47.072459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16.541646" calcext:value-type="float">
            <text:p>16.541646</text:p>
          </table:table-cell>
          <table:table-cell office:value-type="float" office:value="30.491531" calcext:value-type="float">
            <text:p>30.491531</text:p>
          </table:table-cell>
          <table:table-cell office:value-type="float" office:value="47.072579" calcext:value-type="float">
            <text:p>47.072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3.850337" calcext:value-type="float">
            <text:p>93.850337</text:p>
          </table:table-cell>
          <table:table-cell office:value-type="float" office:value="81.49449" calcext:value-type="float">
            <text:p>81.49449</text:p>
          </table:table-cell>
          <table:table-cell office:value-type="float" office:value="93.851558" calcext:value-type="float">
            <text:p>93.851558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33.034395" calcext:value-type="float">
            <text:p>33.034395</text:p>
          </table:table-cell>
          <table:table-cell office:value-type="float" office:value="60.787709" calcext:value-type="float">
            <text:p>60.787709</text:p>
          </table:table-cell>
          <table:table-cell office:value-type="float" office:value="93.851677" calcext:value-type="float">
            <text:p>93.85167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.058659" calcext:value-type="float">
            <text:p>119.058659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119.060146" calcext:value-type="float">
            <text:p>119.060146</text:p>
          </table:table-cell>
          <table:table-cell office:value-type="float" office:value="81.619052" calcext:value-type="float">
            <text:p>81.619052</text:p>
          </table:table-cell>
          <table:table-cell office:value-type="float" office:value="13.269446" calcext:value-type="float">
            <text:p>13.269446</text:p>
          </table:table-cell>
          <table:table-cell office:value-type="float" office:value="24.15957" calcext:value-type="float">
            <text:p>24.15957</text:p>
          </table:table-cell>
          <table:table-cell office:value-type="float" office:value="119.060275" calcext:value-type="float">
            <text:p>119.060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.878183" calcext:value-type="float">
            <text:p>119.878183</text:p>
          </table:table-cell>
          <table:table-cell office:value-type="float" office:value="0.005573" calcext:value-type="float">
            <text:p>0.005573</text:p>
          </table:table-cell>
          <table:table-cell office:value-type="float" office:value="119.878979" calcext:value-type="float">
            <text:p>119.878979</text:p>
          </table:table-cell>
          <table:table-cell office:value-type="float" office:value="100.420907" calcext:value-type="float">
            <text:p>100.420907</text:p>
          </table:table-cell>
          <table:table-cell office:value-type="float" office:value="6.967736" calcext:value-type="float">
            <text:p>6.967736</text:p>
          </table:table-cell>
          <table:table-cell office:value-type="float" office:value="12.471855" calcext:value-type="float">
            <text:p>12.471855</text:p>
          </table:table-cell>
          <table:table-cell office:value-type="float" office:value="119.879099" calcext:value-type="float">
            <text:p>119.8790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7.690922" calcext:value-type="float">
            <text:p>117.690922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117.691444" calcext:value-type="float">
            <text:p>117.691444</text:p>
          </table:table-cell>
          <table:table-cell office:value-type="float" office:value="104.552316" calcext:value-type="float">
            <text:p>104.552316</text:p>
          </table:table-cell>
          <table:table-cell office:value-type="float" office:value="4.739044" calcext:value-type="float">
            <text:p>4.739044</text:p>
          </table:table-cell>
          <table:table-cell office:value-type="float" office:value="8.382983" calcext:value-type="float">
            <text:p>8.382983</text:p>
          </table:table-cell>
          <table:table-cell office:value-type="float" office:value="117.691565" calcext:value-type="float">
            <text:p>117.691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7.006116" calcext:value-type="float">
            <text:p>117.006116</text:p>
          </table:table-cell>
          <table:table-cell office:value-type="float" office:value="0.006573" calcext:value-type="float">
            <text:p>0.006573</text:p>
          </table:table-cell>
          <table:table-cell office:value-type="float" office:value="117.006511" calcext:value-type="float">
            <text:p>117.006511</text:p>
          </table:table-cell>
          <table:table-cell office:value-type="float" office:value="107.120148" calcext:value-type="float">
            <text:p>107.120148</text:p>
          </table:table-cell>
          <table:table-cell office:value-type="float" office:value="3.558845" calcext:value-type="float">
            <text:p>3.558845</text:p>
          </table:table-cell>
          <table:table-cell office:value-type="float" office:value="6.306387" calcext:value-type="float">
            <text:p>6.306387</text:p>
          </table:table-cell>
          <table:table-cell office:value-type="float" office:value="117.006663" calcext:value-type="float">
            <text:p>117.006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7.141842" calcext:value-type="float">
            <text:p>117.141842</text:p>
          </table:table-cell>
          <table:table-cell office:value-type="float" office:value="0.006253" calcext:value-type="float">
            <text:p>0.006253</text:p>
          </table:table-cell>
          <table:table-cell office:value-type="float" office:value="117.142161" calcext:value-type="float">
            <text:p>117.142161</text:p>
          </table:table-cell>
          <table:table-cell office:value-type="float" office:value="109.127918" calcext:value-type="float">
            <text:p>109.127918</text:p>
          </table:table-cell>
          <table:table-cell office:value-type="float" office:value="2.880947" calcext:value-type="float">
            <text:p>2.880947</text:p>
          </table:table-cell>
          <table:table-cell office:value-type="float" office:value="5.109428" calcext:value-type="float">
            <text:p>5.109428</text:p>
          </table:table-cell>
          <table:table-cell office:value-type="float" office:value="117.142283" calcext:value-type="float">
            <text:p>117.1422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.79389" calcext:value-type="float">
            <text:p>118.79389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118.794157" calcext:value-type="float">
            <text:p>118.794157</text:p>
          </table:table-cell>
          <table:table-cell office:value-type="float" office:value="111.956088" calcext:value-type="float">
            <text:p>111.956088</text:p>
          </table:table-cell>
          <table:table-cell office:value-type="float" office:value="2.447599" calcext:value-type="float">
            <text:p>2.447599</text:p>
          </table:table-cell>
          <table:table-cell office:value-type="float" office:value="4.361308" calcext:value-type="float">
            <text:p>4.361308</text:p>
          </table:table-cell>
          <table:table-cell office:value-type="float" office:value="118.794277" calcext:value-type="float">
            <text:p>118.794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.54071" calcext:value-type="float">
            <text:p>123.54071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123.540964" calcext:value-type="float">
            <text:p>123.540964</text:p>
          </table:table-cell>
          <table:table-cell office:value-type="float" office:value="117.321143" calcext:value-type="float">
            <text:p>117.321143</text:p>
          </table:table-cell>
          <table:table-cell office:value-type="float" office:value="2.212453" calcext:value-type="float">
            <text:p>2.212453</text:p>
          </table:table-cell>
          <table:table-cell office:value-type="float" office:value="3.973297" calcext:value-type="float">
            <text:p>3.973297</text:p>
          </table:table-cell>
          <table:table-cell office:value-type="float" office:value="123.541087" calcext:value-type="float">
            <text:p>123.5410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4.588774" calcext:value-type="float">
            <text:p>124.588774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124.588999" calcext:value-type="float">
            <text:p>124.588999</text:p>
          </table:table-cell>
          <table:table-cell office:value-type="float" office:value="118.979449" calcext:value-type="float">
            <text:p>118.979449</text:p>
          </table:table-cell>
          <table:table-cell office:value-type="float" office:value="1.972341" calcext:value-type="float">
            <text:p>1.972341</text:p>
          </table:table-cell>
          <table:table-cell office:value-type="float" office:value="3.596364" calcext:value-type="float">
            <text:p>3.596364</text:p>
          </table:table-cell>
          <table:table-cell office:value-type="float" office:value="124.589126" calcext:value-type="float">
            <text:p>124.589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5.001041" calcext:value-type="float">
            <text:p>125.001041</text:p>
          </table:table-cell>
          <table:table-cell office:value-type="float" office:value="0.008365" calcext:value-type="float">
            <text:p>0.008365</text:p>
          </table:table-cell>
          <table:table-cell office:value-type="float" office:value="125.001245" calcext:value-type="float">
            <text:p>125.001245</text:p>
          </table:table-cell>
          <table:table-cell office:value-type="float" office:value="119.940935" calcext:value-type="float">
            <text:p>119.940935</text:p>
          </table:table-cell>
          <table:table-cell office:value-type="float" office:value="1.773043" calcext:value-type="float">
            <text:p>1.773043</text:p>
          </table:table-cell>
          <table:table-cell office:value-type="float" office:value="3.242388" calcext:value-type="float">
            <text:p>3.242388</text:p>
          </table:table-cell>
          <table:table-cell office:value-type="float" office:value="125.001373" calcext:value-type="float">
            <text:p>125.001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7.949224" calcext:value-type="float">
            <text:p>127.949224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127.94941" calcext:value-type="float">
            <text:p>127.94941</text:p>
          </table:table-cell>
          <table:table-cell office:value-type="float" office:value="123.136624" calcext:value-type="float">
            <text:p>123.136624</text:p>
          </table:table-cell>
          <table:table-cell office:value-type="float" office:value="1.654691" calcext:value-type="float">
            <text:p>1.654691</text:p>
          </table:table-cell>
          <table:table-cell office:value-type="float" office:value="3.106315" calcext:value-type="float">
            <text:p>3.106315</text:p>
          </table:table-cell>
          <table:table-cell office:value-type="float" office:value="127.949534" calcext:value-type="float">
            <text:p>127.949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1.961236" calcext:value-type="float">
            <text:p>131.961236</text:p>
          </table:table-cell>
          <table:table-cell office:value-type="float" office:value="0.007186" calcext:value-type="float">
            <text:p>0.007186</text:p>
          </table:table-cell>
          <table:table-cell office:value-type="float" office:value="131.961425" calcext:value-type="float">
            <text:p>131.961425</text:p>
          </table:table-cell>
          <table:table-cell office:value-type="float" office:value="127.285668" calcext:value-type="float">
            <text:p>127.285668</text:p>
          </table:table-cell>
          <table:table-cell office:value-type="float" office:value="1.586142" calcext:value-type="float">
            <text:p>1.586142</text:p>
          </table:table-cell>
          <table:table-cell office:value-type="float" office:value="3.032211" calcext:value-type="float">
            <text:p>3.032211</text:p>
          </table:table-cell>
          <table:table-cell office:value-type="float" office:value="131.961552" calcext:value-type="float">
            <text:p>131.9615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4.694978" calcext:value-type="float">
            <text:p>134.694978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134.695154" calcext:value-type="float">
            <text:p>134.695154</text:p>
          </table:table-cell>
          <table:table-cell office:value-type="float" office:value="130.186676" calcext:value-type="float">
            <text:p>130.186676</text:p>
          </table:table-cell>
          <table:table-cell office:value-type="float" office:value="1.517799" calcext:value-type="float">
            <text:p>1.517799</text:p>
          </table:table-cell>
          <table:table-cell office:value-type="float" office:value="2.928087" calcext:value-type="float">
            <text:p>2.928087</text:p>
          </table:table-cell>
          <table:table-cell office:value-type="float" office:value="134.695282" calcext:value-type="float">
            <text:p>134.695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4.845132" calcext:value-type="float">
            <text:p>134.845132</text:p>
          </table:table-cell>
          <table:table-cell office:value-type="float" office:value="0.007477" calcext:value-type="float">
            <text:p>0.007477</text:p>
          </table:table-cell>
          <table:table-cell office:value-type="float" office:value="134.845299" calcext:value-type="float">
            <text:p>134.845299</text:p>
          </table:table-cell>
          <table:table-cell office:value-type="float" office:value="130.642276" calcext:value-type="float">
            <text:p>130.642276</text:p>
          </table:table-cell>
          <table:table-cell office:value-type="float" office:value="1.398564" calcext:value-type="float">
            <text:p>1.398564</text:p>
          </table:table-cell>
          <table:table-cell office:value-type="float" office:value="2.734956" calcext:value-type="float">
            <text:p>2.734956</text:p>
          </table:table-cell>
          <table:table-cell office:value-type="float" office:value="134.845422" calcext:value-type="float">
            <text:p>134.845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4.42642" calcext:value-type="float">
            <text:p>134.42642</text:p>
          </table:table-cell>
          <table:table-cell office:value-type="float" office:value="0.008294" calcext:value-type="float">
            <text:p>0.008294</text:p>
          </table:table-cell>
          <table:table-cell office:value-type="float" office:value="134.426636" calcext:value-type="float">
            <text:p>134.426636</text:p>
          </table:table-cell>
          <table:table-cell office:value-type="float" office:value="130.397383" calcext:value-type="float">
            <text:p>130.397383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2.630966" calcext:value-type="float">
            <text:p>2.630966</text:p>
          </table:table-cell>
          <table:table-cell office:value-type="float" office:value="134.42671" calcext:value-type="float">
            <text:p>134.426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2.970973" calcext:value-type="float">
            <text:p>132.970973</text:p>
          </table:table-cell>
          <table:table-cell office:value-type="float" office:value="0.028533" calcext:value-type="float">
            <text:p>0.028533</text:p>
          </table:table-cell>
          <table:table-cell office:value-type="float" office:value="132.971124" calcext:value-type="float">
            <text:p>132.971124</text:p>
          </table:table-cell>
          <table:table-cell office:value-type="float" office:value="129.109836" calcext:value-type="float">
            <text:p>129.109836</text:p>
          </table:table-cell>
          <table:table-cell office:value-type="float" office:value="1.266145" calcext:value-type="float">
            <text:p>1.266145</text:p>
          </table:table-cell>
          <table:table-cell office:value-type="float" office:value="2.515073" calcext:value-type="float">
            <text:p>2.515073</text:p>
          </table:table-cell>
          <table:table-cell office:value-type="float" office:value="132.971249" calcext:value-type="float">
            <text:p>132.971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.859845" calcext:value-type="float">
            <text:p>63.859845</text:p>
          </table:table-cell>
          <table:table-cell office:value-type="float" office:value="0.008725" calcext:value-type="float">
            <text:p>0.008725</text:p>
          </table:table-cell>
          <table:table-cell office:value-type="float" office:value="63.861343" calcext:value-type="float">
            <text:p>63.861343</text:p>
          </table:table-cell>
          <table:table-cell office:value-type="float" office:value="25.445584" calcext:value-type="float">
            <text:p>25.445584</text:p>
          </table:table-cell>
          <table:table-cell office:value-type="float" office:value="13.604484" calcext:value-type="float">
            <text:p>13.604484</text:p>
          </table:table-cell>
          <table:table-cell office:value-type="float" office:value="24.795979" calcext:value-type="float">
            <text:p>24.795979</text:p>
          </table:table-cell>
          <table:table-cell office:value-type="float" office:value="63.861462" calcext:value-type="float">
            <text:p>63.861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.791092" calcext:value-type="float">
            <text:p>63.791092</text:p>
          </table:table-cell>
          <table:table-cell office:value-type="float" office:value="0.008264" calcext:value-type="float">
            <text:p>0.008264</text:p>
          </table:table-cell>
          <table:table-cell office:value-type="float" office:value="63.791871" calcext:value-type="float">
            <text:p>63.791871</text:p>
          </table:table-cell>
          <table:table-cell office:value-type="float" office:value="43.997672" calcext:value-type="float">
            <text:p>43.997672</text:p>
          </table:table-cell>
          <table:table-cell office:value-type="float" office:value="7.047322" calcext:value-type="float">
            <text:p>7.047322</text:p>
          </table:table-cell>
          <table:table-cell office:value-type="float" office:value="12.726644" calcext:value-type="float">
            <text:p>12.726644</text:p>
          </table:table-cell>
          <table:table-cell office:value-type="float" office:value="63.791948" calcext:value-type="float">
            <text:p>63.791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.15034" calcext:value-type="float">
            <text:p>63.15034</text:p>
          </table:table-cell>
          <table:table-cell office:value-type="float" office:value="0.009007" calcext:value-type="float">
            <text:p>0.009007</text:p>
          </table:table-cell>
          <table:table-cell office:value-type="float" office:value="63.150844" calcext:value-type="float">
            <text:p>63.150844</text:p>
          </table:table-cell>
          <table:table-cell office:value-type="float" office:value="50.011397" calcext:value-type="float">
            <text:p>50.011397</text:p>
          </table:table-cell>
          <table:table-cell office:value-type="float" office:value="4.715406" calcext:value-type="float">
            <text:p>4.715406</text:p>
          </table:table-cell>
          <table:table-cell office:value-type="float" office:value="8.406366" calcext:value-type="float">
            <text:p>8.406366</text:p>
          </table:table-cell>
          <table:table-cell office:value-type="float" office:value="63.150967" calcext:value-type="float">
            <text:p>63.1509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.997787" calcext:value-type="float">
            <text:p>62.997787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62.998163" calcext:value-type="float">
            <text:p>62.998163</text:p>
          </table:table-cell>
          <table:table-cell office:value-type="float" office:value="52.81395" calcext:value-type="float">
            <text:p>52.81395</text:p>
          </table:table-cell>
          <table:table-cell office:value-type="float" office:value="3.646574" calcext:value-type="float">
            <text:p>3.646574</text:p>
          </table:table-cell>
          <table:table-cell office:value-type="float" office:value="6.517072" calcext:value-type="float">
            <text:p>6.517072</text:p>
          </table:table-cell>
          <table:table-cell office:value-type="float" office:value="62.998234" calcext:value-type="float">
            <text:p>62.9982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.180568" calcext:value-type="float">
            <text:p>63.180568</text:p>
          </table:table-cell>
          <table:table-cell office:value-type="float" office:value="0.008928" calcext:value-type="float">
            <text:p>0.008928</text:p>
          </table:table-cell>
          <table:table-cell office:value-type="float" office:value="63.180867" calcext:value-type="float">
            <text:p>63.180867</text:p>
          </table:table-cell>
          <table:table-cell office:value-type="float" office:value="54.991332" calcext:value-type="float">
            <text:p>54.991332</text:p>
          </table:table-cell>
          <table:table-cell office:value-type="float" office:value="2.950292" calcext:value-type="float">
            <text:p>2.950292</text:p>
          </table:table-cell>
          <table:table-cell office:value-type="float" office:value="5.213716" calcext:value-type="float">
            <text:p>5.213716</text:p>
          </table:table-cell>
          <table:table-cell office:value-type="float" office:value="63.180988" calcext:value-type="float">
            <text:p>63.180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5.069438" calcext:value-type="float">
            <text:p>65.069438</text:p>
          </table:table-cell>
          <table:table-cell office:value-type="float" office:value="0.009145" calcext:value-type="float">
            <text:p>0.009145</text:p>
          </table:table-cell>
          <table:table-cell office:value-type="float" office:value="65.069685" calcext:value-type="float">
            <text:p>65.069685</text:p>
          </table:table-cell>
          <table:table-cell office:value-type="float" office:value="57.898819" calcext:value-type="float">
            <text:p>57.898819</text:p>
          </table:table-cell>
          <table:table-cell office:value-type="float" office:value="2.559302" calcext:value-type="float">
            <text:p>2.559302</text:p>
          </table:table-cell>
          <table:table-cell office:value-type="float" office:value="4.58164" calcext:value-type="float">
            <text:p>4.58164</text:p>
          </table:table-cell>
          <table:table-cell office:value-type="float" office:value="65.069761" calcext:value-type="float">
            <text:p>65.0697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.855652" calcext:value-type="float">
            <text:p>65.855652</text:p>
          </table:table-cell>
          <table:table-cell office:value-type="float" office:value="0.009468" calcext:value-type="float">
            <text:p>0.009468</text:p>
          </table:table-cell>
          <table:table-cell office:value-type="float" office:value="65.855883" calcext:value-type="float">
            <text:p>65.855883</text:p>
          </table:table-cell>
          <table:table-cell office:value-type="float" office:value="59.52529" calcext:value-type="float">
            <text:p>59.52529</text:p>
          </table:table-cell>
          <table:table-cell office:value-type="float" office:value="2.244667" calcext:value-type="float">
            <text:p>2.244667</text:p>
          </table:table-cell>
          <table:table-cell office:value-type="float" office:value="4.051083" calcext:value-type="float">
            <text:p>4.051083</text:p>
          </table:table-cell>
          <table:table-cell office:value-type="float" office:value="65.856004" calcext:value-type="float">
            <text:p>65.856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.247495" calcext:value-type="float">
            <text:p>66.247495</text:p>
          </table:table-cell>
          <table:table-cell office:value-type="float" office:value="0.008589" calcext:value-type="float">
            <text:p>0.008589</text:p>
          </table:table-cell>
          <table:table-cell office:value-type="float" office:value="66.247696" calcext:value-type="float">
            <text:p>66.247696</text:p>
          </table:table-cell>
          <table:table-cell office:value-type="float" office:value="60.610499" calcext:value-type="float">
            <text:p>60.610499</text:p>
          </table:table-cell>
          <table:table-cell office:value-type="float" office:value="1.983229" calcext:value-type="float">
            <text:p>1.983229</text:p>
          </table:table-cell>
          <table:table-cell office:value-type="float" office:value="3.613816" calcext:value-type="float">
            <text:p>3.613816</text:p>
          </table:table-cell>
          <table:table-cell office:value-type="float" office:value="66.247819" calcext:value-type="float">
            <text:p>66.2478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7.331294" calcext:value-type="float">
            <text:p>67.331294</text:p>
          </table:table-cell>
          <table:table-cell office:value-type="float" office:value="0.009718" calcext:value-type="float">
            <text:p>0.009718</text:p>
          </table:table-cell>
          <table:table-cell office:value-type="float" office:value="67.331474" calcext:value-type="float">
            <text:p>67.331474</text:p>
          </table:table-cell>
          <table:table-cell office:value-type="float" office:value="62.159948" calcext:value-type="float">
            <text:p>62.159948</text:p>
          </table:table-cell>
          <table:table-cell office:value-type="float" office:value="1.798671" calcext:value-type="float">
            <text:p>1.798671</text:p>
          </table:table-cell>
          <table:table-cell office:value-type="float" office:value="3.328138" calcext:value-type="float">
            <text:p>3.328138</text:p>
          </table:table-cell>
          <table:table-cell office:value-type="float" office:value="67.331599" calcext:value-type="float">
            <text:p>67.3315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8.625672" calcext:value-type="float">
            <text:p>68.625672</text:p>
          </table:table-cell>
          <table:table-cell office:value-type="float" office:value="0.008245" calcext:value-type="float">
            <text:p>0.008245</text:p>
          </table:table-cell>
          <table:table-cell office:value-type="float" office:value="68.625834" calcext:value-type="float">
            <text:p>68.625834</text:p>
          </table:table-cell>
          <table:table-cell office:value-type="float" office:value="63.741587" calcext:value-type="float">
            <text:p>63.741587</text:p>
          </table:table-cell>
          <table:table-cell office:value-type="float" office:value="1.692888" calcext:value-type="float">
            <text:p>1.692888</text:p>
          </table:table-cell>
          <table:table-cell office:value-type="float" office:value="3.141592" calcext:value-type="float">
            <text:p>3.141592</text:p>
          </table:table-cell>
          <table:table-cell office:value-type="float" office:value="68.625965" calcext:value-type="float">
            <text:p>68.6259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1.049694" calcext:value-type="float">
            <text:p>71.049694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71.049858" calcext:value-type="float">
            <text:p>71.049858</text:p>
          </table:table-cell>
          <table:table-cell office:value-type="float" office:value="66.340494" calcext:value-type="float">
            <text:p>66.340494</text:p>
          </table:table-cell>
          <table:table-cell office:value-type="float" office:value="1.604518" calcext:value-type="float">
            <text:p>1.604518</text:p>
          </table:table-cell>
          <table:table-cell office:value-type="float" office:value="3.047145" calcext:value-type="float">
            <text:p>3.047145</text:p>
          </table:table-cell>
          <table:table-cell office:value-type="float" office:value="71.049983" calcext:value-type="float">
            <text:p>71.0499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0.656362" calcext:value-type="float">
            <text:p>70.656362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70.656514" calcext:value-type="float">
            <text:p>70.656514</text:p>
          </table:table-cell>
          <table:table-cell office:value-type="float" office:value="66.22974" calcext:value-type="float">
            <text:p>66.22974</text:p>
          </table:table-cell>
          <table:table-cell office:value-type="float" office:value="1.484282" calcext:value-type="float">
            <text:p>1.484282</text:p>
          </table:table-cell>
          <table:table-cell office:value-type="float" office:value="2.880269" calcext:value-type="float">
            <text:p>2.880269</text:p>
          </table:table-cell>
          <table:table-cell office:value-type="float" office:value="70.656638" calcext:value-type="float">
            <text:p>70.656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1.154507" calcext:value-type="float">
            <text:p>71.154507</text:p>
          </table:table-cell>
          <table:table-cell office:value-type="float" office:value="0.009524" calcext:value-type="float">
            <text:p>0.009524</text:p>
          </table:table-cell>
          <table:table-cell office:value-type="float" office:value="71.154652" calcext:value-type="float">
            <text:p>71.154652</text:p>
          </table:table-cell>
          <table:table-cell office:value-type="float" office:value="66.870129" calcext:value-type="float">
            <text:p>66.870129</text:p>
          </table:table-cell>
          <table:table-cell office:value-type="float" office:value="1.424943" calcext:value-type="float">
            <text:p>1.424943</text:p>
          </table:table-cell>
          <table:table-cell office:value-type="float" office:value="2.788843" calcext:value-type="float">
            <text:p>2.788843</text:p>
          </table:table-cell>
          <table:table-cell office:value-type="float" office:value="71.154777" calcext:value-type="float">
            <text:p>71.154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9.993488" calcext:value-type="float">
            <text:p>69.99348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69.993618" calcext:value-type="float">
            <text:p>69.993618</text:p>
          </table:table-cell>
          <table:table-cell office:value-type="float" office:value="65.946136" calcext:value-type="float">
            <text:p>65.946136</text:p>
          </table:table-cell>
          <table:table-cell office:value-type="float" office:value="1.338285" calcext:value-type="float">
            <text:p>1.338285</text:p>
          </table:table-cell>
          <table:table-cell office:value-type="float" office:value="2.634579" calcext:value-type="float">
            <text:p>2.634579</text:p>
          </table:table-cell>
          <table:table-cell office:value-type="float" office:value="69.993747" calcext:value-type="float">
            <text:p>69.9937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.030033" calcext:value-type="float">
            <text:p>46.030033</text:p>
          </table:table-cell>
          <table:table-cell office:value-type="float" office:value="0.007505" calcext:value-type="float">
            <text:p>0.007505</text:p>
          </table:table-cell>
          <table:table-cell office:value-type="float" office:value="46.031574" calcext:value-type="float">
            <text:p>46.031574</text:p>
          </table:table-cell>
          <table:table-cell office:value-type="float" office:value="7.186042" calcext:value-type="float">
            <text:p>7.186042</text:p>
          </table:table-cell>
          <table:table-cell office:value-type="float" office:value="13.802861" calcext:value-type="float">
            <text:p>13.802861</text:p>
          </table:table-cell>
          <table:table-cell office:value-type="float" office:value="25.025756" calcext:value-type="float">
            <text:p>25.025756</text:p>
          </table:table-cell>
          <table:table-cell office:value-type="float" office:value="46.031692" calcext:value-type="float">
            <text:p>46.031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.465016" calcext:value-type="float">
            <text:p>45.465016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45.465784" calcext:value-type="float">
            <text:p>45.465784</text:p>
          </table:table-cell>
          <table:table-cell office:value-type="float" office:value="25.79058" calcext:value-type="float">
            <text:p>25.79058</text:p>
          </table:table-cell>
          <table:table-cell office:value-type="float" office:value="6.996943" calcext:value-type="float">
            <text:p>6.996943</text:p>
          </table:table-cell>
          <table:table-cell office:value-type="float" office:value="12.658653" calcext:value-type="float">
            <text:p>12.658653</text:p>
          </table:table-cell>
          <table:table-cell office:value-type="float" office:value="45.465905" calcext:value-type="float">
            <text:p>45.4659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.586847" calcext:value-type="float">
            <text:p>44.586847</text:p>
          </table:table-cell>
          <table:table-cell office:value-type="float" office:value="0.008779" calcext:value-type="float">
            <text:p>0.008779</text:p>
          </table:table-cell>
          <table:table-cell office:value-type="float" office:value="44.587352" calcext:value-type="float">
            <text:p>44.587352</text:p>
          </table:table-cell>
          <table:table-cell office:value-type="float" office:value="31.427184" calcext:value-type="float">
            <text:p>31.427184</text:p>
          </table:table-cell>
          <table:table-cell office:value-type="float" office:value="4.712605" calcext:value-type="float">
            <text:p>4.712605</text:p>
          </table:table-cell>
          <table:table-cell office:value-type="float" office:value="8.429968" calcext:value-type="float">
            <text:p>8.429968</text:p>
          </table:table-cell>
          <table:table-cell office:value-type="float" office:value="44.587425" calcext:value-type="float">
            <text:p>44.587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.587417" calcext:value-type="float">
            <text:p>45.587417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45.587799" calcext:value-type="float">
            <text:p>45.587799</text:p>
          </table:table-cell>
          <table:table-cell office:value-type="float" office:value="35.321892" calcext:value-type="float">
            <text:p>35.321892</text:p>
          </table:table-cell>
          <table:table-cell office:value-type="float" office:value="3.678171" calcext:value-type="float">
            <text:p>3.678171</text:p>
          </table:table-cell>
          <table:table-cell office:value-type="float" office:value="6.564773" calcext:value-type="float">
            <text:p>6.564773</text:p>
          </table:table-cell>
          <table:table-cell office:value-type="float" office:value="45.58792" calcext:value-type="float">
            <text:p>45.58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55886" calcext:value-type="float">
            <text:p>45.55886</text:p>
          </table:table-cell>
          <table:table-cell office:value-type="float" office:value="0.008052" calcext:value-type="float">
            <text:p>0.008052</text:p>
          </table:table-cell>
          <table:table-cell office:value-type="float" office:value="45.559194" calcext:value-type="float">
            <text:p>45.559194</text:p>
          </table:table-cell>
          <table:table-cell office:value-type="float" office:value="37.160145" calcext:value-type="float">
            <text:p>37.160145</text:p>
          </table:table-cell>
          <table:table-cell office:value-type="float" office:value="3.000436" calcext:value-type="float">
            <text:p>3.000436</text:p>
          </table:table-cell>
          <table:table-cell office:value-type="float" office:value="5.373479" calcext:value-type="float">
            <text:p>5.373479</text:p>
          </table:table-cell>
          <table:table-cell office:value-type="float" office:value="45.559322" calcext:value-type="float">
            <text:p>45.559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.582682" calcext:value-type="float">
            <text:p>46.582682</text:p>
          </table:table-cell>
          <table:table-cell office:value-type="float" office:value="0.008309" calcext:value-type="float">
            <text:p>0.008309</text:p>
          </table:table-cell>
          <table:table-cell office:value-type="float" office:value="46.582959" calcext:value-type="float">
            <text:p>46.582959</text:p>
          </table:table-cell>
          <table:table-cell office:value-type="float" office:value="39.130478" calcext:value-type="float">
            <text:p>39.130478</text:p>
          </table:table-cell>
          <table:table-cell office:value-type="float" office:value="2.638154" calcext:value-type="float">
            <text:p>2.638154</text:p>
          </table:table-cell>
          <table:table-cell office:value-type="float" office:value="4.783551" calcext:value-type="float">
            <text:p>4.783551</text:p>
          </table:table-cell>
          <table:table-cell office:value-type="float" office:value="46.583085" calcext:value-type="float">
            <text:p>46.5830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.439489" calcext:value-type="float">
            <text:p>46.439489</text:p>
          </table:table-cell>
          <table:table-cell office:value-type="float" office:value="0.008341" calcext:value-type="float">
            <text:p>0.008341</text:p>
          </table:table-cell>
          <table:table-cell office:value-type="float" office:value="46.439724" calcext:value-type="float">
            <text:p>46.439724</text:p>
          </table:table-cell>
          <table:table-cell office:value-type="float" office:value="39.992171" calcext:value-type="float">
            <text:p>39.992171</text:p>
          </table:table-cell>
          <table:table-cell office:value-type="float" office:value="2.27219" calcext:value-type="float">
            <text:p>2.27219</text:p>
          </table:table-cell>
          <table:table-cell office:value-type="float" office:value="4.138484" calcext:value-type="float">
            <text:p>4.138484</text:p>
          </table:table-cell>
          <table:table-cell office:value-type="float" office:value="46.43985" calcext:value-type="float">
            <text:p>46.43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.523876" calcext:value-type="float">
            <text:p>47.523876</text:p>
          </table:table-cell>
          <table:table-cell office:value-type="float" office:value="0.008031" calcext:value-type="float">
            <text:p>0.008031</text:p>
          </table:table-cell>
          <table:table-cell office:value-type="float" office:value="47.524081" calcext:value-type="float">
            <text:p>47.524081</text:p>
          </table:table-cell>
          <table:table-cell office:value-type="float" office:value="41.579999" calcext:value-type="float">
            <text:p>41.579999</text:p>
          </table:table-cell>
          <table:table-cell office:value-type="float" office:value="2.07746" calcext:value-type="float">
            <text:p>2.07746</text:p>
          </table:table-cell>
          <table:table-cell office:value-type="float" office:value="3.826591" calcext:value-type="float">
            <text:p>3.826591</text:p>
          </table:table-cell>
          <table:table-cell office:value-type="float" office:value="47.524209" calcext:value-type="float">
            <text:p>47.524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.300596" calcext:value-type="float">
            <text:p>48.300596</text:p>
          </table:table-cell>
          <table:table-cell office:value-type="float" office:value="0.008142" calcext:value-type="float">
            <text:p>0.008142</text:p>
          </table:table-cell>
          <table:table-cell office:value-type="float" office:value="48.30078" calcext:value-type="float">
            <text:p>48.30078</text:p>
          </table:table-cell>
          <table:table-cell office:value-type="float" office:value="42.948533" calcext:value-type="float">
            <text:p>42.948533</text:p>
          </table:table-cell>
          <table:table-cell office:value-type="float" office:value="1.861871" calcext:value-type="float">
            <text:p>1.861871</text:p>
          </table:table-cell>
          <table:table-cell office:value-type="float" office:value="3.443978" calcext:value-type="float">
            <text:p>3.443978</text:p>
          </table:table-cell>
          <table:table-cell office:value-type="float" office:value="48.3009" calcext:value-type="float">
            <text:p>48.3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9.887412" calcext:value-type="float">
            <text:p>49.887412</text:p>
          </table:table-cell>
          <table:table-cell office:value-type="float" office:value="0.008795" calcext:value-type="float">
            <text:p>0.008795</text:p>
          </table:table-cell>
          <table:table-cell office:value-type="float" office:value="49.887598" calcext:value-type="float">
            <text:p>49.887598</text:p>
          </table:table-cell>
          <table:table-cell office:value-type="float" office:value="44.589388" calcext:value-type="float">
            <text:p>44.589388</text:p>
          </table:table-cell>
          <table:table-cell office:value-type="float" office:value="1.825056" calcext:value-type="float">
            <text:p>1.825056</text:p>
          </table:table-cell>
          <table:table-cell office:value-type="float" office:value="3.419765" calcext:value-type="float">
            <text:p>3.419765</text:p>
          </table:table-cell>
          <table:table-cell office:value-type="float" office:value="49.887726" calcext:value-type="float">
            <text:p>49.8877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9.965057" calcext:value-type="float">
            <text:p>49.965057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49.965226" calcext:value-type="float">
            <text:p>49.965226</text:p>
          </table:table-cell>
          <table:table-cell office:value-type="float" office:value="45.258793" calcext:value-type="float">
            <text:p>45.258793</text:p>
          </table:table-cell>
          <table:table-cell office:value-type="float" office:value="1.593674" calcext:value-type="float">
            <text:p>1.593674</text:p>
          </table:table-cell>
          <table:table-cell office:value-type="float" office:value="3.055982" calcext:value-type="float">
            <text:p>3.055982</text:p>
          </table:table-cell>
          <table:table-cell office:value-type="float" office:value="49.965349" calcext:value-type="float">
            <text:p>49.9653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.96844" calcext:value-type="float">
            <text:p>49.96844</text:p>
          </table:table-cell>
          <table:table-cell office:value-type="float" office:value="0.008654" calcext:value-type="float">
            <text:p>0.008654</text:p>
          </table:table-cell>
          <table:table-cell office:value-type="float" office:value="49.968595" calcext:value-type="float">
            <text:p>49.968595</text:p>
          </table:table-cell>
          <table:table-cell office:value-type="float" office:value="45.582697" calcext:value-type="float">
            <text:p>45.582697</text:p>
          </table:table-cell>
          <table:table-cell office:value-type="float" office:value="1.471734" calcext:value-type="float">
            <text:p>1.471734</text:p>
          </table:table-cell>
          <table:table-cell office:value-type="float" office:value="2.851362" calcext:value-type="float">
            <text:p>2.851362</text:p>
          </table:table-cell>
          <table:table-cell office:value-type="float" office:value="49.968717" calcext:value-type="float">
            <text:p>49.968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9.654272" calcext:value-type="float">
            <text:p>49.65427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49.654417" calcext:value-type="float">
            <text:p>49.654417</text:p>
          </table:table-cell>
          <table:table-cell office:value-type="float" office:value="45.431284" calcext:value-type="float">
            <text:p>45.431284</text:p>
          </table:table-cell>
          <table:table-cell office:value-type="float" office:value="1.433683" calcext:value-type="float">
            <text:p>1.433683</text:p>
          </table:table-cell>
          <table:table-cell office:value-type="float" office:value="2.720768" calcext:value-type="float">
            <text:p>2.720768</text:p>
          </table:table-cell>
          <table:table-cell office:value-type="float" office:value="49.65454" calcext:value-type="float">
            <text:p>49.65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.038914" calcext:value-type="float">
            <text:p>39.038914</text:p>
          </table:table-cell>
          <table:table-cell office:value-type="float" office:value="2.405141" calcext:value-type="float">
            <text:p>2.405141</text:p>
          </table:table-cell>
          <table:table-cell office:value-type="float" office:value="39.039893" calcext:value-type="float">
            <text:p>39.039893</text:p>
          </table:table-cell>
          <table:table-cell office:value-type="float" office:value="0.006091" calcext:value-type="float">
            <text:p>0.006091</text:p>
          </table:table-cell>
          <table:table-cell office:value-type="float" office:value="13.815622" calcext:value-type="float">
            <text:p>13.815622</text:p>
          </table:table-cell>
          <table:table-cell office:value-type="float" office:value="25.202411" calcext:value-type="float">
            <text:p>25.202411</text:p>
          </table:table-cell>
          <table:table-cell office:value-type="float" office:value="39.040012" calcext:value-type="float">
            <text:p>39.040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.245326" calcext:value-type="float">
            <text:p>36.245326</text:p>
          </table:table-cell>
          <table:table-cell office:value-type="float" office:value="0.007837" calcext:value-type="float">
            <text:p>0.007837</text:p>
          </table:table-cell>
          <table:table-cell office:value-type="float" office:value="36.246094" calcext:value-type="float">
            <text:p>36.246094</text:p>
          </table:table-cell>
          <table:table-cell office:value-type="float" office:value="16.171692" calcext:value-type="float">
            <text:p>16.171692</text:p>
          </table:table-cell>
          <table:table-cell office:value-type="float" office:value="7.182342" calcext:value-type="float">
            <text:p>7.182342</text:p>
          </table:table-cell>
          <table:table-cell office:value-type="float" office:value="12.874538" calcext:value-type="float">
            <text:p>12.874538</text:p>
          </table:table-cell>
          <table:table-cell office:value-type="float" office:value="36.246169" calcext:value-type="float">
            <text:p>36.246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.367851" calcext:value-type="float">
            <text:p>35.367851</text:p>
          </table:table-cell>
          <table:table-cell office:value-type="float" office:value="0.009381" calcext:value-type="float">
            <text:p>0.009381</text:p>
          </table:table-cell>
          <table:table-cell office:value-type="float" office:value="35.368362" calcext:value-type="float">
            <text:p>35.368362</text:p>
          </table:table-cell>
          <table:table-cell office:value-type="float" office:value="21.900387" calcext:value-type="float">
            <text:p>21.900387</text:p>
          </table:table-cell>
          <table:table-cell office:value-type="float" office:value="4.812629" calcext:value-type="float">
            <text:p>4.812629</text:p>
          </table:table-cell>
          <table:table-cell office:value-type="float" office:value="8.636648" calcext:value-type="float">
            <text:p>8.636648</text:p>
          </table:table-cell>
          <table:table-cell office:value-type="float" office:value="35.368486" calcext:value-type="float">
            <text:p>35.368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58651" calcext:value-type="float">
            <text:p>35.58651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35.58688" calcext:value-type="float">
            <text:p>35.58688</text:p>
          </table:table-cell>
          <table:table-cell office:value-type="float" office:value="25.209618" calcext:value-type="float">
            <text:p>25.209618</text:p>
          </table:table-cell>
          <table:table-cell office:value-type="float" office:value="3.720358" calcext:value-type="float">
            <text:p>3.720358</text:p>
          </table:table-cell>
          <table:table-cell office:value-type="float" office:value="6.635783" calcext:value-type="float">
            <text:p>6.635783</text:p>
          </table:table-cell>
          <table:table-cell office:value-type="float" office:value="35.587007" calcext:value-type="float">
            <text:p>35.587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345594" calcext:value-type="float">
            <text:p>36.345594</text:p>
          </table:table-cell>
          <table:table-cell office:value-type="float" office:value="0.008721" calcext:value-type="float">
            <text:p>0.008721</text:p>
          </table:table-cell>
          <table:table-cell office:value-type="float" office:value="36.345923" calcext:value-type="float">
            <text:p>36.345923</text:p>
          </table:table-cell>
          <table:table-cell office:value-type="float" office:value="27.64803" calcext:value-type="float">
            <text:p>27.64803</text:p>
          </table:table-cell>
          <table:table-cell office:value-type="float" office:value="3.106081" calcext:value-type="float">
            <text:p>3.106081</text:p>
          </table:table-cell>
          <table:table-cell office:value-type="float" office:value="5.565533" calcext:value-type="float">
            <text:p>5.565533</text:p>
          </table:table-cell>
          <table:table-cell office:value-type="float" office:value="36.346047" calcext:value-type="float">
            <text:p>36.346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558073" calcext:value-type="float">
            <text:p>36.558073</text:p>
          </table:table-cell>
          <table:table-cell office:value-type="float" office:value="0.008867" calcext:value-type="float">
            <text:p>0.008867</text:p>
          </table:table-cell>
          <table:table-cell office:value-type="float" office:value="36.558352" calcext:value-type="float">
            <text:p>36.558352</text:p>
          </table:table-cell>
          <table:table-cell office:value-type="float" office:value="29.242571" calcext:value-type="float">
            <text:p>29.242571</text:p>
          </table:table-cell>
          <table:table-cell office:value-type="float" office:value="2.595016" calcext:value-type="float">
            <text:p>2.595016</text:p>
          </table:table-cell>
          <table:table-cell office:value-type="float" office:value="4.68915" calcext:value-type="float">
            <text:p>4.68915</text:p>
          </table:table-cell>
          <table:table-cell office:value-type="float" office:value="36.558478" calcext:value-type="float">
            <text:p>36.5584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.239168" calcext:value-type="float">
            <text:p>37.239168</text:p>
          </table:table-cell>
          <table:table-cell office:value-type="float" office:value="0.008917" calcext:value-type="float">
            <text:p>0.008917</text:p>
          </table:table-cell>
          <table:table-cell office:value-type="float" office:value="37.239402" calcext:value-type="float">
            <text:p>37.239402</text:p>
          </table:table-cell>
          <table:table-cell office:value-type="float" office:value="30.722688" calcext:value-type="float">
            <text:p>30.722688</text:p>
          </table:table-cell>
          <table:table-cell office:value-type="float" office:value="2.304308" calcext:value-type="float">
            <text:p>2.304308</text:p>
          </table:table-cell>
          <table:table-cell office:value-type="float" office:value="4.176277" calcext:value-type="float">
            <text:p>4.176277</text:p>
          </table:table-cell>
          <table:table-cell office:value-type="float" office:value="37.239478" calcext:value-type="float">
            <text:p>37.2394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.973098" calcext:value-type="float">
            <text:p>38.973098</text:p>
          </table:table-cell>
          <table:table-cell office:value-type="float" office:value="0.008452" calcext:value-type="float">
            <text:p>0.008452</text:p>
          </table:table-cell>
          <table:table-cell office:value-type="float" office:value="38.973304" calcext:value-type="float">
            <text:p>38.973304</text:p>
          </table:table-cell>
          <table:table-cell office:value-type="float" office:value="33.031026" calcext:value-type="float">
            <text:p>33.031026</text:p>
          </table:table-cell>
          <table:table-cell office:value-type="float" office:value="2.081393" calcext:value-type="float">
            <text:p>2.081393</text:p>
          </table:table-cell>
          <table:table-cell office:value-type="float" office:value="3.82062" calcext:value-type="float">
            <text:p>3.82062</text:p>
          </table:table-cell>
          <table:table-cell office:value-type="float" office:value="38.973376" calcext:value-type="float">
            <text:p>38.973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.716542" calcext:value-type="float">
            <text:p>38.716542</text:p>
          </table:table-cell>
          <table:table-cell office:value-type="float" office:value="0.008834" calcext:value-type="float">
            <text:p>0.008834</text:p>
          </table:table-cell>
          <table:table-cell office:value-type="float" office:value="38.716751" calcext:value-type="float">
            <text:p>38.716751</text:p>
          </table:table-cell>
          <table:table-cell office:value-type="float" office:value="32.93052" calcext:value-type="float">
            <text:p>32.93052</text:p>
          </table:table-cell>
          <table:table-cell office:value-type="float" office:value="2.002937" calcext:value-type="float">
            <text:p>2.002937</text:p>
          </table:table-cell>
          <table:table-cell office:value-type="float" office:value="3.733323" calcext:value-type="float">
            <text:p>3.733323</text:p>
          </table:table-cell>
          <table:table-cell office:value-type="float" office:value="38.716874" calcext:value-type="float">
            <text:p>38.7168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.96472" calcext:value-type="float">
            <text:p>38.96472</text:p>
          </table:table-cell>
          <table:table-cell office:value-type="float" office:value="0.009482" calcext:value-type="float">
            <text:p>0.009482</text:p>
          </table:table-cell>
          <table:table-cell office:value-type="float" office:value="38.964907" calcext:value-type="float">
            <text:p>38.964907</text:p>
          </table:table-cell>
          <table:table-cell office:value-type="float" office:value="33.896647" calcext:value-type="float">
            <text:p>33.896647</text:p>
          </table:table-cell>
          <table:table-cell office:value-type="float" office:value="1.741268" calcext:value-type="float">
            <text:p>1.741268</text:p>
          </table:table-cell>
          <table:table-cell office:value-type="float" office:value="3.274509" calcext:value-type="float">
            <text:p>3.274509</text:p>
          </table:table-cell>
          <table:table-cell office:value-type="float" office:value="38.965029" calcext:value-type="float">
            <text:p>38.965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8.966293" calcext:value-type="float">
            <text:p>38.966293</text:p>
          </table:table-cell>
          <table:table-cell office:value-type="float" office:value="0.008272" calcext:value-type="float">
            <text:p>0.008272</text:p>
          </table:table-cell>
          <table:table-cell office:value-type="float" office:value="38.966466" calcext:value-type="float">
            <text:p>38.966466</text:p>
          </table:table-cell>
          <table:table-cell office:value-type="float" office:value="34.098721" calcext:value-type="float">
            <text:p>34.098721</text:p>
          </table:table-cell>
          <table:table-cell office:value-type="float" office:value="1.650316" calcext:value-type="float">
            <text:p>1.650316</text:p>
          </table:table-cell>
          <table:table-cell office:value-type="float" office:value="3.160023" calcext:value-type="float">
            <text:p>3.160023</text:p>
          </table:table-cell>
          <table:table-cell office:value-type="float" office:value="38.966597" calcext:value-type="float">
            <text:p>38.966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.444821" calcext:value-type="float">
            <text:p>38.444821</text:p>
          </table:table-cell>
          <table:table-cell office:value-type="float" office:value="0.008864" calcext:value-type="float">
            <text:p>0.008864</text:p>
          </table:table-cell>
          <table:table-cell office:value-type="float" office:value="38.444977" calcext:value-type="float">
            <text:p>38.444977</text:p>
          </table:table-cell>
          <table:table-cell office:value-type="float" office:value="33.98911" calcext:value-type="float">
            <text:p>33.98911</text:p>
          </table:table-cell>
          <table:table-cell office:value-type="float" office:value="1.518397" calcext:value-type="float">
            <text:p>1.518397</text:p>
          </table:table-cell>
          <table:table-cell office:value-type="float" office:value="2.873302" calcext:value-type="float">
            <text:p>2.873302</text:p>
          </table:table-cell>
          <table:table-cell office:value-type="float" office:value="38.445096" calcext:value-type="float">
            <text:p>38.44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.193202" calcext:value-type="float">
            <text:p>39.193202</text:p>
          </table:table-cell>
          <table:table-cell office:value-type="float" office:value="8.964264" calcext:value-type="float">
            <text:p>8.964264</text:p>
          </table:table-cell>
          <table:table-cell office:value-type="float" office:value="39.194183" calcext:value-type="float">
            <text:p>39.194183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13.761654" calcext:value-type="float">
            <text:p>13.761654</text:p>
          </table:table-cell>
          <table:table-cell office:value-type="float" office:value="25.412356" calcext:value-type="float">
            <text:p>25.412356</text:p>
          </table:table-cell>
          <table:table-cell office:value-type="float" office:value="39.194309" calcext:value-type="float">
            <text:p>39.194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.474539" calcext:value-type="float">
            <text:p>30.474539</text:p>
          </table:table-cell>
          <table:table-cell office:value-type="float" office:value="0.008803" calcext:value-type="float">
            <text:p>0.008803</text:p>
          </table:table-cell>
          <table:table-cell office:value-type="float" office:value="30.47538" calcext:value-type="float">
            <text:p>30.47538</text:p>
          </table:table-cell>
          <table:table-cell office:value-type="float" office:value="10.289687" calcext:value-type="float">
            <text:p>10.289687</text:p>
          </table:table-cell>
          <table:table-cell office:value-type="float" office:value="7.188588" calcext:value-type="float">
            <text:p>7.188588</text:p>
          </table:table-cell>
          <table:table-cell office:value-type="float" office:value="12.977608" calcext:value-type="float">
            <text:p>12.977608</text:p>
          </table:table-cell>
          <table:table-cell office:value-type="float" office:value="30.475505" calcext:value-type="float">
            <text:p>30.4755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.114241" calcext:value-type="float">
            <text:p>30.114241</text:p>
          </table:table-cell>
          <table:table-cell office:value-type="float" office:value="0.010013" calcext:value-type="float">
            <text:p>0.010013</text:p>
          </table:table-cell>
          <table:table-cell office:value-type="float" office:value="30.114802" calcext:value-type="float">
            <text:p>30.114802</text:p>
          </table:table-cell>
          <table:table-cell office:value-type="float" office:value="16.332646" calcext:value-type="float">
            <text:p>16.332646</text:p>
          </table:table-cell>
          <table:table-cell office:value-type="float" office:value="4.920377" calcext:value-type="float">
            <text:p>4.920377</text:p>
          </table:table-cell>
          <table:table-cell office:value-type="float" office:value="8.843495" calcext:value-type="float">
            <text:p>8.843495</text:p>
          </table:table-cell>
          <table:table-cell office:value-type="float" office:value="30.114925" calcext:value-type="float">
            <text:p>30.114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.329169" calcext:value-type="float">
            <text:p>30.329169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30.329589" calcext:value-type="float">
            <text:p>30.329589</text:p>
          </table:table-cell>
          <table:table-cell office:value-type="float" office:value="19.500449" calcext:value-type="float">
            <text:p>19.500449</text:p>
          </table:table-cell>
          <table:table-cell office:value-type="float" office:value="3.860467" calcext:value-type="float">
            <text:p>3.860467</text:p>
          </table:table-cell>
          <table:table-cell office:value-type="float" office:value="6.946985" calcext:value-type="float">
            <text:p>6.946985</text:p>
          </table:table-cell>
          <table:table-cell office:value-type="float" office:value="30.32967" calcext:value-type="float">
            <text:p>30.32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488632" calcext:value-type="float">
            <text:p>30.488632</text:p>
          </table:table-cell>
          <table:table-cell office:value-type="float" office:value="0.008918" calcext:value-type="float">
            <text:p>0.008918</text:p>
          </table:table-cell>
          <table:table-cell office:value-type="float" office:value="30.488968" calcext:value-type="float">
            <text:p>30.488968</text:p>
          </table:table-cell>
          <table:table-cell office:value-type="float" office:value="21.663209" calcext:value-type="float">
            <text:p>21.663209</text:p>
          </table:table-cell>
          <table:table-cell office:value-type="float" office:value="3.147592" calcext:value-type="float">
            <text:p>3.147592</text:p>
          </table:table-cell>
          <table:table-cell office:value-type="float" office:value="5.651121" calcext:value-type="float">
            <text:p>5.651121</text:p>
          </table:table-cell>
          <table:table-cell office:value-type="float" office:value="30.489097" calcext:value-type="float">
            <text:p>30.4890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.454279" calcext:value-type="float">
            <text:p>30.454279</text:p>
          </table:table-cell>
          <table:table-cell office:value-type="float" office:value="0.0093" calcext:value-type="float">
            <text:p>0.0093</text:p>
          </table:table-cell>
          <table:table-cell office:value-type="float" office:value="30.454557" calcext:value-type="float">
            <text:p>30.454557</text:p>
          </table:table-cell>
          <table:table-cell office:value-type="float" office:value="22.965062" calcext:value-type="float">
            <text:p>22.965062</text:p>
          </table:table-cell>
          <table:table-cell office:value-type="float" office:value="2.653332" calcext:value-type="float">
            <text:p>2.653332</text:p>
          </table:table-cell>
          <table:table-cell office:value-type="float" office:value="4.804628" calcext:value-type="float">
            <text:p>4.804628</text:p>
          </table:table-cell>
          <table:table-cell office:value-type="float" office:value="30.454681" calcext:value-type="float">
            <text:p>30.454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.936485" calcext:value-type="float">
            <text:p>30.936485</text:p>
          </table:table-cell>
          <table:table-cell office:value-type="float" office:value="0.009808" calcext:value-type="float">
            <text:p>0.009808</text:p>
          </table:table-cell>
          <table:table-cell office:value-type="float" office:value="30.936726" calcext:value-type="float">
            <text:p>30.936726</text:p>
          </table:table-cell>
          <table:table-cell office:value-type="float" office:value="24.062426" calcext:value-type="float">
            <text:p>24.062426</text:p>
          </table:table-cell>
          <table:table-cell office:value-type="float" office:value="2.404519" calcext:value-type="float">
            <text:p>2.404519</text:p>
          </table:table-cell>
          <table:table-cell office:value-type="float" office:value="4.432803" calcext:value-type="float">
            <text:p>4.432803</text:p>
          </table:table-cell>
          <table:table-cell office:value-type="float" office:value="30.936854" calcext:value-type="float">
            <text:p>30.936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.336953" calcext:value-type="float">
            <text:p>32.336953</text:p>
          </table:table-cell>
          <table:table-cell office:value-type="float" office:value="0.008757" calcext:value-type="float">
            <text:p>0.008757</text:p>
          </table:table-cell>
          <table:table-cell office:value-type="float" office:value="32.337185" calcext:value-type="float">
            <text:p>32.337185</text:p>
          </table:table-cell>
          <table:table-cell office:value-type="float" office:value="26.140382" calcext:value-type="float">
            <text:p>26.140382</text:p>
          </table:table-cell>
          <table:table-cell office:value-type="float" office:value="2.165775" calcext:value-type="float">
            <text:p>2.165775</text:p>
          </table:table-cell>
          <table:table-cell office:value-type="float" office:value="3.986247" calcext:value-type="float">
            <text:p>3.986247</text:p>
          </table:table-cell>
          <table:table-cell office:value-type="float" office:value="32.337312" calcext:value-type="float">
            <text:p>32.3373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.051907" calcext:value-type="float">
            <text:p>32.051907</text:p>
          </table:table-cell>
          <table:table-cell office:value-type="float" office:value="0.010578" calcext:value-type="float">
            <text:p>0.010578</text:p>
          </table:table-cell>
          <table:table-cell office:value-type="float" office:value="32.052108" calcext:value-type="float">
            <text:p>32.052108</text:p>
          </table:table-cell>
          <table:table-cell office:value-type="float" office:value="26.320025" calcext:value-type="float">
            <text:p>26.320025</text:p>
          </table:table-cell>
          <table:table-cell office:value-type="float" office:value="1.97799" calcext:value-type="float">
            <text:p>1.97799</text:p>
          </table:table-cell>
          <table:table-cell office:value-type="float" office:value="3.705675" calcext:value-type="float">
            <text:p>3.705675</text:p>
          </table:table-cell>
          <table:table-cell office:value-type="float" office:value="32.052231" calcext:value-type="float">
            <text:p>32.052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.981747" calcext:value-type="float">
            <text:p>31.981747</text:p>
          </table:table-cell>
          <table:table-cell office:value-type="float" office:value="0.010022" calcext:value-type="float">
            <text:p>0.010022</text:p>
          </table:table-cell>
          <table:table-cell office:value-type="float" office:value="31.981934" calcext:value-type="float">
            <text:p>31.981934</text:p>
          </table:table-cell>
          <table:table-cell office:value-type="float" office:value="26.867482" calcext:value-type="float">
            <text:p>26.867482</text:p>
          </table:table-cell>
          <table:table-cell office:value-type="float" office:value="1.755939" calcext:value-type="float">
            <text:p>1.755939</text:p>
          </table:table-cell>
          <table:table-cell office:value-type="float" office:value="3.305414" calcext:value-type="float">
            <text:p>3.305414</text:p>
          </table:table-cell>
          <table:table-cell office:value-type="float" office:value="31.982061" calcext:value-type="float">
            <text:p>31.9820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.06664" calcext:value-type="float">
            <text:p>32.06664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32.066813" calcext:value-type="float">
            <text:p>32.066813</text:p>
          </table:table-cell>
          <table:table-cell office:value-type="float" office:value="27.287821" calcext:value-type="float">
            <text:p>27.287821</text:p>
          </table:table-cell>
          <table:table-cell office:value-type="float" office:value="1.635102" calcext:value-type="float">
            <text:p>1.635102</text:p>
          </table:table-cell>
          <table:table-cell office:value-type="float" office:value="3.083435" calcext:value-type="float">
            <text:p>3.083435</text:p>
          </table:table-cell>
          <table:table-cell office:value-type="float" office:value="32.06694" calcext:value-type="float">
            <text:p>32.066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.307596" calcext:value-type="float">
            <text:p>40.307596</text:p>
          </table:table-cell>
          <table:table-cell office:value-type="float" office:value="14.15987" calcext:value-type="float">
            <text:p>14.15987</text:p>
          </table:table-cell>
          <table:table-cell office:value-type="float" office:value="40.308583" calcext:value-type="float">
            <text:p>40.308583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14.10038" calcext:value-type="float">
            <text:p>14.10038</text:p>
          </table:table-cell>
          <table:table-cell office:value-type="float" office:value="26.188123" calcext:value-type="float">
            <text:p>26.188123</text:p>
          </table:table-cell>
          <table:table-cell office:value-type="float" office:value="40.308724" calcext:value-type="float">
            <text:p>40.3087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.572307" calcext:value-type="float">
            <text:p>26.572307</text:p>
          </table:table-cell>
          <table:table-cell office:value-type="float" office:value="0.008787" calcext:value-type="float">
            <text:p>0.008787</text:p>
          </table:table-cell>
          <table:table-cell office:value-type="float" office:value="26.573159" calcext:value-type="float">
            <text:p>26.573159</text:p>
          </table:table-cell>
          <table:table-cell office:value-type="float" office:value="5.835533" calcext:value-type="float">
            <text:p>5.835533</text:p>
          </table:table-cell>
          <table:table-cell office:value-type="float" office:value="7.399153" calcext:value-type="float">
            <text:p>7.399153</text:p>
          </table:table-cell>
          <table:table-cell office:value-type="float" office:value="13.316178" calcext:value-type="float">
            <text:p>13.316178</text:p>
          </table:table-cell>
          <table:table-cell office:value-type="float" office:value="26.573282" calcext:value-type="float">
            <text:p>26.5732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.402942" calcext:value-type="float">
            <text:p>26.402942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26.403564" calcext:value-type="float">
            <text:p>26.403564</text:p>
          </table:table-cell>
          <table:table-cell office:value-type="float" office:value="11.91658" calcext:value-type="float">
            <text:p>11.91658</text:p>
          </table:table-cell>
          <table:table-cell office:value-type="float" office:value="5.207852" calcext:value-type="float">
            <text:p>5.207852</text:p>
          </table:table-cell>
          <table:table-cell office:value-type="float" office:value="9.260375" calcext:value-type="float">
            <text:p>9.260375</text:p>
          </table:table-cell>
          <table:table-cell office:value-type="float" office:value="26.403688" calcext:value-type="float">
            <text:p>26.403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.376253" calcext:value-type="float">
            <text:p>26.376253</text:p>
          </table:table-cell>
          <table:table-cell office:value-type="float" office:value="0.009792" calcext:value-type="float">
            <text:p>0.009792</text:p>
          </table:table-cell>
          <table:table-cell office:value-type="float" office:value="26.376672" calcext:value-type="float">
            <text:p>26.376672</text:p>
          </table:table-cell>
          <table:table-cell office:value-type="float" office:value="15.502456" calcext:value-type="float">
            <text:p>15.502456</text:p>
          </table:table-cell>
          <table:table-cell office:value-type="float" office:value="3.883652" calcext:value-type="float">
            <text:p>3.883652</text:p>
          </table:table-cell>
          <table:table-cell office:value-type="float" office:value="6.969501" calcext:value-type="float">
            <text:p>6.969501</text:p>
          </table:table-cell>
          <table:table-cell office:value-type="float" office:value="26.376797" calcext:value-type="float">
            <text:p>26.3767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.969616" calcext:value-type="float">
            <text:p>26.969616</text:p>
          </table:table-cell>
          <table:table-cell office:value-type="float" office:value="0.008888" calcext:value-type="float">
            <text:p>0.008888</text:p>
          </table:table-cell>
          <table:table-cell office:value-type="float" office:value="26.969951" calcext:value-type="float">
            <text:p>26.969951</text:p>
          </table:table-cell>
          <table:table-cell office:value-type="float" office:value="17.938174" calcext:value-type="float">
            <text:p>17.938174</text:p>
          </table:table-cell>
          <table:table-cell office:value-type="float" office:value="3.206215" calcext:value-type="float">
            <text:p>3.206215</text:p>
          </table:table-cell>
          <table:table-cell office:value-type="float" office:value="5.798906" calcext:value-type="float">
            <text:p>5.798906</text:p>
          </table:table-cell>
          <table:table-cell office:value-type="float" office:value="26.9701" calcext:value-type="float">
            <text:p>26.97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621208" calcext:value-type="float">
            <text:p>26.621208</text:p>
          </table:table-cell>
          <table:table-cell office:value-type="float" office:value="0.009677" calcext:value-type="float">
            <text:p>0.009677</text:p>
          </table:table-cell>
          <table:table-cell office:value-type="float" office:value="26.621514" calcext:value-type="float">
            <text:p>26.621514</text:p>
          </table:table-cell>
          <table:table-cell office:value-type="float" office:value="18.886048" calcext:value-type="float">
            <text:p>18.886048</text:p>
          </table:table-cell>
          <table:table-cell office:value-type="float" office:value="2.745854" calcext:value-type="float">
            <text:p>2.745854</text:p>
          </table:table-cell>
          <table:table-cell office:value-type="float" office:value="4.958293" calcext:value-type="float">
            <text:p>4.958293</text:p>
          </table:table-cell>
          <table:table-cell office:value-type="float" office:value="26.62164" calcext:value-type="float">
            <text:p>26.62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.452132" calcext:value-type="float">
            <text:p>27.452132</text:p>
          </table:table-cell>
          <table:table-cell office:value-type="float" office:value="0.009721" calcext:value-type="float">
            <text:p>0.009721</text:p>
          </table:table-cell>
          <table:table-cell office:value-type="float" office:value="27.4524" calcext:value-type="float">
            <text:p>27.4524</text:p>
          </table:table-cell>
          <table:table-cell office:value-type="float" office:value="20.459691" calcext:value-type="float">
            <text:p>20.459691</text:p>
          </table:table-cell>
          <table:table-cell office:value-type="float" office:value="2.461763" calcext:value-type="float">
            <text:p>2.461763</text:p>
          </table:table-cell>
          <table:table-cell office:value-type="float" office:value="4.492998" calcext:value-type="float">
            <text:p>4.492998</text:p>
          </table:table-cell>
          <table:table-cell office:value-type="float" office:value="27.452536" calcext:value-type="float">
            <text:p>27.4525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.814879" calcext:value-type="float">
            <text:p>27.814879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27.815112" calcext:value-type="float">
            <text:p>27.815112</text:p>
          </table:table-cell>
          <table:table-cell office:value-type="float" office:value="21.566434" calcext:value-type="float">
            <text:p>21.566434</text:p>
          </table:table-cell>
          <table:table-cell office:value-type="float" office:value="2.174582" calcext:value-type="float">
            <text:p>2.174582</text:p>
          </table:table-cell>
          <table:table-cell office:value-type="float" office:value="4.031604" calcext:value-type="float">
            <text:p>4.031604</text:p>
          </table:table-cell>
          <table:table-cell office:value-type="float" office:value="27.815236" calcext:value-type="float">
            <text:p>27.8152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630213" calcext:value-type="float">
            <text:p>27.630213</text:p>
          </table:table-cell>
          <table:table-cell office:value-type="float" office:value="0.009693" calcext:value-type="float">
            <text:p>0.009693</text:p>
          </table:table-cell>
          <table:table-cell office:value-type="float" office:value="27.630427" calcext:value-type="float">
            <text:p>27.630427</text:p>
          </table:table-cell>
          <table:table-cell office:value-type="float" office:value="22.062877" calcext:value-type="float">
            <text:p>22.062877</text:p>
          </table:table-cell>
          <table:table-cell office:value-type="float" office:value="1.931764" calcext:value-type="float">
            <text:p>1.931764</text:p>
          </table:table-cell>
          <table:table-cell office:value-type="float" office:value="3.587534" calcext:value-type="float">
            <text:p>3.587534</text:p>
          </table:table-cell>
          <table:table-cell office:value-type="float" office:value="27.630549" calcext:value-type="float">
            <text:p>27.6305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.565712" calcext:value-type="float">
            <text:p>27.565712</text:p>
          </table:table-cell>
          <table:table-cell office:value-type="float" office:value="0.029325" calcext:value-type="float">
            <text:p>0.029325</text:p>
          </table:table-cell>
          <table:table-cell office:value-type="float" office:value="27.565901" calcext:value-type="float">
            <text:p>27.565901</text:p>
          </table:table-cell>
          <table:table-cell office:value-type="float" office:value="22.46338" calcext:value-type="float">
            <text:p>22.46338</text:p>
          </table:table-cell>
          <table:table-cell office:value-type="float" office:value="1.760614" calcext:value-type="float">
            <text:p>1.760614</text:p>
          </table:table-cell>
          <table:table-cell office:value-type="float" office:value="3.287684" calcext:value-type="float">
            <text:p>3.287684</text:p>
          </table:table-cell>
          <table:table-cell office:value-type="float" office:value="27.566026" calcext:value-type="float">
            <text:p>27.566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.481648" calcext:value-type="float">
            <text:p>41.481648</text:p>
          </table:table-cell>
          <table:table-cell office:value-type="float" office:value="17.990165" calcext:value-type="float">
            <text:p>17.990165</text:p>
          </table:table-cell>
          <table:table-cell office:value-type="float" office:value="41.48273" calcext:value-type="float">
            <text:p>41.48273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14.480445" calcext:value-type="float">
            <text:p>14.480445</text:p>
          </table:table-cell>
          <table:table-cell office:value-type="float" office:value="26.98264" calcext:value-type="float">
            <text:p>26.98264</text:p>
          </table:table-cell>
          <table:table-cell office:value-type="float" office:value="41.482855" calcext:value-type="float">
            <text:p>41.4828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.999612" calcext:value-type="float">
            <text:p>23.99961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24.000444" calcext:value-type="float">
            <text:p>24.000444</text:p>
          </table:table-cell>
          <table:table-cell office:value-type="float" office:value="2.101199" calcext:value-type="float">
            <text:p>2.101199</text:p>
          </table:table-cell>
          <table:table-cell office:value-type="float" office:value="7.796209" calcext:value-type="float">
            <text:p>7.796209</text:p>
          </table:table-cell>
          <table:table-cell office:value-type="float" office:value="14.08073" calcext:value-type="float">
            <text:p>14.08073</text:p>
          </table:table-cell>
          <table:table-cell office:value-type="float" office:value="24.000579" calcext:value-type="float">
            <text:p>24.0005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.21665" calcext:value-type="float">
            <text:p>23.21665</text:p>
          </table:table-cell>
          <table:table-cell office:value-type="float" office:value="0.011787" calcext:value-type="float">
            <text:p>0.011787</text:p>
          </table:table-cell>
          <table:table-cell office:value-type="float" office:value="23.217208" calcext:value-type="float">
            <text:p>23.217208</text:p>
          </table:table-cell>
          <table:table-cell office:value-type="float" office:value="8.780601" calcext:value-type="float">
            <text:p>8.780601</text:p>
          </table:table-cell>
          <table:table-cell office:value-type="float" office:value="5.141907" calcext:value-type="float">
            <text:p>5.141907</text:p>
          </table:table-cell>
          <table:table-cell office:value-type="float" office:value="9.275701" calcext:value-type="float">
            <text:p>9.275701</text:p>
          </table:table-cell>
          <table:table-cell office:value-type="float" office:value="23.217331" calcext:value-type="float">
            <text:p>23.217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.477247" calcext:value-type="float">
            <text:p>23.477247</text:p>
          </table:table-cell>
          <table:table-cell office:value-type="float" office:value="0.009151" calcext:value-type="float">
            <text:p>0.009151</text:p>
          </table:table-cell>
          <table:table-cell office:value-type="float" office:value="23.477666" calcext:value-type="float">
            <text:p>23.477666</text:p>
          </table:table-cell>
          <table:table-cell office:value-type="float" office:value="12.250147" calcext:value-type="float">
            <text:p>12.250147</text:p>
          </table:table-cell>
          <table:table-cell office:value-type="float" office:value="4.007556" calcext:value-type="float">
            <text:p>4.007556</text:p>
          </table:table-cell>
          <table:table-cell office:value-type="float" office:value="7.198363" calcext:value-type="float">
            <text:p>7.198363</text:p>
          </table:table-cell>
          <table:table-cell office:value-type="float" office:value="23.477787" calcext:value-type="float">
            <text:p>23.4777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.534022" calcext:value-type="float">
            <text:p>23.534022</text:p>
          </table:table-cell>
          <table:table-cell office:value-type="float" office:value="0.009186" calcext:value-type="float">
            <text:p>0.009186</text:p>
          </table:table-cell>
          <table:table-cell office:value-type="float" office:value="23.53439" calcext:value-type="float">
            <text:p>23.53439</text:p>
          </table:table-cell>
          <table:table-cell office:value-type="float" office:value="14.300196" calcext:value-type="float">
            <text:p>14.300196</text:p>
          </table:table-cell>
          <table:table-cell office:value-type="float" office:value="3.270695" calcext:value-type="float">
            <text:p>3.270695</text:p>
          </table:table-cell>
          <table:table-cell office:value-type="float" office:value="5.93836" calcext:value-type="float">
            <text:p>5.93836</text:p>
          </table:table-cell>
          <table:table-cell office:value-type="float" office:value="23.534521" calcext:value-type="float">
            <text:p>23.534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.299037" calcext:value-type="float">
            <text:p>24.299037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24.29935" calcext:value-type="float">
            <text:p>24.29935</text:p>
          </table:table-cell>
          <table:table-cell office:value-type="float" office:value="16.23752" calcext:value-type="float">
            <text:p>16.23752</text:p>
          </table:table-cell>
          <table:table-cell office:value-type="float" office:value="2.848148" calcext:value-type="float">
            <text:p>2.848148</text:p>
          </table:table-cell>
          <table:table-cell office:value-type="float" office:value="5.181592" calcext:value-type="float">
            <text:p>5.181592</text:p>
          </table:table-cell>
          <table:table-cell office:value-type="float" office:value="24.299473" calcext:value-type="float">
            <text:p>24.299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228139" calcext:value-type="float">
            <text:p>24.228139</text:p>
          </table:table-cell>
          <table:table-cell office:value-type="float" office:value="0.009679" calcext:value-type="float">
            <text:p>0.009679</text:p>
          </table:table-cell>
          <table:table-cell office:value-type="float" office:value="24.228408" calcext:value-type="float">
            <text:p>24.228408</text:p>
          </table:table-cell>
          <table:table-cell office:value-type="float" office:value="17.203499" calcext:value-type="float">
            <text:p>17.203499</text:p>
          </table:table-cell>
          <table:table-cell office:value-type="float" office:value="2.484838" calcext:value-type="float">
            <text:p>2.484838</text:p>
          </table:table-cell>
          <table:table-cell office:value-type="float" office:value="4.503163" calcext:value-type="float">
            <text:p>4.503163</text:p>
          </table:table-cell>
          <table:table-cell office:value-type="float" office:value="24.228532" calcext:value-type="float">
            <text:p>24.2285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.312284" calcext:value-type="float">
            <text:p>24.312284</text:p>
          </table:table-cell>
          <table:table-cell office:value-type="float" office:value="0.009566" calcext:value-type="float">
            <text:p>0.009566</text:p>
          </table:table-cell>
          <table:table-cell office:value-type="float" office:value="24.312506" calcext:value-type="float">
            <text:p>24.312506</text:p>
          </table:table-cell>
          <table:table-cell office:value-type="float" office:value="18.117631" calcext:value-type="float">
            <text:p>18.117631</text:p>
          </table:table-cell>
          <table:table-cell office:value-type="float" office:value="2.167847" calcext:value-type="float">
            <text:p>2.167847</text:p>
          </table:table-cell>
          <table:table-cell office:value-type="float" office:value="3.984782" calcext:value-type="float">
            <text:p>3.984782</text:p>
          </table:table-cell>
          <table:table-cell office:value-type="float" office:value="24.312575" calcext:value-type="float">
            <text:p>24.3125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.409499" calcext:value-type="float">
            <text:p>24.409499</text:p>
          </table:table-cell>
          <table:table-cell office:value-type="float" office:value="0.010402" calcext:value-type="float">
            <text:p>0.010402</text:p>
          </table:table-cell>
          <table:table-cell office:value-type="float" office:value="24.409706" calcext:value-type="float">
            <text:p>24.409706</text:p>
          </table:table-cell>
          <table:table-cell office:value-type="float" office:value="18.802542" calcext:value-type="float">
            <text:p>18.802542</text:p>
          </table:table-cell>
          <table:table-cell office:value-type="float" office:value="1.951908" calcext:value-type="float">
            <text:p>1.951908</text:p>
          </table:table-cell>
          <table:table-cell office:value-type="float" office:value="3.606596" calcext:value-type="float">
            <text:p>3.606596</text:p>
          </table:table-cell>
          <table:table-cell office:value-type="float" office:value="24.409829" calcext:value-type="float">
            <text:p>24.409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.020227" calcext:value-type="float">
            <text:p>43.020227</text:p>
          </table:table-cell>
          <table:table-cell office:value-type="float" office:value="21.897663" calcext:value-type="float">
            <text:p>21.897663</text:p>
          </table:table-cell>
          <table:table-cell office:value-type="float" office:value="43.021315" calcext:value-type="float">
            <text:p>43.021315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15.022521" calcext:value-type="float">
            <text:p>15.022521</text:p>
          </table:table-cell>
          <table:table-cell office:value-type="float" office:value="27.980435" calcext:value-type="float">
            <text:p>27.980435</text:p>
          </table:table-cell>
          <table:table-cell office:value-type="float" office:value="43.021442" calcext:value-type="float">
            <text:p>43.0214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.621091" calcext:value-type="float">
            <text:p>21.621091</text:p>
          </table:table-cell>
          <table:table-cell office:value-type="float" office:value="0.827719" calcext:value-type="float">
            <text:p>0.827719</text:p>
          </table:table-cell>
          <table:table-cell office:value-type="float" office:value="21.621626" calcext:value-type="float">
            <text:p>21.621626</text:p>
          </table:table-cell>
          <table:table-cell office:value-type="float" office:value="0.008076" calcext:value-type="float">
            <text:p>0.008076</text:p>
          </table:table-cell>
          <table:table-cell office:value-type="float" office:value="7.657246" calcext:value-type="float">
            <text:p>7.657246</text:p>
          </table:table-cell>
          <table:table-cell office:value-type="float" office:value="13.936237" calcext:value-type="float">
            <text:p>13.936237</text:p>
          </table:table-cell>
          <table:table-cell office:value-type="float" office:value="21.621752" calcext:value-type="float">
            <text:p>21.6217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.700025" calcext:value-type="float">
            <text:p>20.700025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20.700643" calcext:value-type="float">
            <text:p>20.700643</text:p>
          </table:table-cell>
          <table:table-cell office:value-type="float" office:value="5.94994" calcext:value-type="float">
            <text:p>5.94994</text:p>
          </table:table-cell>
          <table:table-cell office:value-type="float" office:value="5.267191" calcext:value-type="float">
            <text:p>5.267191</text:p>
          </table:table-cell>
          <table:table-cell office:value-type="float" office:value="9.463314" calcext:value-type="float">
            <text:p>9.463314</text:p>
          </table:table-cell>
          <table:table-cell office:value-type="float" office:value="20.700721" calcext:value-type="float">
            <text:p>20.7007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.533584" calcext:value-type="float">
            <text:p>21.533584</text:p>
          </table:table-cell>
          <table:table-cell office:value-type="float" office:value="0.010664" calcext:value-type="float">
            <text:p>0.010664</text:p>
          </table:table-cell>
          <table:table-cell office:value-type="float" office:value="21.534" calcext:value-type="float">
            <text:p>21.534</text:p>
          </table:table-cell>
          <table:table-cell office:value-type="float" office:value="8.999121" calcext:value-type="float">
            <text:p>8.999121</text:p>
          </table:table-cell>
          <table:table-cell office:value-type="float" office:value="4.392546" calcext:value-type="float">
            <text:p>4.392546</text:p>
          </table:table-cell>
          <table:table-cell office:value-type="float" office:value="8.118927" calcext:value-type="float">
            <text:p>8.118927</text:p>
          </table:table-cell>
          <table:table-cell office:value-type="float" office:value="21.53407" calcext:value-type="float">
            <text:p>21.53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.351989" calcext:value-type="float">
            <text:p>21.351989</text:p>
          </table:table-cell>
          <table:table-cell office:value-type="float" office:value="0.009885" calcext:value-type="float">
            <text:p>0.009885</text:p>
          </table:table-cell>
          <table:table-cell office:value-type="float" office:value="21.352361" calcext:value-type="float">
            <text:p>21.352361</text:p>
          </table:table-cell>
          <table:table-cell office:value-type="float" office:value="11.704182" calcext:value-type="float">
            <text:p>11.704182</text:p>
          </table:table-cell>
          <table:table-cell office:value-type="float" office:value="3.416975" calcext:value-type="float">
            <text:p>3.416975</text:p>
          </table:table-cell>
          <table:table-cell office:value-type="float" office:value="6.205258" calcext:value-type="float">
            <text:p>6.205258</text:p>
          </table:table-cell>
          <table:table-cell office:value-type="float" office:value="21.352468" calcext:value-type="float">
            <text:p>21.352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.363885" calcext:value-type="float">
            <text:p>21.363885</text:p>
          </table:table-cell>
          <table:table-cell office:value-type="float" office:value="0.011075" calcext:value-type="float">
            <text:p>0.011075</text:p>
          </table:table-cell>
          <table:table-cell office:value-type="float" office:value="21.364193" calcext:value-type="float">
            <text:p>21.364193</text:p>
          </table:table-cell>
          <table:table-cell office:value-type="float" office:value="13.240941" calcext:value-type="float">
            <text:p>13.240941</text:p>
          </table:table-cell>
          <table:table-cell office:value-type="float" office:value="2.864884" calcext:value-type="float">
            <text:p>2.864884</text:p>
          </table:table-cell>
          <table:table-cell office:value-type="float" office:value="5.224856" calcext:value-type="float">
            <text:p>5.224856</text:p>
          </table:table-cell>
          <table:table-cell office:value-type="float" office:value="21.364317" calcext:value-type="float">
            <text:p>21.364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.180818" calcext:value-type="float">
            <text:p>21.180818</text:p>
          </table:table-cell>
          <table:table-cell office:value-type="float" office:value="0.009119" calcext:value-type="float">
            <text:p>0.009119</text:p>
          </table:table-cell>
          <table:table-cell office:value-type="float" office:value="21.181091" calcext:value-type="float">
            <text:p>21.181091</text:p>
          </table:table-cell>
          <table:table-cell office:value-type="float" office:value="14.206822" calcext:value-type="float">
            <text:p>14.206822</text:p>
          </table:table-cell>
          <table:table-cell office:value-type="float" office:value="2.446059" calcext:value-type="float">
            <text:p>2.446059</text:p>
          </table:table-cell>
          <table:table-cell office:value-type="float" office:value="4.490083" calcext:value-type="float">
            <text:p>4.490083</text:p>
          </table:table-cell>
          <table:table-cell office:value-type="float" office:value="21.181219" calcext:value-type="float">
            <text:p>21.1812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.343817" calcext:value-type="float">
            <text:p>21.343817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21.344064" calcext:value-type="float">
            <text:p>21.344064</text:p>
          </table:table-cell>
          <table:table-cell office:value-type="float" office:value="15.148898" calcext:value-type="float">
            <text:p>15.148898</text:p>
          </table:table-cell>
          <table:table-cell office:value-type="float" office:value="2.151304" calcext:value-type="float">
            <text:p>2.151304</text:p>
          </table:table-cell>
          <table:table-cell office:value-type="float" office:value="3.984929" calcext:value-type="float">
            <text:p>3.984929</text:p>
          </table:table-cell>
          <table:table-cell office:value-type="float" office:value="21.344238" calcext:value-type="float">
            <text:p>21.3442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.317621" calcext:value-type="float">
            <text:p>43.317621</text:p>
          </table:table-cell>
          <table:table-cell office:value-type="float" office:value="24.299855" calcext:value-type="float">
            <text:p>24.299855</text:p>
          </table:table-cell>
          <table:table-cell office:value-type="float" office:value="43.318702" calcext:value-type="float">
            <text:p>43.318702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15.101732" calcext:value-type="float">
            <text:p>15.101732</text:p>
          </table:table-cell>
          <table:table-cell office:value-type="float" office:value="28.19843" calcext:value-type="float">
            <text:p>28.19843</text:p>
          </table:table-cell>
          <table:table-cell office:value-type="float" office:value="43.318824" calcext:value-type="float">
            <text:p>43.318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4048" calcext:value-type="float">
            <text:p>22.24048</text:p>
          </table:table-cell>
          <table:table-cell office:value-type="float" office:value="3.261622" calcext:value-type="float">
            <text:p>3.261622</text:p>
          </table:table-cell>
          <table:table-cell office:value-type="float" office:value="22.241033" calcext:value-type="float">
            <text:p>22.241033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7.817052" calcext:value-type="float">
            <text:p>7.817052</text:p>
          </table:table-cell>
          <table:table-cell office:value-type="float" office:value="14.394759" calcext:value-type="float">
            <text:p>14.394759</text:p>
          </table:table-cell>
          <table:table-cell office:value-type="float" office:value="22.241161" calcext:value-type="float">
            <text:p>22.241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.959887" calcext:value-type="float">
            <text:p>18.959887</text:p>
          </table:table-cell>
          <table:table-cell office:value-type="float" office:value="0.010244" calcext:value-type="float">
            <text:p>0.010244</text:p>
          </table:table-cell>
          <table:table-cell office:value-type="float" office:value="18.960458" calcext:value-type="float">
            <text:p>18.960458</text:p>
          </table:table-cell>
          <table:table-cell office:value-type="float" office:value="3.653705" calcext:value-type="float">
            <text:p>3.653705</text:p>
          </table:table-cell>
          <table:table-cell office:value-type="float" office:value="5.4788" calcext:value-type="float">
            <text:p>5.4788</text:p>
          </table:table-cell>
          <table:table-cell office:value-type="float" office:value="9.804867" calcext:value-type="float">
            <text:p>9.804867</text:p>
          </table:table-cell>
          <table:table-cell office:value-type="float" office:value="18.960531" calcext:value-type="float">
            <text:p>18.9605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.444436" calcext:value-type="float">
            <text:p>19.444436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19.444897" calcext:value-type="float">
            <text:p>19.444897</text:p>
          </table:table-cell>
          <table:table-cell office:value-type="float" office:value="7.483674" calcext:value-type="float">
            <text:p>7.483674</text:p>
          </table:table-cell>
          <table:table-cell office:value-type="float" office:value="4.237404" calcext:value-type="float">
            <text:p>4.237404</text:p>
          </table:table-cell>
          <table:table-cell office:value-type="float" office:value="7.700006" calcext:value-type="float">
            <text:p>7.700006</text:p>
          </table:table-cell>
          <table:table-cell office:value-type="float" office:value="19.445012" calcext:value-type="float">
            <text:p>19.445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.95833" calcext:value-type="float">
            <text:p>19.95833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19.9587" calcext:value-type="float">
            <text:p>19.9587</text:p>
          </table:table-cell>
          <table:table-cell office:value-type="float" office:value="10.334807" calcext:value-type="float">
            <text:p>10.334807</text:p>
          </table:table-cell>
          <table:table-cell office:value-type="float" office:value="3.413038" calcext:value-type="float">
            <text:p>3.413038</text:p>
          </table:table-cell>
          <table:table-cell office:value-type="float" office:value="6.183469" calcext:value-type="float">
            <text:p>6.183469</text:p>
          </table:table-cell>
          <table:table-cell office:value-type="float" office:value="19.958774" calcext:value-type="float">
            <text:p>19.958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.188683" calcext:value-type="float">
            <text:p>19.188683</text:p>
          </table:table-cell>
          <table:table-cell office:value-type="float" office:value="0.010011" calcext:value-type="float">
            <text:p>0.010011</text:p>
          </table:table-cell>
          <table:table-cell office:value-type="float" office:value="19.188992" calcext:value-type="float">
            <text:p>19.188992</text:p>
          </table:table-cell>
          <table:table-cell office:value-type="float" office:value="11.099096" calcext:value-type="float">
            <text:p>11.099096</text:p>
          </table:table-cell>
          <table:table-cell office:value-type="float" office:value="2.864516" calcext:value-type="float">
            <text:p>2.864516</text:p>
          </table:table-cell>
          <table:table-cell office:value-type="float" office:value="5.194637" calcext:value-type="float">
            <text:p>5.194637</text:p>
          </table:table-cell>
          <table:table-cell office:value-type="float" office:value="19.189114" calcext:value-type="float">
            <text:p>19.189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.282332" calcext:value-type="float">
            <text:p>19.282332</text:p>
          </table:table-cell>
          <table:table-cell office:value-type="float" office:value="0.009763" calcext:value-type="float">
            <text:p>0.009763</text:p>
          </table:table-cell>
          <table:table-cell office:value-type="float" office:value="19.282597" calcext:value-type="float">
            <text:p>19.282597</text:p>
          </table:table-cell>
          <table:table-cell office:value-type="float" office:value="12.302442" calcext:value-type="float">
            <text:p>12.302442</text:p>
          </table:table-cell>
          <table:table-cell office:value-type="float" office:value="2.452811" calcext:value-type="float">
            <text:p>2.452811</text:p>
          </table:table-cell>
          <table:table-cell office:value-type="float" office:value="4.489702" calcext:value-type="float">
            <text:p>4.489702</text:p>
          </table:table-cell>
          <table:table-cell office:value-type="float" office:value="19.282714" calcext:value-type="float">
            <text:p>19.282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.003338" calcext:value-type="float">
            <text:p>44.003338</text:p>
          </table:table-cell>
          <table:table-cell office:value-type="float" office:value="26.630281" calcext:value-type="float">
            <text:p>26.630281</text:p>
          </table:table-cell>
          <table:table-cell office:value-type="float" office:value="44.00442" calcext:value-type="float">
            <text:p>44.00442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15.35752" calcext:value-type="float">
            <text:p>15.35752</text:p>
          </table:table-cell>
          <table:table-cell office:value-type="float" office:value="28.628176" calcext:value-type="float">
            <text:p>28.628176</text:p>
          </table:table-cell>
          <table:table-cell office:value-type="float" office:value="44.004538" calcext:value-type="float">
            <text:p>44.004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.638389" calcext:value-type="float">
            <text:p>22.638389</text:p>
          </table:table-cell>
          <table:table-cell office:value-type="float" office:value="5.260899" calcext:value-type="float">
            <text:p>5.260899</text:p>
          </table:table-cell>
          <table:table-cell office:value-type="float" office:value="22.638947" calcext:value-type="float">
            <text:p>22.638947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7.935685" calcext:value-type="float">
            <text:p>7.935685</text:p>
          </table:table-cell>
          <table:table-cell office:value-type="float" office:value="14.677387" calcext:value-type="float">
            <text:p>14.677387</text:p>
          </table:table-cell>
          <table:table-cell office:value-type="float" office:value="22.639021" calcext:value-type="float">
            <text:p>22.639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.530287" calcext:value-type="float">
            <text:p>17.530287</text:p>
          </table:table-cell>
          <table:table-cell office:value-type="float" office:value="0.011512" calcext:value-type="float">
            <text:p>0.011512</text:p>
          </table:table-cell>
          <table:table-cell office:value-type="float" office:value="17.530897" calcext:value-type="float">
            <text:p>17.530897</text:p>
          </table:table-cell>
          <table:table-cell office:value-type="float" office:value="1.557453" calcext:value-type="float">
            <text:p>1.557453</text:p>
          </table:table-cell>
          <table:table-cell office:value-type="float" office:value="5.677509" calcext:value-type="float">
            <text:p>5.677509</text:p>
          </table:table-cell>
          <table:table-cell office:value-type="float" office:value="10.274132" calcext:value-type="float">
            <text:p>10.274132</text:p>
          </table:table-cell>
          <table:table-cell office:value-type="float" office:value="17.531024" calcext:value-type="float">
            <text:p>17.5310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443906" calcext:value-type="float">
            <text:p>18.443906</text:p>
          </table:table-cell>
          <table:table-cell office:value-type="float" office:value="0.010206" calcext:value-type="float">
            <text:p>0.010206</text:p>
          </table:table-cell>
          <table:table-cell office:value-type="float" office:value="18.444367" calcext:value-type="float">
            <text:p>18.444367</text:p>
          </table:table-cell>
          <table:table-cell office:value-type="float" office:value="6.471556" calcext:value-type="float">
            <text:p>6.471556</text:p>
          </table:table-cell>
          <table:table-cell office:value-type="float" office:value="4.257174" calcext:value-type="float">
            <text:p>4.257174</text:p>
          </table:table-cell>
          <table:table-cell office:value-type="float" office:value="7.690971" calcext:value-type="float">
            <text:p>7.690971</text:p>
          </table:table-cell>
          <table:table-cell office:value-type="float" office:value="18.444493" calcext:value-type="float">
            <text:p>18.4444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672557" calcext:value-type="float">
            <text:p>17.672557</text:p>
          </table:table-cell>
          <table:table-cell office:value-type="float" office:value="0.010739" calcext:value-type="float">
            <text:p>0.010739</text:p>
          </table:table-cell>
          <table:table-cell office:value-type="float" office:value="17.672926" calcext:value-type="float">
            <text:p>17.672926</text:p>
          </table:table-cell>
          <table:table-cell office:value-type="float" office:value="8.074928" calcext:value-type="float">
            <text:p>8.074928</text:p>
          </table:table-cell>
          <table:table-cell office:value-type="float" office:value="3.401505" calcext:value-type="float">
            <text:p>3.401505</text:p>
          </table:table-cell>
          <table:table-cell office:value-type="float" office:value="6.169812" calcext:value-type="float">
            <text:p>6.169812</text:p>
          </table:table-cell>
          <table:table-cell office:value-type="float" office:value="17.673006" calcext:value-type="float">
            <text:p>17.673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.511162" calcext:value-type="float">
            <text:p>17.511162</text:p>
          </table:table-cell>
          <table:table-cell office:value-type="float" office:value="0.009671" calcext:value-type="float">
            <text:p>0.009671</text:p>
          </table:table-cell>
          <table:table-cell office:value-type="float" office:value="17.511472" calcext:value-type="float">
            <text:p>17.511472</text:p>
          </table:table-cell>
          <table:table-cell office:value-type="float" office:value="9.331111" calcext:value-type="float">
            <text:p>9.331111</text:p>
          </table:table-cell>
          <table:table-cell office:value-type="float" office:value="2.88217" calcext:value-type="float">
            <text:p>2.88217</text:p>
          </table:table-cell>
          <table:table-cell office:value-type="float" office:value="5.267851" calcext:value-type="float">
            <text:p>5.267851</text:p>
          </table:table-cell>
          <table:table-cell office:value-type="float" office:value="17.511551" calcext:value-type="float">
            <text:p>17.511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5.253253" calcext:value-type="float">
            <text:p>45.253253</text:p>
          </table:table-cell>
          <table:table-cell office:value-type="float" office:value="28.858836" calcext:value-type="float">
            <text:p>28.858836</text:p>
          </table:table-cell>
          <table:table-cell office:value-type="float" office:value="45.254375" calcext:value-type="float">
            <text:p>45.254375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15.806462" calcext:value-type="float">
            <text:p>15.806462</text:p>
          </table:table-cell>
          <table:table-cell office:value-type="float" office:value="29.429064" calcext:value-type="float">
            <text:p>29.429064</text:p>
          </table:table-cell>
          <table:table-cell office:value-type="float" office:value="45.254449" calcext:value-type="float">
            <text:p>45.254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.834451" calcext:value-type="float">
            <text:p>23.834451</text:p>
          </table:table-cell>
          <table:table-cell office:value-type="float" office:value="7.461528" calcext:value-type="float">
            <text:p>7.461528</text:p>
          </table:table-cell>
          <table:table-cell office:value-type="float" office:value="23.835043" calcext:value-type="float">
            <text:p>23.835043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8.381173" calcext:value-type="float">
            <text:p>8.381173</text:p>
          </table:table-cell>
          <table:table-cell office:value-type="float" office:value="15.429541" calcext:value-type="float">
            <text:p>15.429541</text:p>
          </table:table-cell>
          <table:table-cell office:value-type="float" office:value="23.835166" calcext:value-type="float">
            <text:p>23.835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.619457" calcext:value-type="float">
            <text:p>16.619457</text:p>
          </table:table-cell>
          <table:table-cell office:value-type="float" office:value="0.035806" calcext:value-type="float">
            <text:p>0.035806</text:p>
          </table:table-cell>
          <table:table-cell office:value-type="float" office:value="16.620073" calcext:value-type="float">
            <text:p>16.620073</text:p>
          </table:table-cell>
          <table:table-cell office:value-type="float" office:value="0.660282" calcext:value-type="float">
            <text:p>0.660282</text:p>
          </table:table-cell>
          <table:table-cell office:value-type="float" office:value="5.686472" calcext:value-type="float">
            <text:p>5.686472</text:p>
          </table:table-cell>
          <table:table-cell office:value-type="float" office:value="10.251512" calcext:value-type="float">
            <text:p>10.251512</text:p>
          </table:table-cell>
          <table:table-cell office:value-type="float" office:value="16.620199" calcext:value-type="float">
            <text:p>16.620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.243959" calcext:value-type="float">
            <text:p>16.243959</text:p>
          </table:table-cell>
          <table:table-cell office:value-type="float" office:value="0.010735" calcext:value-type="float">
            <text:p>0.010735</text:p>
          </table:table-cell>
          <table:table-cell office:value-type="float" office:value="16.244423" calcext:value-type="float">
            <text:p>16.244423</text:p>
          </table:table-cell>
          <table:table-cell office:value-type="float" office:value="4.268527" calcext:value-type="float">
            <text:p>4.268527</text:p>
          </table:table-cell>
          <table:table-cell office:value-type="float" office:value="4.246635" calcext:value-type="float">
            <text:p>4.246635</text:p>
          </table:table-cell>
          <table:table-cell office:value-type="float" office:value="7.704777" calcext:value-type="float">
            <text:p>7.704777</text:p>
          </table:table-cell>
          <table:table-cell office:value-type="float" office:value="16.244547" calcext:value-type="float">
            <text:p>16.244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.187907" calcext:value-type="float">
            <text:p>16.187907</text:p>
          </table:table-cell>
          <table:table-cell office:value-type="float" office:value="0.011323" calcext:value-type="float">
            <text:p>0.011323</text:p>
          </table:table-cell>
          <table:table-cell office:value-type="float" office:value="16.188292" calcext:value-type="float">
            <text:p>16.188292</text:p>
          </table:table-cell>
          <table:table-cell office:value-type="float" office:value="6.565961" calcext:value-type="float">
            <text:p>6.565961</text:p>
          </table:table-cell>
          <table:table-cell office:value-type="float" office:value="3.406156" calcext:value-type="float">
            <text:p>3.406156</text:p>
          </table:table-cell>
          <table:table-cell office:value-type="float" office:value="6.188581" calcext:value-type="float">
            <text:p>6.188581</text:p>
          </table:table-cell>
          <table:table-cell office:value-type="float" office:value="16.188412" calcext:value-type="float">
            <text:p>16.188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7.488164" calcext:value-type="float">
            <text:p>47.488164</text:p>
          </table:table-cell>
          <table:table-cell office:value-type="float" office:value="31.940568" calcext:value-type="float">
            <text:p>31.940568</text:p>
          </table:table-cell>
          <table:table-cell office:value-type="float" office:value="47.48937" calcext:value-type="float">
            <text:p>47.48937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16.608266" calcext:value-type="float">
            <text:p>16.608266</text:p>
          </table:table-cell>
          <table:table-cell office:value-type="float" office:value="30.862676" calcext:value-type="float">
            <text:p>30.862676</text:p>
          </table:table-cell>
          <table:table-cell office:value-type="float" office:value="47.489488" calcext:value-type="float">
            <text:p>47.4894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.827344" calcext:value-type="float">
            <text:p>23.827344</text:p>
          </table:table-cell>
          <table:table-cell office:value-type="float" office:value="8.545647" calcext:value-type="float">
            <text:p>8.545647</text:p>
          </table:table-cell>
          <table:table-cell office:value-type="float" office:value="23.827937" calcext:value-type="float">
            <text:p>23.827937</text:p>
          </table:table-cell>
          <table:table-cell office:value-type="float" office:value="0.004689" calcext:value-type="float">
            <text:p>0.004689</text:p>
          </table:table-cell>
          <table:table-cell office:value-type="float" office:value="8.331923" calcext:value-type="float">
            <text:p>8.331923</text:p>
          </table:table-cell>
          <table:table-cell office:value-type="float" office:value="15.471579" calcext:value-type="float">
            <text:p>15.471579</text:p>
          </table:table-cell>
          <table:table-cell office:value-type="float" office:value="23.828059" calcext:value-type="float">
            <text:p>23.828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.014827" calcext:value-type="float">
            <text:p>16.014827</text:p>
          </table:table-cell>
          <table:table-cell office:value-type="float" office:value="0.695791" calcext:value-type="float">
            <text:p>0.695791</text:p>
          </table:table-cell>
          <table:table-cell office:value-type="float" office:value="16.015219" calcext:value-type="float">
            <text:p>16.015219</text:p>
          </table:table-cell>
          <table:table-cell office:value-type="float" office:value="0.009245" calcext:value-type="float">
            <text:p>0.009245</text:p>
          </table:table-cell>
          <table:table-cell office:value-type="float" office:value="5.64975" calcext:value-type="float">
            <text:p>5.64975</text:p>
          </table:table-cell>
          <table:table-cell office:value-type="float" office:value="10.333259" calcext:value-type="float">
            <text:p>10.333259</text:p>
          </table:table-cell>
          <table:table-cell office:value-type="float" office:value="16.015342" calcext:value-type="float">
            <text:p>16.015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.388519" calcext:value-type="float">
            <text:p>15.388519</text:p>
          </table:table-cell>
          <table:table-cell office:value-type="float" office:value="0.011826" calcext:value-type="float">
            <text:p>0.011826</text:p>
          </table:table-cell>
          <table:table-cell office:value-type="float" office:value="15.388976" calcext:value-type="float">
            <text:p>15.388976</text:p>
          </table:table-cell>
          <table:table-cell office:value-type="float" office:value="3.340379" calcext:value-type="float">
            <text:p>3.340379</text:p>
          </table:table-cell>
          <table:table-cell office:value-type="float" office:value="4.276534" calcext:value-type="float">
            <text:p>4.276534</text:p>
          </table:table-cell>
          <table:table-cell office:value-type="float" office:value="7.748116" calcext:value-type="float">
            <text:p>7.748116</text:p>
          </table:table-cell>
          <table:table-cell office:value-type="float" office:value="15.389098" calcext:value-type="float">
            <text:p>15.389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7.35704" calcext:value-type="float">
            <text:p>47.35704</text:p>
          </table:table-cell>
          <table:table-cell office:value-type="float" office:value="33.328939" calcext:value-type="float">
            <text:p>33.328939</text:p>
          </table:table-cell>
          <table:table-cell office:value-type="float" office:value="47.358245" calcext:value-type="float">
            <text:p>47.358245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16.573332" calcext:value-type="float">
            <text:p>16.573332</text:p>
          </table:table-cell>
          <table:table-cell office:value-type="float" office:value="30.765973" calcext:value-type="float">
            <text:p>30.765973</text:p>
          </table:table-cell>
          <table:table-cell office:value-type="float" office:value="47.358367" calcext:value-type="float">
            <text:p>47.358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3.739677" calcext:value-type="float">
            <text:p>23.739677</text:p>
          </table:table-cell>
          <table:table-cell office:value-type="float" office:value="9.818664" calcext:value-type="float">
            <text:p>9.818664</text:p>
          </table:table-cell>
          <table:table-cell office:value-type="float" office:value="23.74027" calcext:value-type="float">
            <text:p>23.74027</text:p>
          </table:table-cell>
          <table:table-cell office:value-type="float" office:value="0.004231" calcext:value-type="float">
            <text:p>0.004231</text:p>
          </table:table-cell>
          <table:table-cell office:value-type="float" office:value="8.317709" calcext:value-type="float">
            <text:p>8.317709</text:p>
          </table:table-cell>
          <table:table-cell office:value-type="float" office:value="15.39844" calcext:value-type="float">
            <text:p>15.39844</text:p>
          </table:table-cell>
          <table:table-cell office:value-type="float" office:value="23.740395" calcext:value-type="float">
            <text:p>23.740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.922709" calcext:value-type="float">
            <text:p>15.922709</text:p>
          </table:table-cell>
          <table:table-cell office:value-type="float" office:value="2.112068" calcext:value-type="float">
            <text:p>2.112068</text:p>
          </table:table-cell>
          <table:table-cell office:value-type="float" office:value="15.923101" calcext:value-type="float">
            <text:p>15.923101</text:p>
          </table:table-cell>
          <table:table-cell office:value-type="float" office:value="0.035881" calcext:value-type="float">
            <text:p>0.035881</text:p>
          </table:table-cell>
          <table:table-cell office:value-type="float" office:value="5.592134" calcext:value-type="float">
            <text:p>5.592134</text:p>
          </table:table-cell>
          <table:table-cell office:value-type="float" office:value="10.273854" calcext:value-type="float">
            <text:p>10.273854</text:p>
          </table:table-cell>
          <table:table-cell office:value-type="float" office:value="15.923223" calcext:value-type="float">
            <text:p>15.9232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7.263478" calcext:value-type="float">
            <text:p>47.263478</text:p>
          </table:table-cell>
          <table:table-cell office:value-type="float" office:value="34.147431" calcext:value-type="float">
            <text:p>34.147431</text:p>
          </table:table-cell>
          <table:table-cell office:value-type="float" office:value="47.264674" calcext:value-type="float">
            <text:p>47.264674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16.555578" calcext:value-type="float">
            <text:p>16.555578</text:p>
          </table:table-cell>
          <table:table-cell office:value-type="float" office:value="30.689729" calcext:value-type="float">
            <text:p>30.689729</text:p>
          </table:table-cell>
          <table:table-cell office:value-type="float" office:value="47.264798" calcext:value-type="float">
            <text:p>47.264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.713549" calcext:value-type="float">
            <text:p>23.713549</text:p>
          </table:table-cell>
          <table:table-cell office:value-type="float" office:value="10.812491" calcext:value-type="float">
            <text:p>10.812491</text:p>
          </table:table-cell>
          <table:table-cell office:value-type="float" office:value="23.714141" calcext:value-type="float">
            <text:p>23.714141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8.299505" calcext:value-type="float">
            <text:p>8.299505</text:p>
          </table:table-cell>
          <table:table-cell office:value-type="float" office:value="15.39196" calcext:value-type="float">
            <text:p>15.39196</text:p>
          </table:table-cell>
          <table:table-cell office:value-type="float" office:value="23.714263" calcext:value-type="float">
            <text:p>23.7142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7.201183" calcext:value-type="float">
            <text:p>47.201183</text:p>
          </table:table-cell>
          <table:table-cell office:value-type="float" office:value="34.925661" calcext:value-type="float">
            <text:p>34.925661</text:p>
          </table:table-cell>
          <table:table-cell office:value-type="float" office:value="47.202401" calcext:value-type="float">
            <text:p>47.202401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16.538817" calcext:value-type="float">
            <text:p>16.538817</text:p>
          </table:table-cell>
          <table:table-cell office:value-type="float" office:value="30.647259" calcext:value-type="float">
            <text:p>30.647259</text:p>
          </table:table-cell>
          <table:table-cell office:value-type="float" office:value="47.202523" calcext:value-type="float">
            <text:p>47.202523</text:p>
          </table:table-cell>
        </table:table-row>
      </table:table>
      <table:table table:name="Sheet1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1608526.011664" calcext:value-type="float">
            <text:p>1608526.01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2"/>
          <table:table-cell office:value-type="string" calcext:value-type="string">
            <text:p>Measured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table:formula="of:=[.I20]/[.B13]" office:value-type="float" office:value="145.726219574561" calcext:value-type="float">
            <text:p>145.73</text:p>
          </table:table-cell>
          <table:table-cell office:value-type="float" office:value="126.495443" calcext:value-type="float">
            <text:p>126.495443</text:p>
          </table:table-cell>
          <table:table-cell office:value-type="float" office:value="108.5283" calcext:value-type="float">
            <text:p>108.5283</text:p>
          </table:table-cell>
          <table:table-cell office:value-type="float" office:value="17.967143" calcext:value-type="float">
            <text:p>17.967143</text:p>
          </table:table-cell>
          <table:table-cell table:style-name="ce2" table:formula="of:=[.B3]/[.D13]" office:value-type="float" office:value="12716.0787259664" calcext:value-type="float">
            <text:p>12716.1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table:formula="of:=[.I20]/[.B14]" office:value-type="float" office:value="75.8667112378078" calcext:value-type="float">
            <text:p>75.87</text:p>
          </table:table-cell>
          <table:table-cell office:value-type="float" office:value="70.453265" calcext:value-type="float">
            <text:p>70.453265</text:p>
          </table:table-cell>
          <table:table-cell office:value-type="float" office:value="60.958203" calcext:value-type="float">
            <text:p>60.958203</text:p>
          </table:table-cell>
          <table:table-cell office:value-type="float" office:value="9.495062" calcext:value-type="float">
            <text:p>9.495062</text:p>
          </table:table-cell>
          <table:table-cell table:style-name="ce2" table:formula="of:=[.B3]/[.D14]" office:value-type="float" office:value="22831.1067154091" calcext:value-type="float">
            <text:p>22831.1</text:p>
          </table:table-cell>
          <table:table-cell office:value-type="string" calcext:value-type="string">
            <text:p>dwp_size</text:p>
          </table:table-cell>
          <table:table-cell office:value-type="float" office:value="187788" calcext:value-type="float">
            <text:p>187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table:formula="of:=[.I20]/[.B15]" office:value-type="float" office:value="46.8602811764843" calcext:value-type="float">
            <text:p>46.86</text:p>
          </table:table-cell>
          <table:table-cell office:value-type="float" office:value="50.888356" calcext:value-type="float">
            <text:p>50.888356</text:p>
          </table:table-cell>
          <table:table-cell office:value-type="float" office:value="44.291248" calcext:value-type="float">
            <text:p>44.291248</text:p>
          </table:table-cell>
          <table:table-cell office:value-type="float" office:value="6.597108" calcext:value-type="float">
            <text:p>6.597108</text:p>
          </table:table-cell>
          <table:table-cell table:style-name="ce2" table:formula="of:=[.B3]/[.D15]" office:value-type="float" office:value="31608.9207453273" calcext:value-type="float">
            <text:p>31608.9</text:p>
          </table:table-cell>
          <table:table-cell office:value-type="string" calcext:value-type="string">
            <text:p>nodes</text:p>
          </table:table-cell>
          <table:table-cell office:value-type="float" office:value="325729" calcext:value-type="float">
            <text:p>325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table:formula="of:=[.I20]/[.B16]" office:value-type="float" office:value="36.5715392688993" calcext:value-type="float">
            <text:p>36.57</text:p>
          </table:table-cell>
          <table:table-cell office:value-type="float" office:value="39.172995" calcext:value-type="float">
            <text:p>39.172995</text:p>
          </table:table-cell>
          <table:table-cell office:value-type="float" office:value="34.190475" calcext:value-type="float">
            <text:p>34.190475</text:p>
          </table:table-cell>
          <table:table-cell office:value-type="float" office:value="4.982519" calcext:value-type="float">
            <text:p>4.982519</text:p>
          </table:table-cell>
          <table:table-cell table:style-name="ce2" table:formula="of:=[.B3]/[.D16]" office:value-type="float" office:value="41062.1146446423" calcext:value-type="float">
            <text:p>41062.1</text:p>
          </table:table-cell>
          <table:table-cell office:value-type="string" calcext:value-type="string">
            <text:p>crs_row_ptr</text:p>
          </table:table-cell>
          <table:table-cell office:value-type="float" office:value="1497134" calcext:value-type="float">
            <text:p>1497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table:formula="of:=[.I20]/[.B17]" office:value-type="float" office:value="33.41627911883" calcext:value-type="float">
            <text:p>33.42</text:p>
          </table:table-cell>
          <table:table-cell office:value-type="float" office:value="33.334292" calcext:value-type="float">
            <text:p>33.334292</text:p>
          </table:table-cell>
          <table:table-cell office:value-type="float" office:value="29.287754" calcext:value-type="float">
            <text:p>29.287754</text:p>
          </table:table-cell>
          <table:table-cell office:value-type="float" office:value="4.046538" calcext:value-type="float">
            <text:p>4.046538</text:p>
          </table:table-cell>
          <table:table-cell table:style-name="ce2" table:formula="of:=[.B3]/[.D17]" office:value-type="float" office:value="48254.3925535902" calcext:value-type="float">
            <text:p>48254.4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table:formula="of:=[.I20]/[.B18]" office:value-type="float" office:value="31.8072810833086" calcext:value-type="float">
            <text:p>31.81</text:p>
          </table:table-cell>
          <table:table-cell office:value-type="float" office:value="28.612769" calcext:value-type="float">
            <text:p>28.612769</text:p>
          </table:table-cell>
          <table:table-cell office:value-type="float" office:value="25.068876" calcext:value-type="float">
            <text:p>25.068876</text:p>
          </table:table-cell>
          <table:table-cell office:value-type="float" office:value="3.543893" calcext:value-type="float">
            <text:p>3.543893</text:p>
          </table:table-cell>
          <table:table-cell table:style-name="ce2" table:formula="of:=[.B3]/[.D18]" office:value-type="float" office:value="56217.0690877209" calcext:value-type="float">
            <text:p>56217.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table:formula="of:=[.I20]/[.B19]" office:value-type="float" office:value="30.5594272297287" calcext:value-type="float">
            <text:p>30.56</text:p>
          </table:table-cell>
          <table:table-cell office:value-type="float" office:value="25.464749" calcext:value-type="float">
            <text:p>25.464749</text:p>
          </table:table-cell>
          <table:table-cell office:value-type="float" office:value="22.403076" calcext:value-type="float">
            <text:p>22.403076</text:p>
          </table:table-cell>
          <table:table-cell office:value-type="float" office:value="3.061673" calcext:value-type="float">
            <text:p>3.061673</text:p>
          </table:table-cell>
          <table:table-cell table:style-name="ce2" table:formula="of:=[.B3]/[.D19]" office:value-type="float" office:value="63166.7726889434" calcext:value-type="float">
            <text:p>63166.8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table:formula="of:=[.I20]/[.B20]" office:value-type="float" office:value="28.9256417425956" calcext:value-type="float">
            <text:p>28.93</text:p>
          </table:table-cell>
          <table:table-cell office:value-type="float" office:value="23.230449" calcext:value-type="float">
            <text:p>23.230449</text:p>
          </table:table-cell>
          <table:table-cell office:value-type="float" office:value="20.444312" calcext:value-type="float">
            <text:p>20.444312</text:p>
          </table:table-cell>
          <table:table-cell office:value-type="float" office:value="2.786137" calcext:value-type="float">
            <text:p>2.786137</text:p>
          </table:table-cell>
          <table:table-cell table:style-name="ce2" table:formula="of:=[.B3]/[.D20]" office:value-type="float" office:value="69242.1404194125" calcext:value-type="float">
            <text:p>69242.1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1608526.011664" calcext:value-type="float">
            <text:p>1608526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table:formula="of:=[.I20]/[.B21]" office:value-type="float" office:value="27.7298603903667" calcext:value-type="float">
            <text:p>27.73</text:p>
          </table:table-cell>
          <table:table-cell office:value-type="float" office:value="20.825459" calcext:value-type="float">
            <text:p>20.825459</text:p>
          </table:table-cell>
          <table:table-cell office:value-type="float" office:value="18.23416" calcext:value-type="float">
            <text:p>18.23416</text:p>
          </table:table-cell>
          <table:table-cell office:value-type="float" office:value="2.591299" calcext:value-type="float">
            <text:p>2.591299</text:p>
          </table:table-cell>
          <table:table-cell table:style-name="ce2" table:formula="of:=[.B3]/[.D21]" office:value-type="float" office:value="77238.4422194008" calcext:value-type="float">
            <text:p>77238.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table:formula="of:=[.I20]/[.B22]" office:value-type="float" office:value="26.3308617208335" calcext:value-type="float">
            <text:p>26.33</text:p>
          </table:table-cell>
          <table:table-cell office:value-type="float" office:value="18.900356" calcext:value-type="float">
            <text:p>18.900356</text:p>
          </table:table-cell>
          <table:table-cell office:value-type="float" office:value="16.496499" calcext:value-type="float">
            <text:p>16.496499</text:p>
          </table:table-cell>
          <table:table-cell office:value-type="float" office:value="2.403857" calcext:value-type="float">
            <text:p>2.403857</text:p>
          </table:table-cell>
          <table:table-cell table:style-name="ce2" table:formula="of:=[.B3]/[.D22]" office:value-type="float" office:value="85105.5933371837" calcext:value-type="float">
            <text:p>85105.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table:formula="of:=[.I20]/[.B23]" office:value-type="float" office:value="26.2363765787079" calcext:value-type="float">
            <text:p>26.24</text:p>
          </table:table-cell>
          <table:table-cell office:value-type="float" office:value="17.623348" calcext:value-type="float">
            <text:p>17.623348</text:p>
          </table:table-cell>
          <table:table-cell office:value-type="float" office:value="15.369932" calcext:value-type="float">
            <text:p>15.369932</text:p>
          </table:table-cell>
          <table:table-cell office:value-type="float" office:value="2.253416" calcext:value-type="float">
            <text:p>2.253416</text:p>
          </table:table-cell>
          <table:table-cell table:style-name="ce2" table:formula="of:=[.B3]/[.D23]" office:value-type="float" office:value="91272.4421979297" calcext:value-type="float">
            <text:p>91272.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table:formula="of:=[.I20]/[.B24]" office:value-type="float" office:value="25.37787753284" calcext:value-type="float">
            <text:p>25.38</text:p>
          </table:table-cell>
          <table:table-cell office:value-type="float" office:value="17.011088" calcext:value-type="float">
            <text:p>17.011088</text:p>
          </table:table-cell>
          <table:table-cell office:value-type="float" office:value="14.794151" calcext:value-type="float">
            <text:p>14.794151</text:p>
          </table:table-cell>
          <table:table-cell office:value-type="float" office:value="2.216938" calcext:value-type="float">
            <text:p>2.216938</text:p>
          </table:table-cell>
          <table:table-cell table:style-name="ce2" table:formula="of:=[.B3]/[.D24]" office:value-type="float" office:value="94557.5034156545" calcext:value-type="float">
            <text:p>94557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table:formula="of:=[.I20]/[.B25]" office:value-type="float" office:value="25.0760142746859" calcext:value-type="float">
            <text:p>25.08</text:p>
          </table:table-cell>
          <table:table-cell office:value-type="float" office:value="16.402939" calcext:value-type="float">
            <text:p>16.402939</text:p>
          </table:table-cell>
          <table:table-cell office:value-type="float" office:value="14.190886" calcext:value-type="float">
            <text:p>14.190886</text:p>
          </table:table-cell>
          <table:table-cell office:value-type="float" office:value="2.212053" calcext:value-type="float">
            <text:p>2.212053</text:p>
          </table:table-cell>
          <table:table-cell table:style-name="ce2" table:formula="of:=[.B3]/[.D25]" office:value-type="float" office:value="98063.2807123163" calcext:value-type="float">
            <text:p>98063.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table:formula="of:=[.I20]/[.B26]" office:value-type="float" office:value="24.955411624426" calcext:value-type="float">
            <text:p>24.96</text:p>
          </table:table-cell>
          <table:table-cell office:value-type="float" office:value="15.21374" calcext:value-type="float">
            <text:p>15.21374</text:p>
          </table:table-cell>
          <table:table-cell office:value-type="float" office:value="13.093969" calcext:value-type="float">
            <text:p>13.093969</text:p>
          </table:table-cell>
          <table:table-cell office:value-type="float" office:value="2.119771" calcext:value-type="float">
            <text:p>2.119771</text:p>
          </table:table-cell>
          <table:table-cell table:style-name="ce2" table:formula="of:=[.B3]/[.D26]" office:value-type="float" office:value="105728.50670933" calcext:value-type="float">
            <text:p>105728.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table:formula="of:=[.I20]/[.B27]" office:value-type="float" office:value="24.8206340719069" calcext:value-type="float">
            <text:p>24.82</text:p>
          </table:table-cell>
          <table:table-cell office:value-type="float" office:value="14.462327" calcext:value-type="float">
            <text:p>14.462327</text:p>
          </table:table-cell>
          <table:table-cell office:value-type="float" office:value="12.400434" calcext:value-type="float">
            <text:p>12.400434</text:p>
          </table:table-cell>
          <table:table-cell office:value-type="float" office:value="2.061893" calcext:value-type="float">
            <text:p>2.061893</text:p>
          </table:table-cell>
          <table:table-cell table:style-name="ce2" table:formula="of:=[.B3]/[.D27]" office:value-type="float" office:value="111221.797962665" calcext:value-type="float">
            <text:p>111221.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table:formula="of:=[.I20]/[.B28]" office:value-type="float" office:value="24.5662753587367" calcext:value-type="float">
            <text:p>24.57</text:p>
          </table:table-cell>
          <table:table-cell office:value-type="float" office:value="13.537663" calcext:value-type="float">
            <text:p>13.537663</text:p>
          </table:table-cell>
          <table:table-cell office:value-type="float" office:value="11.525405" calcext:value-type="float">
            <text:p>11.525405</text:p>
          </table:table-cell>
          <table:table-cell office:value-type="float" office:value="2.012258" calcext:value-type="float">
            <text:p>2.012258</text:p>
          </table:table-cell>
          <table:table-cell table:style-name="ce2" table:formula="of:=[.B3]/[.D28]" office:value-type="float" office:value="118818.588678415" calcext:value-type="float">
            <text:p>118818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generation per analysing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1009672.411664" calcext:value-type="float">
            <text:p>1009672.411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2"/>
          <table:table-cell office:value-type="string" calcext:value-type="string">
            <text:p>Measured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91.472405477804" calcext:value-type="float">
            <text:p>91.472405477804</text:p>
          </table:table-cell>
          <table:table-cell office:value-type="float" office:value="116.232133" calcext:value-type="float">
            <text:p>116.232133</text:p>
          </table:table-cell>
          <table:table-cell office:value-type="float" office:value="107.272695" calcext:value-type="float">
            <text:p>107.272695</text:p>
          </table:table-cell>
          <table:table-cell office:value-type="float" office:value="8.959438" calcext:value-type="float">
            <text:p>8.959438</text:p>
          </table:table-cell>
          <table:table-cell table:formula="of:=[.B31]/[.D34]" office:value-type="float" office:value="8686.68917625387" calcext:value-type="float">
            <text:p>8686.689176253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47.6215645535327" calcext:value-type="float">
            <text:p>47.6215645535327</text:p>
          </table:table-cell>
          <table:table-cell office:value-type="float" office:value="65.602085" calcext:value-type="float">
            <text:p>65.602085</text:p>
          </table:table-cell>
          <table:table-cell office:value-type="float" office:value="60.821311" calcext:value-type="float">
            <text:p>60.821311</text:p>
          </table:table-cell>
          <table:table-cell office:value-type="float" office:value="4.780774" calcext:value-type="float">
            <text:p>4.780774</text:p>
          </table:table-cell>
          <table:table-cell table:formula="of:=[.B31]/[.D35]" office:value-type="float" office:value="15390.8585628643" calcext:value-type="float">
            <text:p>15390.85856286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29.4142169685952" calcext:value-type="float">
            <text:p>29.4142169685952</text:p>
          </table:table-cell>
          <table:table-cell office:value-type="float" office:value="47.336475" calcext:value-type="float">
            <text:p>47.336475</text:p>
          </table:table-cell>
          <table:table-cell office:value-type="float" office:value="44.061944" calcext:value-type="float">
            <text:p>44.061944</text:p>
          </table:table-cell>
          <table:table-cell office:value-type="float" office:value="3.274532" calcext:value-type="float">
            <text:p>3.274532</text:p>
          </table:table-cell>
          <table:table-cell table:formula="of:=[.B31]/[.D36]" office:value-type="float" office:value="21329.6915679505" calcext:value-type="float">
            <text:p>21329.69156795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22.9559696169884" calcext:value-type="float">
            <text:p>22.9559696169884</text:p>
          </table:table-cell>
          <table:table-cell office:value-type="float" office:value="37.202629" calcext:value-type="float">
            <text:p>37.202629</text:p>
          </table:table-cell>
          <table:table-cell office:value-type="float" office:value="34.67974" calcext:value-type="float">
            <text:p>34.67974</text:p>
          </table:table-cell>
          <table:table-cell office:value-type="float" office:value="2.522889" calcext:value-type="float">
            <text:p>2.522889</text:p>
          </table:table-cell>
          <table:table-cell table:formula="of:=[.B31]/[.D37]" office:value-type="float" office:value="27139.8134702792" calcext:value-type="float">
            <text:p>27139.81347027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20.9754115768655" calcext:value-type="float">
            <text:p>20.9754115768655</text:p>
          </table:table-cell>
          <table:table-cell office:value-type="float" office:value="31.334656" calcext:value-type="float">
            <text:p>31.334656</text:p>
          </table:table-cell>
          <table:table-cell office:value-type="float" office:value="29.243609" calcext:value-type="float">
            <text:p>29.243609</text:p>
          </table:table-cell>
          <table:table-cell office:value-type="float" office:value="2.091047" calcext:value-type="float">
            <text:p>2.091047</text:p>
          </table:table-cell>
          <table:table-cell table:formula="of:=[.B31]/[.D38]" office:value-type="float" office:value="32222.2274169533" calcext:value-type="float">
            <text:p>32222.22741695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19.9654428756402" calcext:value-type="float">
            <text:p>19.9654428756402</text:p>
          </table:table-cell>
          <table:table-cell office:value-type="float" office:value="27.193339" calcext:value-type="float">
            <text:p>27.193339</text:p>
          </table:table-cell>
          <table:table-cell office:value-type="float" office:value="25.428052" calcext:value-type="float">
            <text:p>25.428052</text:p>
          </table:table-cell>
          <table:table-cell office:value-type="float" office:value="1.765287" calcext:value-type="float">
            <text:p>1.765287</text:p>
          </table:table-cell>
          <table:table-cell table:formula="of:=[.B31]/[.D39]" office:value-type="float" office:value="37129.4018606542" calcext:value-type="float">
            <text:p>37129.40186065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19.1821645197963" calcext:value-type="float">
            <text:p>19.1821645197963</text:p>
          </table:table-cell>
          <table:table-cell office:value-type="float" office:value="23.525786" calcext:value-type="float">
            <text:p>23.525786</text:p>
          </table:table-cell>
          <table:table-cell office:value-type="float" office:value="21.969662" calcext:value-type="float">
            <text:p>21.969662</text:p>
          </table:table-cell>
          <table:table-cell office:value-type="float" office:value="1.556123" calcext:value-type="float">
            <text:p>1.556123</text:p>
          </table:table-cell>
          <table:table-cell table:formula="of:=[.B31]/[.D40]" office:value-type="float" office:value="42917.6908972988" calcext:value-type="float">
            <text:p>42917.69089729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18.1566367254221" calcext:value-type="float">
            <text:p>18.1566367254221</text:p>
          </table:table-cell>
          <table:table-cell office:value-type="float" office:value="21.8348" calcext:value-type="float">
            <text:p>21.8348</text:p>
          </table:table-cell>
          <table:table-cell office:value-type="float" office:value="20.389512" calcext:value-type="float">
            <text:p>20.389512</text:p>
          </table:table-cell>
          <table:table-cell office:value-type="float" office:value="1.445288" calcext:value-type="float">
            <text:p>1.445288</text:p>
          </table:table-cell>
          <table:table-cell table:formula="of:=[.B31]/[.D41]" office:value-type="float" office:value="46241.4316441644" calcext:value-type="float">
            <text:p>46241.43164416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17.4060442992053" calcext:value-type="float">
            <text:p>17.4060442992053</text:p>
          </table:table-cell>
          <table:table-cell office:value-type="float" office:value="19.635401" calcext:value-type="float">
            <text:p>19.635401</text:p>
          </table:table-cell>
          <table:table-cell office:value-type="float" office:value="18.294232" calcext:value-type="float">
            <text:p>18.294232</text:p>
          </table:table-cell>
          <table:table-cell office:value-type="float" office:value="1.341169" calcext:value-type="float">
            <text:p>1.341169</text:p>
          </table:table-cell>
          <table:table-cell table:formula="of:=[.B31]/[.D42]" office:value-type="float" office:value="51421.0232662934" calcext:value-type="float">
            <text:p>51421.02326629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16.5278922828005" calcext:value-type="float">
            <text:p>16.5278922828005</text:p>
          </table:table-cell>
          <table:table-cell office:value-type="float" office:value="17.855962" calcext:value-type="float">
            <text:p>17.855962</text:p>
          </table:table-cell>
          <table:table-cell office:value-type="float" office:value="16.604906" calcext:value-type="float">
            <text:p>16.604906</text:p>
          </table:table-cell>
          <table:table-cell office:value-type="float" office:value="1.251056" calcext:value-type="float">
            <text:p>1.251056</text:p>
          </table:table-cell>
          <table:table-cell table:formula="of:=[.B31]/[.D43]" office:value-type="float" office:value="56545.3942870174" calcext:value-type="float">
            <text:p>56545.394287017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16.4685839218386" calcext:value-type="float">
            <text:p>16.4685839218386</text:p>
          </table:table-cell>
          <table:table-cell office:value-type="float" office:value="17.02849" calcext:value-type="float">
            <text:p>17.02849</text:p>
          </table:table-cell>
          <table:table-cell office:value-type="float" office:value="15.832236" calcext:value-type="float">
            <text:p>15.832236</text:p>
          </table:table-cell>
          <table:table-cell office:value-type="float" office:value="1.196254" calcext:value-type="float">
            <text:p>1.196254</text:p>
          </table:table-cell>
          <table:table-cell table:formula="of:=[.B31]/[.D44]" office:value-type="float" office:value="59293.1264994136" calcext:value-type="float">
            <text:p>59293.12649941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15.9297037322941" calcext:value-type="float">
            <text:p>15.9297037322941</text:p>
          </table:table-cell>
          <table:table-cell office:value-type="float" office:value="16.283453" calcext:value-type="float">
            <text:p>16.283453</text:p>
          </table:table-cell>
          <table:table-cell office:value-type="float" office:value="15.096694" calcext:value-type="float">
            <text:p>15.096694</text:p>
          </table:table-cell>
          <table:table-cell office:value-type="float" office:value="1.186759" calcext:value-type="float">
            <text:p>1.186759</text:p>
          </table:table-cell>
          <table:table-cell table:formula="of:=[.B31]/[.D45]" office:value-type="float" office:value="62006.0383792062" calcext:value-type="float">
            <text:p>62006.03837920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15.7402240461447" calcext:value-type="float">
            <text:p>15.7402240461447</text:p>
          </table:table-cell>
          <table:table-cell office:value-type="float" office:value="15.287101" calcext:value-type="float">
            <text:p>15.287101</text:p>
          </table:table-cell>
          <table:table-cell office:value-type="float" office:value="14.119734" calcext:value-type="float">
            <text:p>14.119734</text:p>
          </table:table-cell>
          <table:table-cell office:value-type="float" office:value="1.167367" calcext:value-type="float">
            <text:p>1.167367</text:p>
          </table:table-cell>
          <table:table-cell table:formula="of:=[.B31]/[.D46]" office:value-type="float" office:value="66047.3435521882" calcext:value-type="float">
            <text:p>66047.343552188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15.6645217150304" calcext:value-type="float">
            <text:p>15.6645217150304</text:p>
          </table:table-cell>
          <table:table-cell office:value-type="float" office:value="14.510263" calcext:value-type="float">
            <text:p>14.510263</text:p>
          </table:table-cell>
          <table:table-cell office:value-type="float" office:value="13.37567" calcext:value-type="float">
            <text:p>13.37567</text:p>
          </table:table-cell>
          <table:table-cell office:value-type="float" office:value="1.134593" calcext:value-type="float">
            <text:p>1.134593</text:p>
          </table:table-cell>
          <table:table-cell table:formula="of:=[.B31]/[.D47]" office:value-type="float" office:value="69583.3295140136" calcext:value-type="float">
            <text:p>69583.32951401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15.5799217921797" calcext:value-type="float">
            <text:p>15.5799217921797</text:p>
          </table:table-cell>
          <table:table-cell office:value-type="float" office:value="13.424414" calcext:value-type="float">
            <text:p>13.424414</text:p>
          </table:table-cell>
          <table:table-cell office:value-type="float" office:value="12.333831" calcext:value-type="float">
            <text:p>12.333831</text:p>
          </table:table-cell>
          <table:table-cell office:value-type="float" office:value="1.090583" calcext:value-type="float">
            <text:p>1.090583</text:p>
          </table:table-cell>
          <table:table-cell table:formula="of:=[.B31]/[.D48]" office:value-type="float" office:value="75211.6562900995" calcext:value-type="float">
            <text:p>75211.65629009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15.4202607276448" calcext:value-type="float">
            <text:p>15.4202607276448</text:p>
          </table:table-cell>
          <table:table-cell office:value-type="float" office:value="12.640738" calcext:value-type="float">
            <text:p>12.640738</text:p>
          </table:table-cell>
          <table:table-cell office:value-type="float" office:value="11.54493" calcext:value-type="float">
            <text:p>11.54493</text:p>
          </table:table-cell>
          <table:table-cell office:value-type="float" office:value="1.095808" calcext:value-type="float">
            <text:p>1.095808</text:p>
          </table:table-cell>
          <table:table-cell table:formula="of:=[.B31]/[.D49]" office:value-type="float" office:value="79874.482934778" calcext:value-type="float">
            <text:p>79874.48293477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emp.A139:temp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6:36:59.427582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8T16:37:00.045937360</meta:creation-date>
    <dc:title>SveinGunnar</dc:title>
    <meta:editing-duration>PT1H13M45S</meta:editing-duration>
    <meta:editing-cycles>8</meta:editing-cycles>
    <meta:generator>LibreOffice/6.3.6.2$Linux_X86_64 LibreOffice_project/30$Build-2</meta:generator>
    <dc:date>2020-05-29T08:20:32.102132964</dc:date>
    <meta:document-statistic meta:table-count="2" meta:cell-count="2706" meta:object-count="0"/>
    <meta:template xlink:type="simple" xlink:actuate="onRequest" xlink:title="SveinGunnar" xlink:href="../../../../../Templates/SveinGunnar.ots" meta:date="2020-05-28T16:36:59.553528758"/>
  </office:meta>
</office:document-meta>
</file>